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972in"/>
    </style:style>
    <style:style style:name="co2" style:family="table-column">
      <style:table-column-properties fo:break-before="auto" style:column-width="1.854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le" table:style-name="ta1">
        <table:shapes>
          <draw:frame draw:z-index="0" draw:style-name="gr1" draw:text-style-name="P1" svg:width="6.2961in" svg:height="3.5449in" svg:x="9.4614in" svg:y="1.0248in">
            <draw:object draw:notify-on-update-of-ranges="table.D13:table.D13 table.D14:table.D1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61in" svg:height="3.5449in" svg:x="16.1579in" svg:y="1.0039in">
            <draw:object draw:notify-on-update-of-ranges="table.C13:table.C13 table.C14:table.C14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3071in" svg:height="3.5453in" svg:x="16.2343in" svg:y="4.748in">
            <draw:object draw:notify-on-update-of-ranges="table.H14:table.H142 table.I13:table.I13 table.I14:table.I14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3067in" svg:height="3.5453in" svg:x="9.6661in" svg:y="4.7886in">
            <draw:object draw:notify-on-update-of-ranges="table.J13:table.J13 table.J14:table.J14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9.5114in" svg:height="5.35in" svg:x="11.2677in" svg:y="21.1657in">
            <draw:object draw:notify-on-update-of-ranges="table.H130:table.H163 table.I130:table.I163 table.J130:table.J16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Psamps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samps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terations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mega Per Sample</text:p>
          </table:table-cell>
          <table:table-cell/>
          <table:table-cell table:formula="of:=[.$C$3]/[.$C$1]*3.1415926*2" office:value-type="float" office:value="0.5890486125" calcext:value-type="float">
            <text:p>0.5890486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eff_c</text:p>
          </table:table-cell>
          <table:table-cell/>
          <table:table-cell table:formula="of:=2*COS([.$C$4])" office:value-type="float" office:value="1.66293923576993" calcext:value-type="float">
            <text:p>1.662939235769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eff_s</text:p>
          </table:table-cell>
          <table:table-cell/>
          <table:table-cell table:formula="of:=2*SIN([.$C$4])" office:value-type="float" office:value="1.11114044932985" calcext:value-type="float">
            <text:p>1.11114044932985</text:p>
          </table:table-cell>
          <table:table-cell table:number-columns-repeated="3"/>
          <table:table-cell office:value-type="float" office:value="127" calcext:value-type="float">
            <text:p>127</text:p>
          </table:table-cell>
          <table:table-cell table:formula="of:=[.H141]" office:value-type="float" office:value="63.5890276096831" calcext:value-type="float">
            <text:p>63.5890276096831</text:p>
          </table:table-cell>
          <table:table-cell table:formula="of:=[.I141]" office:value-type="float" office:value="-0.0510473386797009" calcext:value-type="float">
            <text:p>-0.0510473386797009</text:p>
          </table:table-cell>
          <table:table-cell table:formula="of:=[.J141]" office:value-type="float" office:value="63.5890480993058" calcext:value-type="float">
            <text:p>63.5890480993058</text:p>
          </table:table-cell>
        </table:table-row>
        <table:table-row table:style-name="ro1">
          <table:table-cell office:value-type="string" calcext:value-type="string">
            <text:p>Sin Omega</text:p>
          </table:table-cell>
          <table:table-cell/>
          <table:table-cell table:formula="of:=([.$C$3])/[.$C$2]*3.1415926*2" office:value-type="float" office:value="0.5890486125" calcext:value-type="float">
            <text:p>0.5890486125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table:formula="of:=[.H142]" office:value-type="float" office:value="53.7321742231185" calcext:value-type="float">
            <text:p>53.7321742231185</text:p>
          </table:table-cell>
          <table:table-cell table:formula="of:=[.I142]" office:value-type="float" office:value="35.8412960920914" calcext:value-type="float">
            <text:p>35.8412960920914</text:p>
          </table:table-cell>
          <table:table-cell table:formula="of:=[.J142]" office:value-type="float" office:value="64.5890474639821" calcext:value-type="float">
            <text:p>64.5890474639821</text:p>
          </table:table-cell>
        </table:table-row>
        <table:table-row table:style-name="ro1">
          <table:table-cell office:value-type="string" calcext:value-type="string">
            <text:p>Sin Offset</text:p>
          </table:table-cell>
          <table:table-cell/>
          <table:table-cell office:value-type="float" office:value="1.57" calcext:value-type="float">
            <text:p>1.57</text:p>
          </table:table-cell>
          <table:table-cell office:value-type="string" calcext:value-type="string">
            <text:p>(Phas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 Amplitu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C Offse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ndow Amplitud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&lt;&lt;&lt; I waaaaaaanntttt windowing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waveform to take DFT o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’</text:p>
          </table:table-cell>
          <table:table-cell office:value-type="string" calcext:value-type="string">
            <text:p>G’’</text:p>
          </table:table-cell>
          <table:table-cell/>
          <table:table-cell office:value-type="string" calcext:value-type="string">
            <text:p>Oi</text:p>
          </table:table-cell>
          <table:table-cell office:value-type="string" calcext:value-type="string">
            <text:p>Oq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64-[.$C$11]*ABS(64-[.A14]))/64" office:value-type="float" office:value="1" calcext:value-type="float">
            <text:p>1</text:p>
          </table:table-cell>
          <table:table-cell table:formula="of:=SIN([.A14]*[.$C$7]+[.$C$8])*[.$C$9]*[.B14]+[.$C$10]" office:value-type="float" office:value="0.999999682931835" calcext:value-type="float">
            <text:p>0.999999682931835</text:p>
          </table:table-cell>
          <table:table-cell office:value-type="float" office:value="0" calcext:value-type="float">
            <text:p>0</text:p>
          </table:table-cell>
          <table:table-cell table:formula="of:=[.$C$4]" office:value-type="float" office:value="0.5890486125" calcext:value-type="float">
            <text:p>0.589048612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C$5]*[.F14]-[.F14]" office:value-type="float" office:value="0" calcext:value-type="float">
            <text:p>0</text:p>
          </table:table-cell>
          <table:table-cell table:formula="of:=[.F14]*[.$C$6]" office:value-type="float" office:value="0" calcext:value-type="float">
            <text:p>0</text:p>
          </table:table-cell>
          <table:table-cell table:formula="of:=SQRT([.H14]*[.H14]+[.I14]*[.I1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64-[.$C$11]*ABS(64-[.A15]))/64" office:value-type="float" office:value="1" calcext:value-type="float">
            <text:p>1</text:p>
          </table:table-cell>
          <table:table-cell table:formula="of:=SIN([.A15]*[.$C$7]+[.$C$8])*[.$C$9]*[.B15]+[.$C$10]" office:value-type="float" office:value="0.831911769662005" calcext:value-type="float">
            <text:p>0.831911769662005</text:p>
          </table:table-cell>
          <table:table-cell table:formula="of:=[.C15]+([.$C$5]*[.E14])-[.F14]" office:value-type="float" office:value="1.81146381916409" calcext:value-type="float">
            <text:p>1.81146381916409</text:p>
          </table:table-cell>
          <table:table-cell table:formula="of:=[.D15]" office:value-type="float" office:value="1.81146381916409" calcext:value-type="float">
            <text:p>1.81146381916409</text:p>
          </table:table-cell>
          <table:table-cell table:formula="of:=[.E14]" office:value-type="float" office:value="0.5890486125" calcext:value-type="float">
            <text:p>0.5890486125</text:p>
          </table:table-cell>
          <table:table-cell/>
          <table:table-cell table:formula="of:=0.5*[.$C$5]*[.D15]-[.F15]" office:value-type="float" office:value="0.917128517032801" calcext:value-type="float">
            <text:p>0.917128517032801</text:p>
          </table:table-cell>
          <table:table-cell table:formula="of:=0.5*[.D15]*[.$C$6]" office:value-type="float" office:value="1.00639536098537" calcext:value-type="float">
            <text:p>1.00639536098537</text:p>
          </table:table-cell>
          <table:table-cell table:formula="of:=SQRT([.H15]*[.H15]+[.I15]*[.I15])" office:value-type="float" office:value="1.36160065341041" calcext:value-type="float">
            <text:p>1.361600653410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64-[.$C$11]*ABS(64-[.A16]))/64" office:value-type="float" office:value="1" calcext:value-type="float">
            <text:p>1</text:p>
          </table:table-cell>
          <table:table-cell table:formula="of:=SIN([.A16]*[.$C$7]+[.$C$8])*[.$C$9]*[.B16]+[.$C$10]" office:value-type="float" office:value="0.383419039537906" calcext:value-type="float">
            <text:p>0.383419039537906</text:p>
          </table:table-cell>
          <table:table-cell table:formula="of:=[.C16]+([.$C$5]*[.E15])-[.F15]" office:value-type="float" office:value="2.80672468610351" calcext:value-type="float">
            <text:p>2.80672468610351</text:p>
          </table:table-cell>
          <table:table-cell table:formula="of:=[.D16]" office:value-type="float" office:value="2.80672468610351" calcext:value-type="float">
            <text:p>2.80672468610351</text:p>
          </table:table-cell>
          <table:table-cell table:formula="of:=[.E15]" office:value-type="float" office:value="1.81146381916409" calcext:value-type="float">
            <text:p>1.81146381916409</text:p>
          </table:table-cell>
          <table:table-cell/>
          <table:table-cell table:formula="of:=0.5*[.$C$5]*[.D16]-[.F16]" office:value-type="float" office:value="0.522242483098687" calcext:value-type="float">
            <text:p>0.522242483098687</text:p>
          </table:table-cell>
          <table:table-cell table:formula="of:=0.5*[.D16]*[.$C$6]" office:value-type="float" office:value="1.55933266443111" calcext:value-type="float">
            <text:p>1.55933266443111</text:p>
          </table:table-cell>
          <table:table-cell table:formula="of:=SQRT([.H16]*[.H16]+[.I16]*[.I16])" office:value-type="float" office:value="1.6444620912368" calcext:value-type="float">
            <text:p>1.64446209123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64-[.$C$11]*ABS(64-[.A17]))/64" office:value-type="float" office:value="1" calcext:value-type="float">
            <text:p>1</text:p>
          </table:table-cell>
          <table:table-cell table:formula="of:=SIN([.A17]*[.$C$7]+[.$C$8])*[.$C$9]*[.B17]+[.$C$10]" office:value-type="float" office:value="-0.1943092050732" calcext:value-type="float">
            <text:p>-0.1943092050732</text:p>
          </table:table-cell>
          <table:table-cell table:formula="of:=[.C17]+([.$C$5]*[.E16])-[.F16]" office:value-type="float" office:value="2.66163958028826" calcext:value-type="float">
            <text:p>2.66163958028826</text:p>
          </table:table-cell>
          <table:table-cell table:formula="of:=[.D17]" office:value-type="float" office:value="2.66163958028826" calcext:value-type="float">
            <text:p>2.66163958028826</text:p>
          </table:table-cell>
          <table:table-cell table:formula="of:=[.E16]" office:value-type="float" office:value="2.80672468610351" calcext:value-type="float">
            <text:p>2.80672468610351</text:p>
          </table:table-cell>
          <table:table-cell/>
          <table:table-cell table:formula="of:=0.5*[.$C$5]*[.D17]-[.F17]" office:value-type="float" office:value="-0.593652241333734" calcext:value-type="float">
            <text:p>-0.593652241333734</text:p>
          </table:table-cell>
          <table:table-cell table:formula="of:=0.5*[.D17]*[.$C$6]" office:value-type="float" office:value="1.4787276995978" calcext:value-type="float">
            <text:p>1.4787276995978</text:p>
          </table:table-cell>
          <table:table-cell table:formula="of:=SQRT([.H17]*[.H17]+[.I17]*[.I17])" office:value-type="float" office:value="1.59344237209834" calcext:value-type="float">
            <text:p>1.593442372098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64-[.$C$11]*ABS(64-[.A18]))/64" office:value-type="float" office:value="1" calcext:value-type="float">
            <text:p>1</text:p>
          </table:table-cell>
          <table:table-cell table:formula="of:=SIN([.A18]*[.$C$7]+[.$C$8])*[.$C$9]*[.B18]+[.$C$10]" office:value-type="float" office:value="-0.706543440525395" calcext:value-type="float">
            <text:p>-0.706543440525395</text:p>
          </table:table-cell>
          <table:table-cell table:formula="of:=[.C18]+([.$C$5]*[.E17])-[.F17]" office:value-type="float" office:value="0.912876762910646" calcext:value-type="float">
            <text:p>0.912876762910646</text:p>
          </table:table-cell>
          <table:table-cell table:formula="of:=[.D18]" office:value-type="float" office:value="0.912876762910646" calcext:value-type="float">
            <text:p>0.912876762910646</text:p>
          </table:table-cell>
          <table:table-cell table:formula="of:=[.E17]" office:value-type="float" office:value="2.66163958028826" calcext:value-type="float">
            <text:p>2.66163958028826</text:p>
          </table:table-cell>
          <table:table-cell/>
          <table:table-cell table:formula="of:=0.5*[.$C$5]*[.D18]-[.F18]" office:value-type="float" office:value="-1.90261028705489" calcext:value-type="float">
            <text:p>-1.90261028705489</text:p>
          </table:table-cell>
          <table:table-cell table:formula="of:=0.5*[.D18]*[.$C$6]" office:value-type="float" office:value="0.507167148261656" calcext:value-type="float">
            <text:p>0.507167148261656</text:p>
          </table:table-cell>
          <table:table-cell table:formula="of:=SQRT([.H18]*[.H18]+[.I18]*[.I18])" office:value-type="float" office:value="1.96904657656515" calcext:value-type="float">
            <text:p>1.969046576565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64-[.$C$11]*ABS(64-[.A19]))/64" office:value-type="float" office:value="1" calcext:value-type="float">
            <text:p>1</text:p>
          </table:table-cell>
          <table:table-cell table:formula="of:=SIN([.A19]*[.$C$7]+[.$C$8])*[.$C$9]*[.B19]+[.$C$10]" office:value-type="float" office:value="-0.980629603952355" calcext:value-type="float">
            <text:p>-0.980629603952355</text:p>
          </table:table-cell>
          <table:table-cell table:formula="of:=[.C19]+([.$C$5]*[.E18])-[.F18]" office:value-type="float" office:value="-2.12421059777387" calcext:value-type="float">
            <text:p>-2.12421059777387</text:p>
          </table:table-cell>
          <table:table-cell table:formula="of:=[.D19]" office:value-type="float" office:value="-2.12421059777387" calcext:value-type="float">
            <text:p>-2.12421059777387</text:p>
          </table:table-cell>
          <table:table-cell table:formula="of:=[.E18]" office:value-type="float" office:value="0.912876762910646" calcext:value-type="float">
            <text:p>0.912876762910646</text:p>
          </table:table-cell>
          <table:table-cell/>
          <table:table-cell table:formula="of:=0.5*[.$C$5]*[.D19]-[.F19]" office:value-type="float" office:value="-2.67909333694887" calcext:value-type="float">
            <text:p>-2.67909333694887</text:p>
          </table:table-cell>
          <table:table-cell table:formula="of:=0.5*[.D19]*[.$C$6]" office:value-type="float" office:value="-1.18014815904084" calcext:value-type="float">
            <text:p>-1.18014815904084</text:p>
          </table:table-cell>
          <table:table-cell table:formula="of:=SQRT([.H19]*[.H19]+[.I19]*[.I19])" office:value-type="float" office:value="2.92750589843493" calcext:value-type="float">
            <text:p>2.927505898434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64-[.$C$11]*ABS(64-[.A20]))/64" office:value-type="float" office:value="1" calcext:value-type="float">
            <text:p>1</text:p>
          </table:table-cell>
          <table:table-cell table:formula="of:=SIN([.A20]*[.$C$7]+[.$C$8])*[.$C$9]*[.B20]+[.$C$10]" office:value-type="float" office:value="-0.924184003644498" calcext:value-type="float">
            <text:p>-0.924184003644498</text:p>
          </table:table-cell>
          <table:table-cell table:formula="of:=[.C20]+([.$C$5]*[.E19])-[.F19]" office:value-type="float" office:value="-5.36949391463159" calcext:value-type="float">
            <text:p>-5.36949391463159</text:p>
          </table:table-cell>
          <table:table-cell table:formula="of:=[.D20]" office:value-type="float" office:value="-5.36949391463159" calcext:value-type="float">
            <text:p>-5.36949391463159</text:p>
          </table:table-cell>
          <table:table-cell table:formula="of:=[.E19]" office:value-type="float" office:value="-2.12421059777387" calcext:value-type="float">
            <text:p>-2.12421059777387</text:p>
          </table:table-cell>
          <table:table-cell/>
          <table:table-cell table:formula="of:=0.5*[.$C$5]*[.D20]-[.F20]" office:value-type="float" office:value="-2.3403604556605" calcext:value-type="float">
            <text:p>-2.3403604556605</text:p>
          </table:table-cell>
          <table:table-cell table:formula="of:=0.5*[.D20]*[.$C$6]" office:value-type="float" office:value="-2.98313094048882" calcext:value-type="float">
            <text:p>-2.98313094048882</text:p>
          </table:table-cell>
          <table:table-cell table:formula="of:=SQRT([.H20]*[.H20]+[.I20]*[.I20])" office:value-type="float" office:value="3.79161670933668" calcext:value-type="float">
            <text:p>3.791616709336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64-[.$C$11]*ABS(64-[.A21]))/64" office:value-type="float" office:value="1" calcext:value-type="float">
            <text:p>1</text:p>
          </table:table-cell>
          <table:table-cell table:formula="of:=SIN([.A21]*[.$C$7]+[.$C$8])*[.$C$9]*[.B21]+[.$C$10]" office:value-type="float" office:value="-0.556232236779017" calcext:value-type="float">
            <text:p>-0.556232236779017</text:p>
          </table:table-cell>
          <table:table-cell table:formula="of:=[.C21]+([.$C$5]*[.E20])-[.F20]" office:value-type="float" office:value="-7.36116374587388" calcext:value-type="float">
            <text:p>-7.36116374587388</text:p>
          </table:table-cell>
          <table:table-cell table:formula="of:=[.D21]" office:value-type="float" office:value="-7.36116374587388" calcext:value-type="float">
            <text:p>-7.36116374587388</text:p>
          </table:table-cell>
          <table:table-cell table:formula="of:=[.E20]" office:value-type="float" office:value="-5.36949391463159" calcext:value-type="float">
            <text:p>-5.36949391463159</text:p>
          </table:table-cell>
          <table:table-cell/>
          <table:table-cell table:formula="of:=0.5*[.$C$5]*[.D21]-[.F21]" office:value-type="float" office:value="-0.751090092338801" calcext:value-type="float">
            <text:p>-0.751090092338801</text:p>
          </table:table-cell>
          <table:table-cell table:formula="of:=0.5*[.D21]*[.$C$6]" office:value-type="float" office:value="-4.08964339609044" calcext:value-type="float">
            <text:p>-4.08964339609044</text:p>
          </table:table-cell>
          <table:table-cell table:formula="of:=SQRT([.H21]*[.H21]+[.I21]*[.I21])" office:value-type="float" office:value="4.15804274076105" calcext:value-type="float">
            <text:p>4.158042740761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64-[.$C$11]*ABS(64-[.A22]))/64" office:value-type="float" office:value="1" calcext:value-type="float">
            <text:p>1</text:p>
          </table:table-cell>
          <table:table-cell table:formula="of:=SIN([.A22]*[.$C$7]+[.$C$8])*[.$C$9]*[.B22]+[.$C$10]" office:value-type="float" office:value="-0.000796407095396862" calcext:value-type="float">
            <text:p>-0.000796407095396862</text:p>
          </table:table-cell>
          <table:table-cell table:formula="of:=[.C22]+([.$C$5]*[.E21])-[.F21]" office:value-type="float" office:value="-6.87247050640459" calcext:value-type="float">
            <text:p>-6.87247050640459</text:p>
          </table:table-cell>
          <table:table-cell table:formula="of:=[.D22]" office:value-type="float" office:value="-6.87247050640459" calcext:value-type="float">
            <text:p>-6.87247050640459</text:p>
          </table:table-cell>
          <table:table-cell table:formula="of:=[.E21]" office:value-type="float" office:value="-7.36116374587388" calcext:value-type="float">
            <text:p>-7.36116374587388</text:p>
          </table:table-cell>
          <table:table-cell/>
          <table:table-cell table:formula="of:=0.5*[.$C$5]*[.D22]-[.F22]" office:value-type="float" office:value="1.64691331998798" calcext:value-type="float">
            <text:p>1.64691331998798</text:p>
          </table:table-cell>
          <table:table-cell table:formula="of:=0.5*[.D22]*[.$C$6]" office:value-type="float" office:value="-3.81813998324626" calcext:value-type="float">
            <text:p>-3.81813998324626</text:p>
          </table:table-cell>
          <table:table-cell table:formula="of:=SQRT([.H22]*[.H22]+[.I22]*[.I22])" office:value-type="float" office:value="4.15818667392622" calcext:value-type="float">
            <text:p>4.158186673926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64-[.$C$11]*ABS(64-[.A23]))/64" office:value-type="float" office:value="1" calcext:value-type="float">
            <text:p>1</text:p>
          </table:table-cell>
          <table:table-cell table:formula="of:=SIN([.A23]*[.$C$7]+[.$C$8])*[.$C$9]*[.B23]+[.$C$10]" office:value-type="float" office:value="0.554907860172436" calcext:value-type="float">
            <text:p>0.554907860172436</text:p>
          </table:table-cell>
          <table:table-cell table:formula="of:=[.C23]+([.$C$5]*[.E22])-[.F22]" office:value-type="float" office:value="-3.51242924572549" calcext:value-type="float">
            <text:p>-3.51242924572549</text:p>
          </table:table-cell>
          <table:table-cell table:formula="of:=[.D23]" office:value-type="float" office:value="-3.51242924572549" calcext:value-type="float">
            <text:p>-3.51242924572549</text:p>
          </table:table-cell>
          <table:table-cell table:formula="of:=[.E22]" office:value-type="float" office:value="-6.87247050640459" calcext:value-type="float">
            <text:p>-6.87247050640459</text:p>
          </table:table-cell>
          <table:table-cell/>
          <table:table-cell table:formula="of:=0.5*[.$C$5]*[.D23]-[.F23]" office:value-type="float" office:value="3.95199230361325" calcext:value-type="float">
            <text:p>3.95199230361325</text:p>
          </table:table-cell>
          <table:table-cell table:formula="of:=0.5*[.D23]*[.$C$6]" office:value-type="float" office:value="-1.95140110516736" calcext:value-type="float">
            <text:p>-1.95140110516736</text:p>
          </table:table-cell>
          <table:table-cell table:formula="of:=SQRT([.H23]*[.H23]+[.I23]*[.I23])" office:value-type="float" office:value="4.40751737841914" calcext:value-type="float">
            <text:p>4.407517378419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64-[.$C$11]*ABS(64-[.A24]))/64" office:value-type="float" office:value="1" calcext:value-type="float">
            <text:p>1</text:p>
          </table:table-cell>
          <table:table-cell table:formula="of:=SIN([.A24]*[.$C$7]+[.$C$8])*[.$C$9]*[.B24]+[.$C$10]" office:value-type="float" office:value="0.923574460013273" calcext:value-type="float">
            <text:p>0.923574460013273</text:p>
          </table:table-cell>
          <table:table-cell table:formula="of:=[.C24]+([.$C$5]*[.E23])-[.F23]" office:value-type="float" office:value="1.95508856083518" calcext:value-type="float">
            <text:p>1.95508856083518</text:p>
          </table:table-cell>
          <table:table-cell table:formula="of:=[.D24]" office:value-type="float" office:value="1.95508856083518" calcext:value-type="float">
            <text:p>1.95508856083518</text:p>
          </table:table-cell>
          <table:table-cell table:formula="of:=[.E23]" office:value-type="float" office:value="-3.51242924572549" calcext:value-type="float">
            <text:p>-3.51242924572549</text:p>
          </table:table-cell>
          <table:table-cell/>
          <table:table-cell table:formula="of:=0.5*[.$C$5]*[.D24]-[.F24]" office:value-type="float" office:value="5.13802598433438" calcext:value-type="float">
            <text:p>5.13802598433438</text:p>
          </table:table-cell>
          <table:table-cell table:formula="of:=0.5*[.D24]*[.$C$6]" office:value-type="float" office:value="1.08618899098302" calcext:value-type="float">
            <text:p>1.08618899098302</text:p>
          </table:table-cell>
          <table:table-cell table:formula="of:=SQRT([.H24]*[.H24]+[.I24]*[.I24])" office:value-type="float" office:value="5.25158238437026" calcext:value-type="float">
            <text:p>5.251582384370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64-[.$C$11]*ABS(64-[.A25]))/64" office:value-type="float" office:value="1" calcext:value-type="float">
            <text:p>1</text:p>
          </table:table-cell>
          <table:table-cell table:formula="of:=SIN([.A25]*[.$C$7]+[.$C$8])*[.$C$9]*[.B25]+[.$C$10]" office:value-type="float" office:value="0.980940346538657" calcext:value-type="float">
            <text:p>0.980940346538657</text:p>
          </table:table-cell>
          <table:table-cell table:formula="of:=[.C25]+([.$C$5]*[.E24])-[.F24]" office:value-type="float" office:value="7.74456306948193" calcext:value-type="float">
            <text:p>7.74456306948193</text:p>
          </table:table-cell>
          <table:table-cell table:formula="of:=[.D25]" office:value-type="float" office:value="7.74456306948193" calcext:value-type="float">
            <text:p>7.74456306948193</text:p>
          </table:table-cell>
          <table:table-cell table:formula="of:=[.E24]" office:value-type="float" office:value="1.95508856083518" calcext:value-type="float">
            <text:p>1.95508856083518</text:p>
          </table:table-cell>
          <table:table-cell/>
          <table:table-cell table:formula="of:=0.5*[.$C$5]*[.D25]-[.F25]" office:value-type="float" office:value="4.48428033523295" calcext:value-type="float">
            <text:p>4.48428033523295</text:p>
          </table:table-cell>
          <table:table-cell table:formula="of:=0.5*[.D25]*[.$C$6]" office:value-type="float" office:value="4.30264864444375" calcext:value-type="float">
            <text:p>4.30264864444375</text:p>
          </table:table-cell>
          <table:table-cell table:formula="of:=SQRT([.H25]*[.H25]+[.I25]*[.I25])" office:value-type="float" office:value="6.21462432352033" calcext:value-type="float">
            <text:p>6.214624323520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64-[.$C$11]*ABS(64-[.A26]))/64" office:value-type="float" office:value="1" calcext:value-type="float">
            <text:p>1</text:p>
          </table:table-cell>
          <table:table-cell table:formula="of:=SIN([.A26]*[.$C$7]+[.$C$8])*[.$C$9]*[.B26]+[.$C$10]" office:value-type="float" office:value="0.707669730195608" calcext:value-type="float">
            <text:p>0.707669730195608</text:p>
          </table:table-cell>
          <table:table-cell table:formula="of:=[.C26]+([.$C$5]*[.E25])-[.F25]" office:value-type="float" office:value="11.6313189614967" calcext:value-type="float">
            <text:p>11.6313189614967</text:p>
          </table:table-cell>
          <table:table-cell table:formula="of:=[.D26]" office:value-type="float" office:value="11.6313189614967" calcext:value-type="float">
            <text:p>11.6313189614967</text:p>
          </table:table-cell>
          <table:table-cell table:formula="of:=[.E25]" office:value-type="float" office:value="7.74456306948193" calcext:value-type="float">
            <text:p>7.74456306948193</text:p>
          </table:table-cell>
          <table:table-cell/>
          <table:table-cell table:formula="of:=0.5*[.$C$5]*[.D26]-[.F26]" office:value-type="float" office:value="1.92652526293185" calcext:value-type="float">
            <text:p>1.92652526293185</text:p>
          </table:table-cell>
          <table:table-cell table:formula="of:=0.5*[.D26]*[.$C$6]" office:value-type="float" office:value="6.46201448858811" calcext:value-type="float">
            <text:p>6.46201448858811</text:p>
          </table:table-cell>
          <table:table-cell table:formula="of:=SQRT([.H26]*[.H26]+[.I26]*[.I26])" office:value-type="float" office:value="6.74308021896798" calcext:value-type="float">
            <text:p>6.743080218967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64-[.$C$11]*ABS(64-[.A27]))/64" office:value-type="float" office:value="1" calcext:value-type="float">
            <text:p>1</text:p>
          </table:table-cell>
          <table:table-cell table:formula="of:=SIN([.A27]*[.$C$7]+[.$C$8])*[.$C$9]*[.B27]+[.$C$10]" office:value-type="float" office:value="0.195871413770337" calcext:value-type="float">
            <text:p>0.195871413770337</text:p>
          </table:table-cell>
          <table:table-cell table:formula="of:=[.C27]+([.$C$5]*[.E26])-[.F26]" office:value-type="float" office:value="11.793485009116" calcext:value-type="float">
            <text:p>11.793485009116</text:p>
          </table:table-cell>
          <table:table-cell table:formula="of:=[.D27]" office:value-type="float" office:value="11.793485009116" calcext:value-type="float">
            <text:p>11.793485009116</text:p>
          </table:table-cell>
          <table:table-cell table:formula="of:=[.E26]" office:value-type="float" office:value="11.6313189614967" calcext:value-type="float">
            <text:p>11.6313189614967</text:p>
          </table:table-cell>
          <table:table-cell/>
          <table:table-cell table:formula="of:=0.5*[.$C$5]*[.D27]-[.F27]" office:value-type="float" office:value="-1.82539448743501" calcext:value-type="float">
            <text:p>-1.82539448743501</text:p>
          </table:table-cell>
          <table:table-cell table:formula="of:=0.5*[.D27]*[.$C$6]" office:value-type="float" office:value="6.55210911609697" calcext:value-type="float">
            <text:p>6.55210911609697</text:p>
          </table:table-cell>
          <table:table-cell table:formula="of:=SQRT([.H27]*[.H27]+[.I27]*[.I27])" office:value-type="float" office:value="6.80163207649452" calcext:value-type="float">
            <text:p>6.801632076494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64-[.$C$11]*ABS(64-[.A28]))/64" office:value-type="float" office:value="1" calcext:value-type="float">
            <text:p>1</text:p>
          </table:table-cell>
          <table:table-cell table:formula="of:=SIN([.A28]*[.$C$7]+[.$C$8])*[.$C$9]*[.B28]+[.$C$10]" office:value-type="float" office:value="-0.38194747107119" calcext:value-type="float">
            <text:p>-0.38194747107119</text:p>
          </table:table-cell>
          <table:table-cell table:formula="of:=[.C28]+([.$C$5]*[.E27])-[.F27]" office:value-type="float" office:value="7.59858251555549" calcext:value-type="float">
            <text:p>7.59858251555549</text:p>
          </table:table-cell>
          <table:table-cell table:formula="of:=[.D28]" office:value-type="float" office:value="7.59858251555549" calcext:value-type="float">
            <text:p>7.59858251555549</text:p>
          </table:table-cell>
          <table:table-cell table:formula="of:=[.E27]" office:value-type="float" office:value="11.793485009116" calcext:value-type="float">
            <text:p>11.793485009116</text:p>
          </table:table-cell>
          <table:table-cell/>
          <table:table-cell table:formula="of:=0.5*[.$C$5]*[.D28]-[.F28]" office:value-type="float" office:value="-5.47549450843968" calcext:value-type="float">
            <text:p>-5.47549450843968</text:p>
          </table:table-cell>
          <table:table-cell table:formula="of:=0.5*[.D28]*[.$C$6]" office:value-type="float" office:value="4.22154619530213" calcext:value-type="float">
            <text:p>4.22154619530213</text:p>
          </table:table-cell>
          <table:table-cell table:formula="of:=SQRT([.H28]*[.H28]+[.I28]*[.I28])" office:value-type="float" office:value="6.91393465336656" calcext:value-type="float">
            <text:p>6.913934653366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64-[.$C$11]*ABS(64-[.A29]))/64" office:value-type="float" office:value="1" calcext:value-type="float">
            <text:p>1</text:p>
          </table:table-cell>
          <table:table-cell table:formula="of:=SIN([.A29]*[.$C$7]+[.$C$8])*[.$C$9]*[.B29]+[.$C$10]" office:value-type="float" office:value="-0.831026849417716" calcext:value-type="float">
            <text:p>-0.831026849417716</text:p>
          </table:table-cell>
          <table:table-cell table:formula="of:=[.C29]+([.$C$5]*[.E28])-[.F28]" office:value-type="float" office:value="0.0114691428188891" calcext:value-type="float">
            <text:p>0.0114691428188891</text:p>
          </table:table-cell>
          <table:table-cell table:formula="of:=[.D29]" office:value-type="float" office:value="0.0114691428188891" calcext:value-type="float">
            <text:p>0.0114691428188891</text:p>
          </table:table-cell>
          <table:table-cell table:formula="of:=[.E28]" office:value-type="float" office:value="7.59858251555549" calcext:value-type="float">
            <text:p>7.59858251555549</text:p>
          </table:table-cell>
          <table:table-cell/>
          <table:table-cell table:formula="of:=0.5*[.$C$5]*[.D29]-[.F29]" office:value-type="float" office:value="-7.5890462717584" calcext:value-type="float">
            <text:p>-7.5890462717584</text:p>
          </table:table-cell>
          <table:table-cell table:formula="of:=0.5*[.D29]*[.$C$6]" office:value-type="float" office:value="0.00637191425260432" calcext:value-type="float">
            <text:p>0.00637191425260432</text:p>
          </table:table-cell>
          <table:table-cell table:formula="of:=SQRT([.H29]*[.H29]+[.I29]*[.I29])" office:value-type="float" office:value="7.58904894675093" calcext:value-type="float">
            <text:p>7.5890489467509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64-[.$C$11]*ABS(64-[.A30]))/64" office:value-type="float" office:value="1" calcext:value-type="float">
            <text:p>1</text:p>
          </table:table-cell>
          <table:table-cell table:formula="of:=SIN([.A30]*[.$C$7]+[.$C$8])*[.$C$9]*[.B30]+[.$C$10]" office:value-type="float" office:value="-0.999999682803797" calcext:value-type="float">
            <text:p>-0.999999682803797</text:p>
          </table:table-cell>
          <table:table-cell table:formula="of:=[.C30]+([.$C$5]*[.E29])-[.F29]" office:value-type="float" office:value="-8.57950971076511" calcext:value-type="float">
            <text:p>-8.57950971076511</text:p>
          </table:table-cell>
          <table:table-cell table:formula="of:=[.D30]" office:value-type="float" office:value="-8.57950971076511" calcext:value-type="float">
            <text:p>-8.57950971076511</text:p>
          </table:table-cell>
          <table:table-cell table:formula="of:=[.E29]" office:value-type="float" office:value="0.0114691428188891" calcext:value-type="float">
            <text:p>0.0114691428188891</text:p>
          </table:table-cell>
          <table:table-cell/>
          <table:table-cell table:formula="of:=0.5*[.$C$5]*[.D30]-[.F30]" office:value-type="float" office:value="-7.14507080366908" calcext:value-type="float">
            <text:p>-7.14507080366908</text:p>
          </table:table-cell>
          <table:table-cell table:formula="of:=0.5*[.D30]*[.$C$6]" office:value-type="float" office:value="-4.76652013752467" calcext:value-type="float">
            <text:p>-4.76652013752467</text:p>
          </table:table-cell>
          <table:table-cell table:formula="of:=SQRT([.H30]*[.H30]+[.I30]*[.I30])" office:value-type="float" office:value="8.58904831811258" calcext:value-type="float">
            <text:p>8.5890483181125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64-[.$C$11]*ABS(64-[.A31]))/64" office:value-type="float" office:value="1" calcext:value-type="float">
            <text:p>1</text:p>
          </table:table-cell>
          <table:table-cell table:formula="of:=SIN([.A31]*[.$C$7]+[.$C$8])*[.$C$9]*[.B31]+[.$C$10]" office:value-type="float" office:value="-0.831911858874197" calcext:value-type="float">
            <text:p>-0.831911858874197</text:p>
          </table:table-cell>
          <table:table-cell table:formula="of:=[.C31]+([.$C$5]*[.E30])-[.F30]" office:value-type="float" office:value="-15.1105843233935" calcext:value-type="float">
            <text:p>-15.1105843233935</text:p>
          </table:table-cell>
          <table:table-cell table:formula="of:=[.D31]" office:value-type="float" office:value="-15.1105843233935" calcext:value-type="float">
            <text:p>-15.1105843233935</text:p>
          </table:table-cell>
          <table:table-cell table:formula="of:=[.E30]" office:value-type="float" office:value="-8.57950971076511" calcext:value-type="float">
            <text:p>-8.57950971076511</text:p>
          </table:table-cell>
          <table:table-cell/>
          <table:table-cell table:formula="of:=0.5*[.$C$5]*[.D31]-[.F31]" office:value-type="float" office:value="-3.98448206262537" calcext:value-type="float">
            <text:p>-3.98448206262537</text:p>
          </table:table-cell>
          <table:table-cell table:formula="of:=0.5*[.D31]*[.$C$6]" office:value-type="float" office:value="-8.39499072736599" calcext:value-type="float">
            <text:p>-8.39499072736599</text:p>
          </table:table-cell>
          <table:table-cell table:formula="of:=SQRT([.H31]*[.H31]+[.I31]*[.I31])" office:value-type="float" office:value="9.29257588723085" calcext:value-type="float">
            <text:p>9.2925758872308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64-[.$C$11]*ABS(64-[.A32]))/64" office:value-type="float" office:value="1" calcext:value-type="float">
            <text:p>1</text:p>
          </table:table-cell>
          <table:table-cell table:formula="of:=SIN([.A32]*[.$C$7]+[.$C$8])*[.$C$9]*[.B32]+[.$C$10]" office:value-type="float" office:value="-0.383419188020398" calcext:value-type="float">
            <text:p>-0.383419188020398</text:p>
          </table:table-cell>
          <table:table-cell table:formula="of:=[.C32]+([.$C$5]*[.E31])-[.F31]" office:value-type="float" office:value="-16.9318930240362" calcext:value-type="float">
            <text:p>-16.9318930240362</text:p>
          </table:table-cell>
          <table:table-cell table:formula="of:=[.D32]" office:value-type="float" office:value="-16.9318930240362" calcext:value-type="float">
            <text:p>-16.9318930240362</text:p>
          </table:table-cell>
          <table:table-cell table:formula="of:=[.E31]" office:value-type="float" office:value="-15.1105843233935" calcext:value-type="float">
            <text:p>-15.1105843233935</text:p>
          </table:table-cell>
          <table:table-cell/>
          <table:table-cell table:formula="of:=0.5*[.$C$5]*[.D32]-[.F32]" office:value-type="float" office:value="1.03222970062899" calcext:value-type="float">
            <text:p>1.03222970062899</text:p>
          </table:table-cell>
          <table:table-cell table:formula="of:=0.5*[.D32]*[.$C$6]" office:value-type="float" office:value="-9.40685561136628" calcext:value-type="float">
            <text:p>-9.40685561136628</text:p>
          </table:table-cell>
          <table:table-cell table:formula="of:=SQRT([.H32]*[.H32]+[.I32]*[.I32])" office:value-type="float" office:value="9.46332027609516" calcext:value-type="float">
            <text:p>9.463320276095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64-[.$C$11]*ABS(64-[.A33]))/64" office:value-type="float" office:value="1" calcext:value-type="float">
            <text:p>1</text:p>
          </table:table-cell>
          <table:table-cell table:formula="of:=SIN([.A33]*[.$C$7]+[.$C$8])*[.$C$9]*[.B33]+[.$C$10]" office:value-type="float" office:value="0.194309047368029" calcext:value-type="float">
            <text:p>0.194309047368029</text:p>
          </table:table-cell>
          <table:table-cell table:formula="of:=[.C33]+([.$C$5]*[.E32])-[.F32]" office:value-type="float" office:value="-12.8518158747675" calcext:value-type="float">
            <text:p>-12.8518158747675</text:p>
          </table:table-cell>
          <table:table-cell table:formula="of:=[.D33]" office:value-type="float" office:value="-12.8518158747675" calcext:value-type="float">
            <text:p>-12.8518158747675</text:p>
          </table:table-cell>
          <table:table-cell table:formula="of:=[.E32]" office:value-type="float" office:value="-16.9318930240362" calcext:value-type="float">
            <text:p>-16.9318930240362</text:p>
          </table:table-cell>
          <table:table-cell/>
          <table:table-cell table:formula="of:=0.5*[.$C$5]*[.D33]-[.F33]" office:value-type="float" office:value="6.24599858951544" calcext:value-type="float">
            <text:p>6.24599858951544</text:p>
          </table:table-cell>
          <table:table-cell table:formula="of:=0.5*[.D33]*[.$C$6]" office:value-type="float" office:value="-7.1400862328968" calcext:value-type="float">
            <text:p>-7.1400862328968</text:p>
          </table:table-cell>
          <table:table-cell table:formula="of:=SQRT([.H33]*[.H33]+[.I33]*[.I33])" office:value-type="float" office:value="9.48648142323756" calcext:value-type="float">
            <text:p>9.486481423237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64-[.$C$11]*ABS(64-[.A34]))/64" office:value-type="float" office:value="1" calcext:value-type="float">
            <text:p>1</text:p>
          </table:table-cell>
          <table:table-cell table:formula="of:=SIN([.A34]*[.$C$7]+[.$C$8])*[.$C$9]*[.B34]+[.$C$10]" office:value-type="float" office:value="0.706543326753773" calcext:value-type="float">
            <text:p>0.706543326753773</text:p>
          </table:table-cell>
          <table:table-cell table:formula="of:=[.C34]+([.$C$5]*[.E33])-[.F33]" office:value-type="float" office:value="-3.73335251825159" calcext:value-type="float">
            <text:p>-3.73335251825159</text:p>
          </table:table-cell>
          <table:table-cell table:formula="of:=[.D34]" office:value-type="float" office:value="-3.73335251825159" calcext:value-type="float">
            <text:p>-3.73335251825159</text:p>
          </table:table-cell>
          <table:table-cell table:formula="of:=[.E33]" office:value-type="float" office:value="-12.8518158747675" calcext:value-type="float">
            <text:p>-12.8518158747675</text:p>
          </table:table-cell>
          <table:table-cell/>
          <table:table-cell table:formula="of:=0.5*[.$C$5]*[.D34]-[.F34]" office:value-type="float" office:value="9.74764668298696" calcext:value-type="float">
            <text:p>9.74764668298696</text:p>
          </table:table-cell>
          <table:table-cell table:formula="of:=0.5*[.D34]*[.$C$6]" office:value-type="float" office:value="-2.07413949731839" calcext:value-type="float">
            <text:p>-2.07413949731839</text:p>
          </table:table-cell>
          <table:table-cell table:formula="of:=SQRT([.H34]*[.H34]+[.I34]*[.I34])" office:value-type="float" office:value="9.9658753007793" calcext:value-type="float">
            <text:p>9.965875300779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64-[.$C$11]*ABS(64-[.A35]))/64" office:value-type="float" office:value="1" calcext:value-type="float">
            <text:p>1</text:p>
          </table:table-cell>
          <table:table-cell table:formula="of:=SIN([.A35]*[.$C$7]+[.$C$8])*[.$C$9]*[.B35]+[.$C$10]" office:value-type="float" office:value="0.98062957246223" calcext:value-type="float">
            <text:p>0.98062957246223</text:p>
          </table:table-cell>
          <table:table-cell table:formula="of:=[.C35]+([.$C$5]*[.E34])-[.F34]" office:value-type="float" office:value="7.62410706366867" calcext:value-type="float">
            <text:p>7.62410706366867</text:p>
          </table:table-cell>
          <table:table-cell table:formula="of:=[.D35]" office:value-type="float" office:value="7.62410706366867" calcext:value-type="float">
            <text:p>7.62410706366867</text:p>
          </table:table-cell>
          <table:table-cell table:formula="of:=[.E34]" office:value-type="float" office:value="-3.73335251825159" calcext:value-type="float">
            <text:p>-3.73335251825159</text:p>
          </table:table-cell>
          <table:table-cell/>
          <table:table-cell table:formula="of:=0.5*[.$C$5]*[.D35]-[.F35]" office:value-type="float" office:value="10.0725659051942" calcext:value-type="float">
            <text:p>10.0725659051942</text:p>
          </table:table-cell>
          <table:table-cell table:formula="of:=0.5*[.D35]*[.$C$6]" office:value-type="float" office:value="4.23572687423184" calcext:value-type="float">
            <text:p>4.23572687423184</text:p>
          </table:table-cell>
          <table:table-cell table:formula="of:=SQRT([.H35]*[.H35]+[.I35]*[.I35])" office:value-type="float" office:value="10.9269376344688" calcext:value-type="float">
            <text:p>10.926937634468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64-[.$C$11]*ABS(64-[.A36]))/64" office:value-type="float" office:value="1" calcext:value-type="float">
            <text:p>1</text:p>
          </table:table-cell>
          <table:table-cell table:formula="of:=SIN([.A36]*[.$C$7]+[.$C$8])*[.$C$9]*[.B36]+[.$C$10]" office:value-type="float" office:value="0.924184065049956" calcext:value-type="float">
            <text:p>0.924184065049956</text:p>
          </table:table-cell>
          <table:table-cell table:formula="of:=[.C36]+([.$C$5]*[.E35])-[.F35]" office:value-type="float" office:value="17.3359633571868" calcext:value-type="float">
            <text:p>17.3359633571868</text:p>
          </table:table-cell>
          <table:table-cell table:formula="of:=[.D36]" office:value-type="float" office:value="17.3359633571868" calcext:value-type="float">
            <text:p>17.3359633571868</text:p>
          </table:table-cell>
          <table:table-cell table:formula="of:=[.E35]" office:value-type="float" office:value="7.62410706366867" calcext:value-type="float">
            <text:p>7.62410706366867</text:p>
          </table:table-cell>
          <table:table-cell/>
          <table:table-cell table:formula="of:=0.5*[.$C$5]*[.D36]-[.F36]" office:value-type="float" office:value="6.79021976459917" calcext:value-type="float">
            <text:p>6.79021976459917</text:p>
          </table:table-cell>
          <table:table-cell table:formula="of:=0.5*[.D36]*[.$C$6]" office:value-type="float" office:value="9.63134505713517" calcext:value-type="float">
            <text:p>9.63134505713517</text:p>
          </table:table-cell>
          <table:table-cell table:formula="of:=SQRT([.H36]*[.H36]+[.I36]*[.I36])" office:value-type="float" office:value="11.7843070250717" calcext:value-type="float">
            <text:p>11.784307025071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64-[.$C$11]*ABS(64-[.A37]))/64" office:value-type="float" office:value="1" calcext:value-type="float">
            <text:p>1</text:p>
          </table:table-cell>
          <table:table-cell table:formula="of:=SIN([.A37]*[.$C$7]+[.$C$8])*[.$C$9]*[.B37]+[.$C$10]" office:value-type="float" office:value="0.556232370382688" calcext:value-type="float">
            <text:p>0.556232370382688</text:p>
          </table:table-cell>
          <table:table-cell table:formula="of:=[.C37]+([.$C$5]*[.E36])-[.F36]" office:value-type="float" office:value="21.7607789632497" calcext:value-type="float">
            <text:p>21.7607789632497</text:p>
          </table:table-cell>
          <table:table-cell table:formula="of:=[.D37]" office:value-type="float" office:value="21.7607789632497" calcext:value-type="float">
            <text:p>21.7607789632497</text:p>
          </table:table-cell>
          <table:table-cell table:formula="of:=[.E36]" office:value-type="float" office:value="17.3359633571868" calcext:value-type="float">
            <text:p>17.3359633571868</text:p>
          </table:table-cell>
          <table:table-cell/>
          <table:table-cell table:formula="of:=0.5*[.$C$5]*[.D37]-[.F37]" office:value-type="float" office:value="0.757463212265542" calcext:value-type="float">
            <text:p>0.757463212265542</text:p>
          </table:table-cell>
          <table:table-cell table:formula="of:=0.5*[.D37]*[.$C$6]" office:value-type="float" office:value="12.0896408574964" calcext:value-type="float">
            <text:p>12.0896408574964</text:p>
          </table:table-cell>
          <table:table-cell table:formula="of:=SQRT([.H37]*[.H37]+[.I37]*[.I37])" office:value-type="float" office:value="12.1133466301093" calcext:value-type="float">
            <text:p>12.113346630109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64-[.$C$11]*ABS(64-[.A38]))/64" office:value-type="float" office:value="1" calcext:value-type="float">
            <text:p>1</text:p>
          </table:table-cell>
          <table:table-cell table:formula="of:=SIN([.A38]*[.$C$7]+[.$C$8])*[.$C$9]*[.B38]+[.$C$10]" office:value-type="float" office:value="0.000796567864724489" calcext:value-type="float">
            <text:p>0.000796567864724489</text:p>
          </table:table-cell>
          <table:table-cell table:formula="of:=[.C38]+([.$C$5]*[.E37])-[.F37]" office:value-type="float" office:value="18.8516863495826" calcext:value-type="float">
            <text:p>18.8516863495826</text:p>
          </table:table-cell>
          <table:table-cell table:formula="of:=[.D38]" office:value-type="float" office:value="18.8516863495826" calcext:value-type="float">
            <text:p>18.8516863495826</text:p>
          </table:table-cell>
          <table:table-cell table:formula="of:=[.E37]" office:value-type="float" office:value="21.7607789632497" calcext:value-type="float">
            <text:p>21.7607789632497</text:p>
          </table:table-cell>
          <table:table-cell/>
          <table:table-cell table:formula="of:=0.5*[.$C$5]*[.D38]-[.F38]" office:value-type="float" office:value="-6.08617451767506" calcext:value-type="float">
            <text:p>-6.08617451767506</text:p>
          </table:table-cell>
          <table:table-cell table:formula="of:=0.5*[.D38]*[.$C$6]" office:value-type="float" office:value="10.4734356205503" calcext:value-type="float">
            <text:p>10.4734356205503</text:p>
          </table:table-cell>
          <table:table-cell table:formula="of:=SQRT([.H38]*[.H38]+[.I38]*[.I38])" office:value-type="float" office:value="12.1133964666153" calcext:value-type="float">
            <text:p>12.113396466615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64-[.$C$11]*ABS(64-[.A39]))/64" office:value-type="float" office:value="1" calcext:value-type="float">
            <text:p>1</text:p>
          </table:table-cell>
          <table:table-cell table:formula="of:=SIN([.A39]*[.$C$7]+[.$C$8])*[.$C$9]*[.B39]+[.$C$10]" office:value-type="float" office:value="-0.554907726426484" calcext:value-type="float">
            <text:p>-0.554907726426484</text:p>
          </table:table-cell>
          <table:table-cell table:formula="of:=[.C39]+([.$C$5]*[.E38])-[.F38]" office:value-type="float" office:value="9.03352220147309" calcext:value-type="float">
            <text:p>9.03352220147309</text:p>
          </table:table-cell>
          <table:table-cell table:formula="of:=[.D39]" office:value-type="float" office:value="9.03352220147309" calcext:value-type="float">
            <text:p>9.03352220147309</text:p>
          </table:table-cell>
          <table:table-cell table:formula="of:=[.E38]" office:value-type="float" office:value="18.8516863495826" calcext:value-type="float">
            <text:p>18.8516863495826</text:p>
          </table:table-cell>
          <table:table-cell/>
          <table:table-cell table:formula="of:=0.5*[.$C$5]*[.D39]-[.F39]" office:value-type="float" office:value="-11.3405870965685" calcext:value-type="float">
            <text:p>-11.3405870965685</text:p>
          </table:table-cell>
          <table:table-cell table:formula="of:=0.5*[.D39]*[.$C$6]" office:value-type="float" office:value="5.01875595898798" calcext:value-type="float">
            <text:p>5.01875595898798</text:p>
          </table:table-cell>
          <table:table-cell table:formula="of:=SQRT([.H39]*[.H39]+[.I39]*[.I39])" office:value-type="float" office:value="12.4014848736243" calcext:value-type="float">
            <text:p>12.401484873624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64-[.$C$11]*ABS(64-[.A40]))/64" office:value-type="float" office:value="1" calcext:value-type="float">
            <text:p>1</text:p>
          </table:table-cell>
          <table:table-cell table:formula="of:=SIN([.A40]*[.$C$7]+[.$C$8])*[.$C$9]*[.B40]+[.$C$10]" office:value-type="float" office:value="-0.923574398371208" calcext:value-type="float">
            <text:p>-0.923574398371208</text:p>
          </table:table-cell>
          <table:table-cell table:formula="of:=[.C40]+([.$C$5]*[.E39])-[.F39]" office:value-type="float" office:value="-4.75306224192551" calcext:value-type="float">
            <text:p>-4.75306224192551</text:p>
          </table:table-cell>
          <table:table-cell table:formula="of:=[.D40]" office:value-type="float" office:value="-4.75306224192551" calcext:value-type="float">
            <text:p>-4.75306224192551</text:p>
          </table:table-cell>
          <table:table-cell table:formula="of:=[.E39]" office:value-type="float" office:value="9.03352220147309" calcext:value-type="float">
            <text:p>9.03352220147309</text:p>
          </table:table-cell>
          <table:table-cell/>
          <table:table-cell table:formula="of:=0.5*[.$C$5]*[.D40]-[.F40]" office:value-type="float" office:value="-12.9855490475503" calcext:value-type="float">
            <text:p>-12.9855490475503</text:p>
          </table:table-cell>
          <table:table-cell table:formula="of:=0.5*[.D40]*[.$C$6]" office:value-type="float" office:value="-2.64065985759292" calcext:value-type="float">
            <text:p>-2.64065985759292</text:p>
          </table:table-cell>
          <table:table-cell table:formula="of:=SQRT([.H40]*[.H40]+[.I40]*[.I40])" office:value-type="float" office:value="13.2513232754257" calcext:value-type="float">
            <text:p>13.251323275425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64-[.$C$11]*ABS(64-[.A41]))/64" office:value-type="float" office:value="1" calcext:value-type="float">
            <text:p>1</text:p>
          </table:table-cell>
          <table:table-cell table:formula="of:=SIN([.A41]*[.$C$7]+[.$C$8])*[.$C$9]*[.B41]+[.$C$10]" office:value-type="float" office:value="-0.980940377777602" calcext:value-type="float">
            <text:p>-0.980940377777602</text:p>
          </table:table-cell>
          <table:table-cell table:formula="of:=[.C41]+([.$C$5]*[.E40])-[.F40]" office:value-type="float" office:value="-17.9185162714052" calcext:value-type="float">
            <text:p>-17.9185162714052</text:p>
          </table:table-cell>
          <table:table-cell table:formula="of:=[.D41]" office:value-type="float" office:value="-17.9185162714052" calcext:value-type="float">
            <text:p>-17.9185162714052</text:p>
          </table:table-cell>
          <table:table-cell table:formula="of:=[.E40]" office:value-type="float" office:value="-4.75306224192551" calcext:value-type="float">
            <text:p>-4.75306224192551</text:p>
          </table:table-cell>
          <table:table-cell/>
          <table:table-cell table:formula="of:=0.5*[.$C$5]*[.D41]-[.F41]" office:value-type="float" office:value="-10.1456396353253" calcext:value-type="float">
            <text:p>-10.1456396353253</text:p>
          </table:table-cell>
          <table:table-cell table:formula="of:=0.5*[.D41]*[.$C$6]" office:value-type="float" office:value="-9.95499411056668" calcext:value-type="float">
            <text:p>-9.95499411056668</text:p>
          </table:table-cell>
          <table:table-cell table:formula="of:=SQRT([.H41]*[.H41]+[.I41]*[.I41])" office:value-type="float" office:value="14.2139337043374" calcext:value-type="float">
            <text:p>14.213933704337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64-[.$C$11]*ABS(64-[.A42]))/64" office:value-type="float" office:value="1" calcext:value-type="float">
            <text:p>1</text:p>
          </table:table-cell>
          <table:table-cell table:formula="of:=SIN([.A42]*[.$C$7]+[.$C$8])*[.$C$9]*[.B42]+[.$C$10]" office:value-type="float" office:value="-0.707669843786139" calcext:value-type="float">
            <text:p>-0.707669843786139</text:p>
          </table:table-cell>
          <table:table-cell table:formula="of:=[.C42]+([.$C$5]*[.E41])-[.F41]" office:value-type="float" office:value="-25.7520113563622" calcext:value-type="float">
            <text:p>-25.7520113563622</text:p>
          </table:table-cell>
          <table:table-cell table:formula="of:=[.D42]" office:value-type="float" office:value="-25.7520113563622" calcext:value-type="float">
            <text:p>-25.7520113563622</text:p>
          </table:table-cell>
          <table:table-cell table:formula="of:=[.E41]" office:value-type="float" office:value="-17.9185162714052" calcext:value-type="float">
            <text:p>-17.9185162714052</text:p>
          </table:table-cell>
          <table:table-cell/>
          <table:table-cell table:formula="of:=0.5*[.$C$5]*[.D42]-[.F42]" office:value-type="float" office:value="-3.49349877083847" calcext:value-type="float">
            <text:p>-3.49349877083847</text:p>
          </table:table-cell>
          <table:table-cell table:formula="of:=0.5*[.D42]*[.$C$6]" office:value-type="float" office:value="-14.3070507348278" calcext:value-type="float">
            <text:p>-14.3070507348278</text:p>
          </table:table-cell>
          <table:table-cell table:formula="of:=SQRT([.H42]*[.H42]+[.I42]*[.I42])" office:value-type="float" office:value="14.7273974072402" calcext:value-type="float">
            <text:p>14.727397407240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64-[.$C$11]*ABS(64-[.A43]))/64" office:value-type="float" office:value="1" calcext:value-type="float">
            <text:p>1</text:p>
          </table:table-cell>
          <table:table-cell table:formula="of:=SIN([.A43]*[.$C$7]+[.$C$8])*[.$C$9]*[.B43]+[.$C$10]" office:value-type="float" office:value="-0.195871571425542" calcext:value-type="float">
            <text:p>-0.195871571425542</text:p>
          </table:table-cell>
          <table:table-cell table:formula="of:=[.C43]+([.$C$5]*[.E42])-[.F42]" office:value-type="float" office:value="-25.1013853845077" calcext:value-type="float">
            <text:p>-25.1013853845077</text:p>
          </table:table-cell>
          <table:table-cell table:formula="of:=[.D43]" office:value-type="float" office:value="-25.1013853845077" calcext:value-type="float">
            <text:p>-25.1013853845077</text:p>
          </table:table-cell>
          <table:table-cell table:formula="of:=[.E42]" office:value-type="float" office:value="-25.7520113563622" calcext:value-type="float">
            <text:p>-25.7520113563622</text:p>
          </table:table-cell>
          <table:table-cell/>
          <table:table-cell table:formula="of:=0.5*[.$C$5]*[.D43]-[.F43]" office:value-type="float" office:value="4.88097204232237" calcext:value-type="float">
            <text:p>4.88097204232237</text:p>
          </table:table-cell>
          <table:table-cell table:formula="of:=0.5*[.D43]*[.$C$6]" office:value-type="float" office:value="-13.9455823174718" calcext:value-type="float">
            <text:p>-13.9455823174718</text:p>
          </table:table-cell>
          <table:table-cell table:formula="of:=SQRT([.H43]*[.H43]+[.I43]*[.I43])" office:value-type="float" office:value="14.7750855920131" calcext:value-type="float">
            <text:p>14.77508559201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64-[.$C$11]*ABS(64-[.A44]))/64" office:value-type="float" office:value="1" calcext:value-type="float">
            <text:p>1</text:p>
          </table:table-cell>
          <table:table-cell table:formula="of:=SIN([.A44]*[.$C$7]+[.$C$8])*[.$C$9]*[.B44]+[.$C$10]" office:value-type="float" office:value="0.381947322490691" calcext:value-type="float">
            <text:p>0.381947322490691</text:p>
          </table:table-cell>
          <table:table-cell table:formula="of:=[.C44]+([.$C$5]*[.E43])-[.F43]" office:value-type="float" office:value="-15.6081199492267" calcext:value-type="float">
            <text:p>-15.6081199492267</text:p>
          </table:table-cell>
          <table:table-cell table:formula="of:=[.D44]" office:value-type="float" office:value="-15.6081199492267" calcext:value-type="float">
            <text:p>-15.6081199492267</text:p>
          </table:table-cell>
          <table:table-cell table:formula="of:=[.E43]" office:value-type="float" office:value="-25.1013853845077" calcext:value-type="float">
            <text:p>-25.1013853845077</text:p>
          </table:table-cell>
          <table:table-cell/>
          <table:table-cell table:formula="of:=0.5*[.$C$5]*[.D44]-[.F44]" office:value-type="float" office:value="12.1237078544215" calcext:value-type="float">
            <text:p>12.1237078544215</text:p>
          </table:table-cell>
          <table:table-cell table:formula="of:=0.5*[.D44]*[.$C$6]" office:value-type="float" office:value="-8.67140670678897" calcext:value-type="float">
            <text:p>-8.67140670678897</text:p>
          </table:table-cell>
          <table:table-cell table:formula="of:=SQRT([.H44]*[.H44]+[.I44]*[.I44])" office:value-type="float" office:value="14.9056226442878" calcext:value-type="float">
            <text:p>14.905622644287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64-[.$C$11]*ABS(64-[.A45]))/64" office:value-type="float" office:value="1" calcext:value-type="float">
            <text:p>1</text:p>
          </table:table-cell>
          <table:table-cell table:formula="of:=SIN([.A45]*[.$C$7]+[.$C$8])*[.$C$9]*[.B45]+[.$C$10]" office:value-type="float" office:value="0.831026759992584" calcext:value-type="float">
            <text:p>0.831026759992584</text:p>
          </table:table-cell>
          <table:table-cell table:formula="of:=[.C45]+([.$C$5]*[.E44])-[.F44]" office:value-type="float" office:value="-0.0229429156721608" calcext:value-type="float">
            <text:p>-0.0229429156721608</text:p>
          </table:table-cell>
          <table:table-cell table:formula="of:=[.D45]" office:value-type="float" office:value="-0.0229429156721608" calcext:value-type="float">
            <text:p>-0.0229429156721608</text:p>
          </table:table-cell>
          <table:table-cell table:formula="of:=[.E44]" office:value-type="float" office:value="-15.6081199492267" calcext:value-type="float">
            <text:p>-15.6081199492267</text:p>
          </table:table-cell>
          <table:table-cell/>
          <table:table-cell table:formula="of:=0.5*[.$C$5]*[.D45]-[.F45]" office:value-type="float" office:value="15.5890436118996" calcext:value-type="float">
            <text:p>15.5890436118996</text:p>
          </table:table-cell>
          <table:table-cell table:formula="of:=0.5*[.D45]*[.$C$6]" office:value-type="float" office:value="-0.0127464008144508" calcext:value-type="float">
            <text:p>-0.0127464008144508</text:p>
          </table:table-cell>
          <table:table-cell table:formula="of:=SQRT([.H45]*[.H45]+[.I45]*[.I45])" office:value-type="float" office:value="15.589048822954" calcext:value-type="float">
            <text:p>15.58904882295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64-[.$C$11]*ABS(64-[.A46]))/64" office:value-type="float" office:value="1" calcext:value-type="float">
            <text:p>1</text:p>
          </table:table-cell>
          <table:table-cell table:formula="of:=SIN([.A46]*[.$C$7]+[.$C$8])*[.$C$9]*[.B46]+[.$C$10]" office:value-type="float" office:value="0.999999682675733" calcext:value-type="float">
            <text:p>0.999999682675733</text:p>
          </table:table-cell>
          <table:table-cell table:formula="of:=[.C46]+([.$C$5]*[.E45])-[.F45]" office:value-type="float" office:value="16.5699669572483" calcext:value-type="float">
            <text:p>16.5699669572483</text:p>
          </table:table-cell>
          <table:table-cell table:formula="of:=[.D46]" office:value-type="float" office:value="16.5699669572483" calcext:value-type="float">
            <text:p>16.5699669572483</text:p>
          </table:table-cell>
          <table:table-cell table:formula="of:=[.E45]" office:value-type="float" office:value="-0.0229429156721608" calcext:value-type="float">
            <text:p>-0.0229429156721608</text:p>
          </table:table-cell>
          <table:table-cell/>
          <table:table-cell table:formula="of:=0.5*[.$C$5]*[.D46]-[.F46]" office:value-type="float" office:value="13.8003670099818" calcext:value-type="float">
            <text:p>13.8003670099818</text:p>
          </table:table-cell>
          <table:table-cell table:formula="of:=0.5*[.D46]*[.$C$6]" office:value-type="float" office:value="9.20578026512878" calcext:value-type="float">
            <text:p>9.20578026512878</text:p>
          </table:table-cell>
          <table:table-cell table:formula="of:=SQRT([.H46]*[.H46]+[.I46]*[.I46])" office:value-type="float" office:value="16.5890481915036" calcext:value-type="float">
            <text:p>16.589048191503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64-[.$C$11]*ABS(64-[.A47]))/64" office:value-type="float" office:value="1" calcext:value-type="float">
            <text:p>1</text:p>
          </table:table-cell>
          <table:table-cell table:formula="of:=SIN([.A47]*[.$C$7]+[.$C$8])*[.$C$9]*[.B47]+[.$C$10]" office:value-type="float" office:value="0.831911948086367" calcext:value-type="float">
            <text:p>0.831911948086367</text:p>
          </table:table-cell>
          <table:table-cell table:formula="of:=[.C47]+([.$C$5]*[.E46])-[.F46]" office:value-type="float" office:value="28.4097030523779" calcext:value-type="float">
            <text:p>28.4097030523779</text:p>
          </table:table-cell>
          <table:table-cell table:formula="of:=[.D47]" office:value-type="float" office:value="28.4097030523779" calcext:value-type="float">
            <text:p>28.4097030523779</text:p>
          </table:table-cell>
          <table:table-cell table:formula="of:=[.E46]" office:value-type="float" office:value="16.5699669572483" calcext:value-type="float">
            <text:p>16.5699669572483</text:p>
          </table:table-cell>
          <table:table-cell/>
          <table:table-cell table:formula="of:=0.5*[.$C$5]*[.D47]-[.F47]" office:value-type="float" office:value="7.05183798393763" calcext:value-type="float">
            <text:p>7.05183798393763</text:p>
          </table:table-cell>
          <table:table-cell table:formula="of:=0.5*[.D47]*[.$C$6]" office:value-type="float" office:value="15.7835851074733" calcext:value-type="float">
            <text:p>15.7835851074733</text:p>
          </table:table-cell>
          <table:table-cell table:formula="of:=SQRT([.H47]*[.H47]+[.I47]*[.I47])" office:value-type="float" office:value="17.2872779174907" calcext:value-type="float">
            <text:p>17.287277917490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64-[.$C$11]*ABS(64-[.A48]))/64" office:value-type="float" office:value="1" calcext:value-type="float">
            <text:p>1</text:p>
          </table:table-cell>
          <table:table-cell table:formula="of:=SIN([.A48]*[.$C$7]+[.$C$8])*[.$C$9]*[.B48]+[.$C$10]" office:value-type="float" office:value="0.383419336502879" calcext:value-type="float">
            <text:p>0.383419336502879</text:p>
          </table:table-cell>
          <table:table-cell table:formula="of:=[.C48]+([.$C$5]*[.E47])-[.F47]" office:value-type="float" office:value="31.0570622616264" calcext:value-type="float">
            <text:p>31.0570622616264</text:p>
          </table:table-cell>
          <table:table-cell table:formula="of:=[.D48]" office:value-type="float" office:value="31.0570622616264" calcext:value-type="float">
            <text:p>31.0570622616264</text:p>
          </table:table-cell>
          <table:table-cell table:formula="of:=[.E47]" office:value-type="float" office:value="28.4097030523779" calcext:value-type="float">
            <text:p>28.4097030523779</text:p>
          </table:table-cell>
          <table:table-cell/>
          <table:table-cell table:formula="of:=0.5*[.$C$5]*[.D48]-[.F48]" office:value-type="float" office:value="-2.58669936107387" calcext:value-type="float">
            <text:p>-2.58669936107387</text:p>
          </table:table-cell>
          <table:table-cell table:formula="of:=0.5*[.D48]*[.$C$6]" office:value-type="float" office:value="17.2543790581243" calcext:value-type="float">
            <text:p>17.2543790581243</text:p>
          </table:table-cell>
          <table:table-cell table:formula="of:=SQRT([.H48]*[.H48]+[.I48]*[.I48])" office:value-type="float" office:value="17.447194911103" calcext:value-type="float">
            <text:p>17.44719491110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64-[.$C$11]*ABS(64-[.A49]))/64" office:value-type="float" office:value="1" calcext:value-type="float">
            <text:p>1</text:p>
          </table:table-cell>
          <table:table-cell table:formula="of:=SIN([.A49]*[.$C$7]+[.$C$8])*[.$C$9]*[.B49]+[.$C$10]" office:value-type="float" office:value="-0.194308889662854" calcext:value-type="float">
            <text:p>-0.194308889662854</text:p>
          </table:table-cell>
          <table:table-cell table:formula="of:=[.C49]+([.$C$5]*[.E48])-[.F48]" office:value-type="float" office:value="23.0419954405673" calcext:value-type="float">
            <text:p>23.0419954405673</text:p>
          </table:table-cell>
          <table:table-cell table:formula="of:=[.D49]" office:value-type="float" office:value="23.0419954405673" calcext:value-type="float">
            <text:p>23.0419954405673</text:p>
          </table:table-cell>
          <table:table-cell table:formula="of:=[.E48]" office:value-type="float" office:value="31.0570622616264" calcext:value-type="float">
            <text:p>31.0570622616264</text:p>
          </table:table-cell>
          <table:table-cell/>
          <table:table-cell table:formula="of:=0.5*[.$C$5]*[.D49]-[.F49]" office:value-type="float" office:value="-11.8983431173509" calcext:value-type="float">
            <text:p>-11.8983431173509</text:p>
          </table:table-cell>
          <table:table-cell table:formula="of:=0.5*[.D49]*[.$C$6]" office:value-type="float" office:value="12.8014465836441" calcext:value-type="float">
            <text:p>12.8014465836441</text:p>
          </table:table-cell>
          <table:table-cell table:formula="of:=SQRT([.H49]*[.H49]+[.I49]*[.I49])" office:value-type="float" office:value="17.4770593513927" calcext:value-type="float">
            <text:p>17.477059351392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64-[.$C$11]*ABS(64-[.A50]))/64" office:value-type="float" office:value="1" calcext:value-type="float">
            <text:p>1</text:p>
          </table:table-cell>
          <table:table-cell table:formula="of:=SIN([.A50]*[.$C$7]+[.$C$8])*[.$C$9]*[.B50]+[.$C$10]" office:value-type="float" office:value="-0.706543212982132" calcext:value-type="float">
            <text:p>-0.706543212982132</text:p>
          </table:table-cell>
          <table:table-cell table:formula="of:=[.C50]+([.$C$5]*[.E49])-[.F49]" office:value-type="float" office:value="6.55383281394251" calcext:value-type="float">
            <text:p>6.55383281394251</text:p>
          </table:table-cell>
          <table:table-cell table:formula="of:=[.D50]" office:value-type="float" office:value="6.55383281394251" calcext:value-type="float">
            <text:p>6.55383281394251</text:p>
          </table:table-cell>
          <table:table-cell table:formula="of:=[.E49]" office:value-type="float" office:value="23.0419954405673" calcext:value-type="float">
            <text:p>23.0419954405673</text:p>
          </table:table-cell>
          <table:table-cell/>
          <table:table-cell table:formula="of:=0.5*[.$C$5]*[.D50]-[.F50]" office:value-type="float" office:value="-17.5926825750766" calcext:value-type="float">
            <text:p>-17.5926825750766</text:p>
          </table:table-cell>
          <table:table-cell table:formula="of:=0.5*[.D50]*[.$C$6]" office:value-type="float" office:value="3.64111436885839" calcext:value-type="float">
            <text:p>3.64111436885839</text:p>
          </table:table-cell>
          <table:table-cell table:formula="of:=SQRT([.H50]*[.H50]+[.I50]*[.I50])" office:value-type="float" office:value="17.9655279364262" calcext:value-type="float">
            <text:p>17.965527936426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64-[.$C$11]*ABS(64-[.A51]))/64" office:value-type="float" office:value="1" calcext:value-type="float">
            <text:p>1</text:p>
          </table:table-cell>
          <table:table-cell table:formula="of:=SIN([.A51]*[.$C$7]+[.$C$8])*[.$C$9]*[.B51]+[.$C$10]" office:value-type="float" office:value="-0.980629540972079" calcext:value-type="float">
            <text:p>-0.980629540972079</text:p>
          </table:table-cell>
          <table:table-cell table:formula="of:=[.C51]+([.$C$5]*[.E50])-[.F50]" office:value-type="float" office:value="-13.1239992505579" calcext:value-type="float">
            <text:p>-13.1239992505579</text:p>
          </table:table-cell>
          <table:table-cell table:formula="of:=[.D51]" office:value-type="float" office:value="-13.1239992505579" calcext:value-type="float">
            <text:p>-13.1239992505579</text:p>
          </table:table-cell>
          <table:table-cell table:formula="of:=[.E50]" office:value-type="float" office:value="6.55383281394251" calcext:value-type="float">
            <text:p>6.55383281394251</text:p>
          </table:table-cell>
          <table:table-cell/>
          <table:table-cell table:formula="of:=0.5*[.$C$5]*[.D51]-[.F51]" office:value-type="float" office:value="-17.4660394559264" calcext:value-type="float">
            <text:p>-17.4660394559264</text:p>
          </table:table-cell>
          <table:table-cell table:formula="of:=0.5*[.D51]*[.$C$6]" office:value-type="float" office:value="-7.29130321213476" calcext:value-type="float">
            <text:p>-7.29130321213476</text:p>
          </table:table-cell>
          <table:table-cell table:formula="of:=SQRT([.H51]*[.H51]+[.I51]*[.I51])" office:value-type="float" office:value="18.9268496271108" calcext:value-type="float">
            <text:p>18.926849627110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64-[.$C$11]*ABS(64-[.A52]))/64" office:value-type="float" office:value="1" calcext:value-type="float">
            <text:p>1</text:p>
          </table:table-cell>
          <table:table-cell table:formula="of:=SIN([.A52]*[.$C$7]+[.$C$8])*[.$C$9]*[.B52]+[.$C$10]" office:value-type="float" office:value="-0.92418412645539" calcext:value-type="float">
            <text:p>-0.92418412645539</text:p>
          </table:table-cell>
          <table:table-cell table:formula="of:=[.C52]+([.$C$5]*[.E51])-[.F51]" office:value-type="float" office:value="-29.3024302243658" calcext:value-type="float">
            <text:p>-29.3024302243658</text:p>
          </table:table-cell>
          <table:table-cell table:formula="of:=[.D52]" office:value-type="float" office:value="-29.3024302243658" calcext:value-type="float">
            <text:p>-29.3024302243658</text:p>
          </table:table-cell>
          <table:table-cell table:formula="of:=[.E51]" office:value-type="float" office:value="-13.1239992505579" calcext:value-type="float">
            <text:p>-13.1239992505579</text:p>
          </table:table-cell>
          <table:table-cell/>
          <table:table-cell table:formula="of:=0.5*[.$C$5]*[.D52]-[.F52]" office:value-type="float" office:value="-11.2400812111963" calcext:value-type="float">
            <text:p>-11.2400812111963</text:p>
          </table:table-cell>
          <table:table-cell table:formula="of:=0.5*[.D52]*[.$C$6]" office:value-type="float" office:value="-16.2795577429791" calcext:value-type="float">
            <text:p>-16.2795577429791</text:p>
          </table:table-cell>
          <table:table-cell table:formula="of:=SQRT([.H52]*[.H52]+[.I52]*[.I52])" office:value-type="float" office:value="19.7829074188118" calcext:value-type="float">
            <text:p>19.782907418811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64-[.$C$11]*ABS(64-[.A53]))/64" office:value-type="float" office:value="1" calcext:value-type="float">
            <text:p>1</text:p>
          </table:table-cell>
          <table:table-cell table:formula="of:=SIN([.A53]*[.$C$7]+[.$C$8])*[.$C$9]*[.B53]+[.$C$10]" office:value-type="float" office:value="-0.556232503986344" calcext:value-type="float">
            <text:p>-0.556232503986344</text:p>
          </table:table-cell>
          <table:table-cell table:formula="of:=[.C53]+([.$C$5]*[.E52])-[.F52]" office:value-type="float" office:value="-36.1603941769368" calcext:value-type="float">
            <text:p>-36.1603941769368</text:p>
          </table:table-cell>
          <table:table-cell table:formula="of:=[.D53]" office:value-type="float" office:value="-36.1603941769368" calcext:value-type="float">
            <text:p>-36.1603941769368</text:p>
          </table:table-cell>
          <table:table-cell table:formula="of:=[.E52]" office:value-type="float" office:value="-29.3024302243658" calcext:value-type="float">
            <text:p>-29.3024302243658</text:p>
          </table:table-cell>
          <table:table-cell/>
          <table:table-cell table:formula="of:=0.5*[.$C$5]*[.D53]-[.F53]" office:value-type="float" office:value="-0.763838904501505" calcext:value-type="float">
            <text:p>-0.763838904501505</text:p>
          </table:table-cell>
          <table:table-cell table:formula="of:=0.5*[.D53]*[.$C$6]" office:value-type="float" office:value="-20.089638316853" calcext:value-type="float">
            <text:p>-20.089638316853</text:p>
          </table:table-cell>
          <table:table-cell table:formula="of:=SQRT([.H53]*[.H53]+[.I53]*[.I53])" office:value-type="float" office:value="20.1041542367243" calcext:value-type="float">
            <text:p>20.104154236724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64-[.$C$11]*ABS(64-[.A54]))/64" office:value-type="float" office:value="1" calcext:value-type="float">
            <text:p>1</text:p>
          </table:table-cell>
          <table:table-cell table:formula="of:=SIN([.A54]*[.$C$7]+[.$C$8])*[.$C$9]*[.B54]+[.$C$10]" office:value-type="float" office:value="-0.000796728634052095" calcext:value-type="float">
            <text:p>-0.000796728634052095</text:p>
          </table:table-cell>
          <table:table-cell table:formula="of:=[.C54]+([.$C$5]*[.E53])-[.F53]" office:value-type="float" office:value="-30.8309047620028" calcext:value-type="float">
            <text:p>-30.8309047620028</text:p>
          </table:table-cell>
          <table:table-cell table:formula="of:=[.D54]" office:value-type="float" office:value="-30.8309047620028" calcext:value-type="float">
            <text:p>-30.8309047620028</text:p>
          </table:table-cell>
          <table:table-cell table:formula="of:=[.E53]" office:value-type="float" office:value="-36.1603941769368" calcext:value-type="float">
            <text:p>-36.1603941769368</text:p>
          </table:table-cell>
          <table:table-cell/>
          <table:table-cell table:formula="of:=0.5*[.$C$5]*[.D54]-[.F54]" office:value-type="float" office:value="10.5254335754266" calcext:value-type="float">
            <text:p>10.5254335754266</text:p>
          </table:table-cell>
          <table:table-cell table:formula="of:=0.5*[.D54]*[.$C$6]" office:value-type="float" office:value="-17.1287326852488" calcext:value-type="float">
            <text:p>-17.1287326852488</text:p>
          </table:table-cell>
          <table:table-cell table:formula="of:=SQRT([.H54]*[.H54]+[.I54]*[.I54])" office:value-type="float" office:value="20.1041845234625" calcext:value-type="float">
            <text:p>20.104184523462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64-[.$C$11]*ABS(64-[.A55]))/64" office:value-type="float" office:value="1" calcext:value-type="float">
            <text:p>1</text:p>
          </table:table-cell>
          <table:table-cell table:formula="of:=SIN([.A55]*[.$C$7]+[.$C$8])*[.$C$9]*[.B55]+[.$C$10]" office:value-type="float" office:value="0.554907592680517" calcext:value-type="float">
            <text:p>0.554907592680517</text:p>
          </table:table-cell>
          <table:table-cell table:formula="of:=[.C55]+([.$C$5]*[.E54])-[.F54]" office:value-type="float" office:value="-14.554619433403" calcext:value-type="float">
            <text:p>-14.554619433403</text:p>
          </table:table-cell>
          <table:table-cell table:formula="of:=[.D55]" office:value-type="float" office:value="-14.554619433403" calcext:value-type="float">
            <text:p>-14.554619433403</text:p>
          </table:table-cell>
          <table:table-cell table:formula="of:=[.E54]" office:value-type="float" office:value="-30.8309047620028" calcext:value-type="float">
            <text:p>-30.8309047620028</text:p>
          </table:table-cell>
          <table:table-cell/>
          <table:table-cell table:formula="of:=0.5*[.$C$5]*[.D55]-[.F55]" office:value-type="float" office:value="18.7291809032502" calcext:value-type="float">
            <text:p>18.7291809032502</text:p>
          </table:table-cell>
          <table:table-cell table:formula="of:=0.5*[.D55]*[.$C$6]" office:value-type="float" office:value="-8.08611318852819" calcext:value-type="float">
            <text:p>-8.08611318852819</text:p>
          </table:table-cell>
          <table:table-cell table:formula="of:=SQRT([.H55]*[.H55]+[.I55]*[.I55])" office:value-type="float" office:value="20.4001824453695" calcext:value-type="float">
            <text:p>20.400182445369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64-[.$C$11]*ABS(64-[.A56]))/64" office:value-type="float" office:value="1" calcext:value-type="float">
            <text:p>1</text:p>
          </table:table-cell>
          <table:table-cell table:formula="of:=SIN([.A56]*[.$C$7]+[.$C$8])*[.$C$9]*[.B56]+[.$C$10]" office:value-type="float" office:value="0.92357433672912" calcext:value-type="float">
            <text:p>0.92357433672912</text:p>
          </table:table-cell>
          <table:table-cell table:formula="of:=[.C56]+([.$C$5]*[.E55])-[.F55]" office:value-type="float" office:value="7.55103138122662" calcext:value-type="float">
            <text:p>7.55103138122662</text:p>
          </table:table-cell>
          <table:table-cell table:formula="of:=[.D56]" office:value-type="float" office:value="7.55103138122662" calcext:value-type="float">
            <text:p>7.55103138122662</text:p>
          </table:table-cell>
          <table:table-cell table:formula="of:=[.E55]" office:value-type="float" office:value="-14.554619433403" calcext:value-type="float">
            <text:p>-14.554619433403</text:p>
          </table:table-cell>
          <table:table-cell/>
          <table:table-cell table:formula="of:=0.5*[.$C$5]*[.D56]-[.F56]" office:value-type="float" office:value="20.8330726105889" calcext:value-type="float">
            <text:p>20.8330726105889</text:p>
          </table:table-cell>
          <table:table-cell table:formula="of:=0.5*[.D56]*[.$C$6]" office:value-type="float" office:value="4.19512820091996" calcext:value-type="float">
            <text:p>4.19512820091996</text:p>
          </table:table-cell>
          <table:table-cell table:formula="of:=SQRT([.H56]*[.H56]+[.I56]*[.I56])" office:value-type="float" office:value="21.2512591396421" calcext:value-type="float">
            <text:p>21.251259139642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64-[.$C$11]*ABS(64-[.A57]))/64" office:value-type="float" office:value="1" calcext:value-type="float">
            <text:p>1</text:p>
          </table:table-cell>
          <table:table-cell table:formula="of:=SIN([.A57]*[.$C$7]+[.$C$8])*[.$C$9]*[.B57]+[.$C$10]" office:value-type="float" office:value="0.980940409016521" calcext:value-type="float">
            <text:p>0.980940409016521</text:p>
          </table:table-cell>
          <table:table-cell table:formula="of:=[.C57]+([.$C$5]*[.E56])-[.F56]" office:value-type="float" office:value="28.0924661967913" calcext:value-type="float">
            <text:p>28.0924661967913</text:p>
          </table:table-cell>
          <table:table-cell table:formula="of:=[.D57]" office:value-type="float" office:value="28.0924661967913" calcext:value-type="float">
            <text:p>28.0924661967913</text:p>
          </table:table-cell>
          <table:table-cell table:formula="of:=[.E56]" office:value-type="float" office:value="7.55103138122662" calcext:value-type="float">
            <text:p>7.55103138122662</text:p>
          </table:table-cell>
          <table:table-cell/>
          <table:table-cell table:formula="of:=0.5*[.$C$5]*[.D57]-[.F57]" office:value-type="float" office:value="15.8070007528656" calcext:value-type="float">
            <text:p>15.8070007528656</text:p>
          </table:table-cell>
          <table:table-cell table:formula="of:=0.5*[.D57]*[.$C$6]" office:value-type="float" office:value="15.6073377563431" calcext:value-type="float">
            <text:p>15.6073377563431</text:p>
          </table:table-cell>
          <table:table-cell table:formula="of:=SQRT([.H57]*[.H57]+[.I57]*[.I57])" office:value-type="float" office:value="22.2137404468871" calcext:value-type="float">
            <text:p>22.213740446887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64-[.$C$11]*ABS(64-[.A58]))/64" office:value-type="float" office:value="1" calcext:value-type="float">
            <text:p>1</text:p>
          </table:table-cell>
          <table:table-cell table:formula="of:=SIN([.A58]*[.$C$7]+[.$C$8])*[.$C$9]*[.B58]+[.$C$10]" office:value-type="float" office:value="0.707669957376653" calcext:value-type="float">
            <text:p>0.707669957376653</text:p>
          </table:table-cell>
          <table:table-cell table:formula="of:=[.C58]+([.$C$5]*[.E57])-[.F57]" office:value-type="float" office:value="39.8727028443346" calcext:value-type="float">
            <text:p>39.8727028443346</text:p>
          </table:table-cell>
          <table:table-cell table:formula="of:=[.D58]" office:value-type="float" office:value="39.8727028443346" calcext:value-type="float">
            <text:p>39.8727028443346</text:p>
          </table:table-cell>
          <table:table-cell table:formula="of:=[.E57]" office:value-type="float" office:value="28.0924661967913" calcext:value-type="float">
            <text:p>28.0924661967913</text:p>
          </table:table-cell>
          <table:table-cell/>
          <table:table-cell table:formula="of:=0.5*[.$C$5]*[.D58]-[.F58]" office:value-type="float" office:value="5.06047480122827" calcext:value-type="float">
            <text:p>5.06047480122827</text:p>
          </table:table-cell>
          <table:table-cell table:formula="of:=0.5*[.D58]*[.$C$6]" office:value-type="float" office:value="22.1520864772247" calcext:value-type="float">
            <text:p>22.1520864772247</text:p>
          </table:table-cell>
          <table:table-cell table:formula="of:=SQRT([.H58]*[.H58]+[.I58]*[.I58])" office:value-type="float" office:value="22.7227494046893" calcext:value-type="float">
            <text:p>22.722749404689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64-[.$C$11]*ABS(64-[.A59]))/64" office:value-type="float" office:value="1" calcext:value-type="float">
            <text:p>1</text:p>
          </table:table-cell>
          <table:table-cell table:formula="of:=SIN([.A59]*[.$C$7]+[.$C$8])*[.$C$9]*[.B59]+[.$C$10]" office:value-type="float" office:value="0.195871729080744" calcext:value-type="float">
            <text:p>0.195871729080744</text:p>
          </table:table-cell>
          <table:table-cell table:formula="of:=[.C59]+([.$C$5]*[.E58])-[.F58]" office:value-type="float" office:value="38.4092875283285" calcext:value-type="float">
            <text:p>38.4092875283285</text:p>
          </table:table-cell>
          <table:table-cell table:formula="of:=[.D59]" office:value-type="float" office:value="38.4092875283285" calcext:value-type="float">
            <text:p>38.4092875283285</text:p>
          </table:table-cell>
          <table:table-cell table:formula="of:=[.E58]" office:value-type="float" office:value="39.8727028443346" calcext:value-type="float">
            <text:p>39.8727028443346</text:p>
          </table:table-cell>
          <table:table-cell/>
          <table:table-cell table:formula="of:=0.5*[.$C$5]*[.D59]-[.F59]" office:value-type="float" office:value="-7.93654721992156" calcext:value-type="float">
            <text:p>-7.93654721992156</text:p>
          </table:table-cell>
          <table:table-cell table:formula="of:=0.5*[.D59]*[.$C$6]" office:value-type="float" office:value="21.3390565013332" calcext:value-type="float">
            <text:p>21.3390565013332</text:p>
          </table:table-cell>
          <table:table-cell table:formula="of:=SQRT([.H59]*[.H59]+[.I59]*[.I59])" office:value-type="float" office:value="22.7671718520578" calcext:value-type="float">
            <text:p>22.767171852057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64-[.$C$11]*ABS(64-[.A60]))/64" office:value-type="float" office:value="1" calcext:value-type="float">
            <text:p>1</text:p>
          </table:table-cell>
          <table:table-cell table:formula="of:=SIN([.A60]*[.$C$7]+[.$C$8])*[.$C$9]*[.B60]+[.$C$10]" office:value-type="float" office:value="-0.381947173910183" calcext:value-type="float">
            <text:p>-0.381947173910183</text:p>
          </table:table-cell>
          <table:table-cell table:formula="of:=[.C60]+([.$C$5]*[.E59])-[.F59]" office:value-type="float" office:value="23.6176612305813" calcext:value-type="float">
            <text:p>23.6176612305813</text:p>
          </table:table-cell>
          <table:table-cell table:formula="of:=[.D60]" office:value-type="float" office:value="23.6176612305813" calcext:value-type="float">
            <text:p>23.6176612305813</text:p>
          </table:table-cell>
          <table:table-cell table:formula="of:=[.E59]" office:value-type="float" office:value="38.4092875283285" calcext:value-type="float">
            <text:p>38.4092875283285</text:p>
          </table:table-cell>
          <table:table-cell/>
          <table:table-cell table:formula="of:=0.5*[.$C$5]*[.D60]-[.F60]" office:value-type="float" office:value="-18.7719197696007" calcext:value-type="float">
            <text:p>-18.7719197696007</text:p>
          </table:table-cell>
          <table:table-cell table:formula="of:=0.5*[.D60]*[.$C$6]" office:value-type="float" office:value="13.1212693559341" calcext:value-type="float">
            <text:p>13.1212693559341</text:p>
          </table:table-cell>
          <table:table-cell table:formula="of:=SQRT([.H60]*[.H60]+[.I60]*[.I60])" office:value-type="float" office:value="22.9031151013852" calcext:value-type="float">
            <text:p>22.903115101385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64-[.$C$11]*ABS(64-[.A61]))/64" office:value-type="float" office:value="1" calcext:value-type="float">
            <text:p>1</text:p>
          </table:table-cell>
          <table:table-cell table:formula="of:=SIN([.A61]*[.$C$7]+[.$C$8])*[.$C$9]*[.B61]+[.$C$10]" office:value-type="float" office:value="-0.83102667056743" calcext:value-type="float">
            <text:p>-0.83102667056743</text:p>
          </table:table-cell>
          <table:table-cell table:formula="of:=[.C61]+([.$C$5]*[.E60])-[.F60]" office:value-type="float" office:value="0.034421318559815" calcext:value-type="float">
            <text:p>0.034421318559815</text:p>
          </table:table-cell>
          <table:table-cell table:formula="of:=[.D61]" office:value-type="float" office:value="0.034421318559815" calcext:value-type="float">
            <text:p>0.034421318559815</text:p>
          </table:table-cell>
          <table:table-cell table:formula="of:=[.E60]" office:value-type="float" office:value="23.6176612305813" calcext:value-type="float">
            <text:p>23.6176612305813</text:p>
          </table:table-cell>
          <table:table-cell/>
          <table:table-cell table:formula="of:=0.5*[.$C$5]*[.D61]-[.F61]" office:value-type="float" office:value="-23.5890409499912" calcext:value-type="float">
            <text:p>-23.5890409499912</text:p>
          </table:table-cell>
          <table:table-cell table:formula="of:=0.5*[.D61]*[.$C$6]" office:value-type="float" office:value="0.0191234596855393" calcext:value-type="float">
            <text:p>0.0191234596855393</text:p>
          </table:table-cell>
          <table:table-cell table:formula="of:=SQRT([.H61]*[.H61]+[.I61]*[.I61])" office:value-type="float" office:value="23.5890487016131" calcext:value-type="float">
            <text:p>23.589048701613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64-[.$C$11]*ABS(64-[.A62]))/64" office:value-type="float" office:value="1" calcext:value-type="float">
            <text:p>1</text:p>
          </table:table-cell>
          <table:table-cell table:formula="of:=SIN([.A62]*[.$C$7]+[.$C$8])*[.$C$9]*[.B62]+[.$C$10]" office:value-type="float" office:value="-0.999999682547644" calcext:value-type="float">
            <text:p>-0.999999682547644</text:p>
          </table:table-cell>
          <table:table-cell table:formula="of:=[.C62]+([.$C$5]*[.E61])-[.F61]" office:value-type="float" office:value="-24.5604203519488" calcext:value-type="float">
            <text:p>-24.5604203519488</text:p>
          </table:table-cell>
          <table:table-cell table:formula="of:=[.D62]" office:value-type="float" office:value="-24.5604203519488" calcext:value-type="float">
            <text:p>-24.5604203519488</text:p>
          </table:table-cell>
          <table:table-cell table:formula="of:=[.E61]" office:value-type="float" office:value="0.034421318559815" calcext:value-type="float">
            <text:p>0.034421318559815</text:p>
          </table:table-cell>
          <table:table-cell/>
          <table:table-cell table:formula="of:=0.5*[.$C$5]*[.D62]-[.F62]" office:value-type="float" office:value="-20.4556646436888" calcext:value-type="float">
            <text:p>-20.4556646436888</text:p>
          </table:table-cell>
          <table:table-cell table:formula="of:=0.5*[.D62]*[.$C$6]" office:value-type="float" office:value="-13.6450382527972" calcext:value-type="float">
            <text:p>-13.6450382527972</text:p>
          </table:table-cell>
          <table:table-cell table:formula="of:=SQRT([.H62]*[.H62]+[.I62]*[.I62])" office:value-type="float" office:value="24.5890480689139" calcext:value-type="float">
            <text:p>24.589048068913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64-[.$C$11]*ABS(64-[.A63]))/64" office:value-type="float" office:value="1" calcext:value-type="float">
            <text:p>1</text:p>
          </table:table-cell>
          <table:table-cell table:formula="of:=SIN([.A63]*[.$C$7]+[.$C$8])*[.$C$9]*[.B63]+[.$C$10]" office:value-type="float" office:value="-0.831912037298516" calcext:value-type="float">
            <text:p>-0.831912037298516</text:p>
          </table:table-cell>
          <table:table-cell table:formula="of:=[.C63]+([.$C$5]*[.E62])-[.F62]" office:value-type="float" office:value="-41.7088200061163" calcext:value-type="float">
            <text:p>-41.7088200061163</text:p>
          </table:table-cell>
          <table:table-cell table:formula="of:=[.D63]" office:value-type="float" office:value="-41.7088200061163" calcext:value-type="float">
            <text:p>-41.7088200061163</text:p>
          </table:table-cell>
          <table:table-cell table:formula="of:=[.E62]" office:value-type="float" office:value="-24.5604203519488" calcext:value-type="float">
            <text:p>-24.5604203519488</text:p>
          </table:table-cell>
          <table:table-cell/>
          <table:table-cell table:formula="of:=0.5*[.$C$5]*[.D63]-[.F63]" office:value-type="float" office:value="-10.1191962809693" calcext:value-type="float">
            <text:p>-10.1191962809693</text:p>
          </table:table-cell>
          <table:table-cell table:formula="of:=0.5*[.D63]*[.$C$6]" office:value-type="float" office:value="-23.1721785013069" calcext:value-type="float">
            <text:p>-23.1721785013069</text:p>
          </table:table-cell>
          <table:table-cell table:formula="of:=SQRT([.H63]*[.H63]+[.I63]*[.I63])" office:value-type="float" office:value="25.2853315159049" calcext:value-type="float">
            <text:p>25.28533151590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64-[.$C$11]*ABS(64-[.A64]))/64" office:value-type="float" office:value="1" calcext:value-type="float">
            <text:p>1</text:p>
          </table:table-cell>
          <table:table-cell table:formula="of:=SIN([.A64]*[.$C$7]+[.$C$8])*[.$C$9]*[.B64]+[.$C$10]" office:value-type="float" office:value="-0.383419484985351" calcext:value-type="float">
            <text:p>-0.383419484985351</text:p>
          </table:table-cell>
          <table:table-cell table:formula="of:=[.C64]+([.$C$5]*[.E63])-[.F63]" office:value-type="float" office:value="-45.1822323988729" calcext:value-type="float">
            <text:p>-45.1822323988729</text:p>
          </table:table-cell>
          <table:table-cell table:formula="of:=[.D64]" office:value-type="float" office:value="-45.1822323988729" calcext:value-type="float">
            <text:p>-45.1822323988729</text:p>
          </table:table-cell>
          <table:table-cell table:formula="of:=[.E63]" office:value-type="float" office:value="-41.7088200061163" calcext:value-type="float">
            <text:p>-41.7088200061163</text:p>
          </table:table-cell>
          <table:table-cell/>
          <table:table-cell table:formula="of:=0.5*[.$C$5]*[.D64]-[.F64]" office:value-type="float" office:value="4.14116649823586" calcext:value-type="float">
            <text:p>4.14116649823586</text:p>
          </table:table-cell>
          <table:table-cell table:formula="of:=0.5*[.D64]*[.$C$6]" office:value-type="float" office:value="-25.1019030047046" calcext:value-type="float">
            <text:p>-25.1019030047046</text:p>
          </table:table-cell>
          <table:table-cell table:formula="of:=SQRT([.H64]*[.H64]+[.I64]*[.I64])" office:value-type="float" office:value="25.4412026921627" calcext:value-type="float">
            <text:p>25.441202692162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(64-[.$C$11]*ABS(64-[.A65]))/64" office:value-type="float" office:value="1" calcext:value-type="float">
            <text:p>1</text:p>
          </table:table-cell>
          <table:table-cell table:formula="of:=SIN([.A65]*[.$C$7]+[.$C$8])*[.$C$9]*[.B65]+[.$C$10]" office:value-type="float" office:value="0.194308731957674" calcext:value-type="float">
            <text:p>0.194308731957674</text:p>
          </table:table-cell>
          <table:table-cell table:formula="of:=[.C65]+([.$C$5]*[.E64])-[.F64]" office:value-type="float" office:value="-33.2321782776869" calcext:value-type="float">
            <text:p>-33.2321782776869</text:p>
          </table:table-cell>
          <table:table-cell table:formula="of:=[.D65]" office:value-type="float" office:value="-33.2321782776869" calcext:value-type="float">
            <text:p>-33.2321782776869</text:p>
          </table:table-cell>
          <table:table-cell table:formula="of:=[.E64]" office:value-type="float" office:value="-45.1822323988729" calcext:value-type="float">
            <text:p>-45.1822323988729</text:p>
          </table:table-cell>
          <table:table-cell/>
          <table:table-cell table:formula="of:=0.5*[.$C$5]*[.D65]-[.F65]" office:value-type="float" office:value="17.5506858248396" calcext:value-type="float">
            <text:p>17.5506858248396</text:p>
          </table:table-cell>
          <table:table-cell table:formula="of:=0.5*[.D65]*[.$C$6]" office:value-type="float" office:value="-18.4628087518393" calcext:value-type="float">
            <text:p>-18.4628087518393</text:p>
          </table:table-cell>
          <table:table-cell table:formula="of:=SQRT([.H65]*[.H65]+[.I65]*[.I65])" office:value-type="float" office:value="25.4735525580791" calcext:value-type="float">
            <text:p>25.473552558079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(64-[.$C$11]*ABS(64-[.A66]))/64" office:value-type="float" office:value="1" calcext:value-type="float">
            <text:p>1</text:p>
          </table:table-cell>
          <table:table-cell table:formula="of:=SIN([.A66]*[.$C$7]+[.$C$8])*[.$C$9]*[.B66]+[.$C$10]" office:value-type="float" office:value="0.70654309921047" calcext:value-type="float">
            <text:p>0.70654309921047</text:p>
          </table:table-cell>
          <table:table-cell table:formula="of:=[.C66]+([.$C$5]*[.E65])-[.F65]" office:value-type="float" office:value="-9.37431764998318" calcext:value-type="float">
            <text:p>-9.37431764998318</text:p>
          </table:table-cell>
          <table:table-cell table:formula="of:=[.D66]" office:value-type="float" office:value="-9.37431764998318" calcext:value-type="float">
            <text:p>-9.37431764998318</text:p>
          </table:table-cell>
          <table:table-cell table:formula="of:=[.E65]" office:value-type="float" office:value="-33.2321782776869" calcext:value-type="float">
            <text:p>-33.2321782776869</text:p>
          </table:table-cell>
          <table:table-cell/>
          <table:table-cell table:formula="of:=0.5*[.$C$5]*[.D66]-[.F66]" office:value-type="float" office:value="25.4377179633231" calcext:value-type="float">
            <text:p>25.4377179633231</text:p>
          </table:table-cell>
          <table:table-cell table:formula="of:=0.5*[.D66]*[.$C$6]" office:value-type="float" office:value="-5.20809176288152" calcext:value-type="float">
            <text:p>-5.20809176288152</text:p>
          </table:table-cell>
          <table:table-cell table:formula="of:=SQRT([.H66]*[.H66]+[.I66]*[.I66])" office:value-type="float" office:value="25.9653945664641" calcext:value-type="float">
            <text:p>25.965394566464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(64-[.$C$11]*ABS(64-[.A67]))/64" office:value-type="float" office:value="1" calcext:value-type="float">
            <text:p>1</text:p>
          </table:table-cell>
          <table:table-cell table:formula="of:=SIN([.A67]*[.$C$7]+[.$C$8])*[.$C$9]*[.B67]+[.$C$10]" office:value-type="float" office:value="0.980629509481902" calcext:value-type="float">
            <text:p>0.980629509481902</text:p>
          </table:table-cell>
          <table:table-cell table:formula="of:=[.C67]+([.$C$5]*[.E66])-[.F66]" office:value-type="float" office:value="18.6238871584412" calcext:value-type="float">
            <text:p>18.6238871584412</text:p>
          </table:table-cell>
          <table:table-cell table:formula="of:=[.D67]" office:value-type="float" office:value="18.6238871584412" calcext:value-type="float">
            <text:p>18.6238871584412</text:p>
          </table:table-cell>
          <table:table-cell table:formula="of:=[.E66]" office:value-type="float" office:value="-9.37431764998318" calcext:value-type="float">
            <text:p>-9.37431764998318</text:p>
          </table:table-cell>
          <table:table-cell/>
          <table:table-cell table:formula="of:=0.5*[.$C$5]*[.D67]-[.F67]" office:value-type="float" office:value="24.859513989145" calcext:value-type="float">
            <text:p>24.859513989145</text:p>
          </table:table-cell>
          <table:table-cell table:formula="of:=0.5*[.D67]*[.$C$6]" office:value-type="float" office:value="10.3468771727494" calcext:value-type="float">
            <text:p>10.3468771727494</text:p>
          </table:table-cell>
          <table:table-cell table:formula="of:=SQRT([.H67]*[.H67]+[.I67]*[.I67])" office:value-type="float" office:value="26.9268138294239" calcext:value-type="float">
            <text:p>26.926813829423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64-[.$C$11]*ABS(64-[.A68]))/64" office:value-type="float" office:value="1" calcext:value-type="float">
            <text:p>1</text:p>
          </table:table-cell>
          <table:table-cell table:formula="of:=SIN([.A68]*[.$C$7]+[.$C$8])*[.$C$9]*[.B68]+[.$C$10]" office:value-type="float" office:value="0.9241841878608" calcext:value-type="float">
            <text:p>0.9241841878608</text:p>
          </table:table-cell>
          <table:table-cell table:formula="of:=[.C68]+([.$C$5]*[.E67])-[.F67]" office:value-type="float" office:value="41.2688945161676" calcext:value-type="float">
            <text:p>41.2688945161676</text:p>
          </table:table-cell>
          <table:table-cell table:formula="of:=[.D68]" office:value-type="float" office:value="41.2688945161676" calcext:value-type="float">
            <text:p>41.2688945161676</text:p>
          </table:table-cell>
          <table:table-cell table:formula="of:=[.E67]" office:value-type="float" office:value="18.6238871584412" calcext:value-type="float">
            <text:p>18.6238871584412</text:p>
          </table:table-cell>
          <table:table-cell/>
          <table:table-cell table:formula="of:=0.5*[.$C$5]*[.D68]-[.F68]" office:value-type="float" office:value="15.6899447954515" calcext:value-type="float">
            <text:p>15.6899447954515</text:p>
          </table:table-cell>
          <table:table-cell table:formula="of:=0.5*[.D68]*[.$C$6]" office:value-type="float" office:value="22.9277689980203" calcext:value-type="float">
            <text:p>22.9277689980203</text:p>
          </table:table-cell>
          <table:table-cell table:formula="of:=SQRT([.H68]*[.H68]+[.I68]*[.I68])" office:value-type="float" office:value="27.7823137789294" calcext:value-type="float">
            <text:p>27.782313778929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64-[.$C$11]*ABS(64-[.A69]))/64" office:value-type="float" office:value="1" calcext:value-type="float">
            <text:p>1</text:p>
          </table:table-cell>
          <table:table-cell table:formula="of:=SIN([.A69]*[.$C$7]+[.$C$8])*[.$C$9]*[.B69]+[.$C$10]" office:value-type="float" office:value="0.556232637589986" calcext:value-type="float">
            <text:p>0.556232637589986</text:p>
          </table:table-cell>
          <table:table-cell table:formula="of:=[.C69]+([.$C$5]*[.E68])-[.F68]" office:value-type="float" office:value="50.5600093869341" calcext:value-type="float">
            <text:p>50.5600093869341</text:p>
          </table:table-cell>
          <table:table-cell table:formula="of:=[.D69]" office:value-type="float" office:value="50.5600093869341" calcext:value-type="float">
            <text:p>50.5600093869341</text:p>
          </table:table-cell>
          <table:table-cell table:formula="of:=[.E68]" office:value-type="float" office:value="41.2688945161676" calcext:value-type="float">
            <text:p>41.2688945161676</text:p>
          </table:table-cell>
          <table:table-cell/>
          <table:table-cell table:formula="of:=0.5*[.$C$5]*[.D69]-[.F69]" office:value-type="float" office:value="0.770217169046681" calcext:value-type="float">
            <text:p>0.770217169046681</text:p>
          </table:table-cell>
          <table:table-cell table:formula="of:=0.5*[.D69]*[.$C$6]" office:value-type="float" office:value="28.0896357741596" calcext:value-type="float">
            <text:p>28.0896357741596</text:p>
          </table:table-cell>
          <table:table-cell table:formula="of:=SQRT([.H69]*[.H69]+[.I69]*[.I69])" office:value-type="float" office:value="28.1001934586302" calcext:value-type="float">
            <text:p>28.100193458630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64-[.$C$11]*ABS(64-[.A70]))/64" office:value-type="float" office:value="1" calcext:value-type="float">
            <text:p>1</text:p>
          </table:table-cell>
          <table:table-cell table:formula="of:=SIN([.A70]*[.$C$7]+[.$C$8])*[.$C$9]*[.B70]+[.$C$10]" office:value-type="float" office:value="0.00079688940337968" calcext:value-type="float">
            <text:p>0.00079688940337968</text:p>
          </table:table-cell>
          <table:table-cell table:formula="of:=[.C70]+([.$C$5]*[.E69])-[.F69]" office:value-type="float" office:value="42.8101257436643" calcext:value-type="float">
            <text:p>42.8101257436643</text:p>
          </table:table-cell>
          <table:table-cell table:formula="of:=[.D70]" office:value-type="float" office:value="42.8101257436643" calcext:value-type="float">
            <text:p>42.8101257436643</text:p>
          </table:table-cell>
          <table:table-cell table:formula="of:=[.E69]" office:value-type="float" office:value="50.5600093869341" calcext:value-type="float">
            <text:p>50.5600093869341</text:p>
          </table:table-cell>
          <table:table-cell/>
          <table:table-cell table:formula="of:=0.5*[.$C$5]*[.D70]-[.F70]" office:value-type="float" office:value="-14.9646904932424" calcext:value-type="float">
            <text:p>-14.9646904932424</text:p>
          </table:table-cell>
          <table:table-cell table:formula="of:=0.5*[.D70]*[.$C$6]" office:value-type="float" office:value="23.7840311773412" calcext:value-type="float">
            <text:p>23.7840311773412</text:p>
          </table:table-cell>
          <table:table-cell table:formula="of:=SQRT([.H70]*[.H70]+[.I70]*[.I70])" office:value-type="float" office:value="28.1002153124007" calcext:value-type="float">
            <text:p>28.100215312400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(64-[.$C$11]*ABS(64-[.A71]))/64" office:value-type="float" office:value="1" calcext:value-type="float">
            <text:p>1</text:p>
          </table:table-cell>
          <table:table-cell table:formula="of:=SIN([.A71]*[.$C$7]+[.$C$8])*[.$C$9]*[.B71]+[.$C$10]" office:value-type="float" office:value="-0.554907458934536" calcext:value-type="float">
            <text:p>-0.554907458934536</text:p>
          </table:table-cell>
          <table:table-cell table:formula="of:=[.C71]+([.$C$5]*[.E70])-[.F70]" office:value-type="float" office:value="20.0757209415149" calcext:value-type="float">
            <text:p>20.0757209415149</text:p>
          </table:table-cell>
          <table:table-cell table:formula="of:=[.D71]" office:value-type="float" office:value="20.0757209415149" calcext:value-type="float">
            <text:p>20.0757209415149</text:p>
          </table:table-cell>
          <table:table-cell table:formula="of:=[.E70]" office:value-type="float" office:value="42.8101257436643" calcext:value-type="float">
            <text:p>42.8101257436643</text:p>
          </table:table-cell>
          <table:table-cell/>
          <table:table-cell table:formula="of:=0.5*[.$C$5]*[.D71]-[.F71]" office:value-type="float" office:value="-26.1177737236578" calcext:value-type="float">
            <text:p>-26.1177737236578</text:p>
          </table:table-cell>
          <table:table-cell table:formula="of:=0.5*[.D71]*[.$C$6]" office:value-type="float" office:value="11.1534727937877" calcext:value-type="float">
            <text:p>11.1534727937877</text:p>
          </table:table-cell>
          <table:table-cell table:formula="of:=SQRT([.H71]*[.H71]+[.I71]*[.I71])" office:value-type="float" office:value="28.3996137234638" calcext:value-type="float">
            <text:p>28.399613723463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64-[.$C$11]*ABS(64-[.A72]))/64" office:value-type="float" office:value="1" calcext:value-type="float">
            <text:p>1</text:p>
          </table:table-cell>
          <table:table-cell table:formula="of:=SIN([.A72]*[.$C$7]+[.$C$8])*[.$C$9]*[.B72]+[.$C$10]" office:value-type="float" office:value="-0.923574275087008" calcext:value-type="float">
            <text:p>-0.923574275087008</text:p>
          </table:table-cell>
          <table:table-cell table:formula="of:=[.C72]+([.$C$5]*[.E71])-[.F71]" office:value-type="float" office:value="-10.3489959787383" calcext:value-type="float">
            <text:p>-10.3489959787383</text:p>
          </table:table-cell>
          <table:table-cell table:formula="of:=[.D72]" office:value-type="float" office:value="-10.3489959787383" calcext:value-type="float">
            <text:p>-10.3489959787383</text:p>
          </table:table-cell>
          <table:table-cell table:formula="of:=[.E71]" office:value-type="float" office:value="20.0757209415149" calcext:value-type="float">
            <text:p>20.0757209415149</text:p>
          </table:table-cell>
          <table:table-cell/>
          <table:table-cell table:formula="of:=0.5*[.$C$5]*[.D72]-[.F72]" office:value-type="float" office:value="-28.6805966734494" calcext:value-type="float">
            <text:p>-28.6805966734494</text:p>
          </table:table-cell>
          <table:table-cell table:formula="of:=0.5*[.D72]*[.$C$6]" office:value-type="float" office:value="-5.74959402096402" calcext:value-type="float">
            <text:p>-5.74959402096402</text:p>
          </table:table-cell>
          <table:table-cell table:formula="of:=SQRT([.H72]*[.H72]+[.I72]*[.I72])" office:value-type="float" office:value="29.2512300074883" calcext:value-type="float">
            <text:p>29.251230007488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(64-[.$C$11]*ABS(64-[.A73]))/64" office:value-type="float" office:value="1" calcext:value-type="float">
            <text:p>1</text:p>
          </table:table-cell>
          <table:table-cell table:formula="of:=SIN([.A73]*[.$C$7]+[.$C$8])*[.$C$9]*[.B73]+[.$C$10]" office:value-type="float" office:value="-0.980940440255415" calcext:value-type="float">
            <text:p>-0.980940440255415</text:p>
          </table:table-cell>
          <table:table-cell table:formula="of:=[.C73]+([.$C$5]*[.E72])-[.F72]" office:value-type="float" office:value="-38.2664128456393" calcext:value-type="float">
            <text:p>-38.2664128456393</text:p>
          </table:table-cell>
          <table:table-cell table:formula="of:=[.D73]" office:value-type="float" office:value="-38.2664128456393" calcext:value-type="float">
            <text:p>-38.2664128456393</text:p>
          </table:table-cell>
          <table:table-cell table:formula="of:=[.E72]" office:value-type="float" office:value="-10.3489959787383" calcext:value-type="float">
            <text:p>-10.3489959787383</text:p>
          </table:table-cell>
          <table:table-cell/>
          <table:table-cell table:formula="of:=0.5*[.$C$5]*[.D73]-[.F73]" office:value-type="float" office:value="-21.4683636878537" calcext:value-type="float">
            <text:p>-21.4683636878537</text:p>
          </table:table-cell>
          <table:table-cell table:formula="of:=0.5*[.D73]*[.$C$6]" office:value-type="float" office:value="-21.2596795817726" calcext:value-type="float">
            <text:p>-21.2596795817726</text:p>
          </table:table-cell>
          <table:table-cell table:formula="of:=SQRT([.H73]*[.H73]+[.I73]*[.I73])" office:value-type="float" office:value="30.2136494875014" calcext:value-type="float">
            <text:p>30.213649487501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64-[.$C$11]*ABS(64-[.A74]))/64" office:value-type="float" office:value="1" calcext:value-type="float">
            <text:p>1</text:p>
          </table:table-cell>
          <table:table-cell table:formula="of:=SIN([.A74]*[.$C$7]+[.$C$8])*[.$C$9]*[.B74]+[.$C$10]" office:value-type="float" office:value="-0.70767007096715" calcext:value-type="float">
            <text:p>-0.70767007096715</text:p>
          </table:table-cell>
          <table:table-cell table:formula="of:=[.C74]+([.$C$5]*[.E73])-[.F73]" office:value-type="float" office:value="-53.9933934254128" calcext:value-type="float">
            <text:p>-53.9933934254128</text:p>
          </table:table-cell>
          <table:table-cell table:formula="of:=[.D74]" office:value-type="float" office:value="-53.9933934254128" calcext:value-type="float">
            <text:p>-53.9933934254128</text:p>
          </table:table-cell>
          <table:table-cell table:formula="of:=[.E73]" office:value-type="float" office:value="-38.2664128456393" calcext:value-type="float">
            <text:p>-38.2664128456393</text:p>
          </table:table-cell>
          <table:table-cell/>
          <table:table-cell table:formula="of:=0.5*[.$C$5]*[.D74]-[.F74]" office:value-type="float" office:value="-6.62745335410112" calcext:value-type="float">
            <text:p>-6.62745335410112</text:p>
          </table:table-cell>
          <table:table-cell table:formula="of:=0.5*[.D74]*[.$C$6]" office:value-type="float" office:value="-29.9971217157782" calcext:value-type="float">
            <text:p>-29.9971217157782</text:p>
          </table:table-cell>
          <table:table-cell table:formula="of:=SQRT([.H74]*[.H74]+[.I74]*[.I74])" office:value-type="float" office:value="30.7205216295557" calcext:value-type="float">
            <text:p>30.72052162955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(64-[.$C$11]*ABS(64-[.A75]))/64" office:value-type="float" office:value="1" calcext:value-type="float">
            <text:p>1</text:p>
          </table:table-cell>
          <table:table-cell table:formula="of:=SIN([.A75]*[.$C$7]+[.$C$8])*[.$C$9]*[.B75]+[.$C$10]" office:value-type="float" office:value="-0.195871886735945" calcext:value-type="float">
            <text:p>-0.195871886735945</text:p>
          </table:table-cell>
          <table:table-cell table:formula="of:=[.C75]+([.$C$5]*[.E74])-[.F74]" office:value-type="float" office:value="-51.7171914405775" calcext:value-type="float">
            <text:p>-51.7171914405775</text:p>
          </table:table-cell>
          <table:table-cell table:formula="of:=[.D75]" office:value-type="float" office:value="-51.7171914405775" calcext:value-type="float">
            <text:p>-51.7171914405775</text:p>
          </table:table-cell>
          <table:table-cell table:formula="of:=[.E74]" office:value-type="float" office:value="-53.9933934254128" calcext:value-type="float">
            <text:p>-53.9933934254128</text:p>
          </table:table-cell>
          <table:table-cell/>
          <table:table-cell table:formula="of:=0.5*[.$C$5]*[.D75]-[.F75]" office:value-type="float" office:value="10.9921200202324" calcext:value-type="float">
            <text:p>10.9921200202324</text:p>
          </table:table-cell>
          <table:table-cell table:formula="of:=0.5*[.D75]*[.$C$6]" office:value-type="float" office:value="-28.7325316676805" calcext:value-type="float">
            <text:p>-28.7325316676805</text:p>
          </table:table-cell>
          <table:table-cell table:formula="of:=SQRT([.H75]*[.H75]+[.I75]*[.I75])" office:value-type="float" office:value="30.7633723537173" calcext:value-type="float">
            <text:p>30.763372353717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(64-[.$C$11]*ABS(64-[.A76]))/64" office:value-type="float" office:value="1" calcext:value-type="float">
            <text:p>1</text:p>
          </table:table-cell>
          <table:table-cell table:formula="of:=SIN([.A76]*[.$C$7]+[.$C$8])*[.$C$9]*[.B76]+[.$C$10]" office:value-type="float" office:value="0.381947025329665" calcext:value-type="float">
            <text:p>0.381947025329665</text:p>
          </table:table-cell>
          <table:table-cell table:formula="of:=[.C76]+([.$C$5]*[.E75])-[.F75]" office:value-type="float" office:value="-31.6272063596184" calcext:value-type="float">
            <text:p>-31.6272063596184</text:p>
          </table:table-cell>
          <table:table-cell table:formula="of:=[.D76]" office:value-type="float" office:value="-31.6272063596184" calcext:value-type="float">
            <text:p>-31.6272063596184</text:p>
          </table:table-cell>
          <table:table-cell table:formula="of:=[.E75]" office:value-type="float" office:value="-51.7171914405775" calcext:value-type="float">
            <text:p>-51.7171914405775</text:p>
          </table:table-cell>
          <table:table-cell/>
          <table:table-cell table:formula="of:=0.5*[.$C$5]*[.D76]-[.F76]" office:value-type="float" office:value="25.4201302539767" calcext:value-type="float">
            <text:p>25.4201302539767</text:p>
          </table:table-cell>
          <table:table-cell table:formula="of:=0.5*[.D76]*[.$C$6]" office:value-type="float" office:value="-17.5711341427371" calcext:value-type="float">
            <text:p>-17.5711341427371</text:p>
          </table:table-cell>
          <table:table-cell table:formula="of:=SQRT([.H76]*[.H76]+[.I76]*[.I76])" office:value-type="float" office:value="30.9019057210264" calcext:value-type="float">
            <text:p>30.901905721026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(64-[.$C$11]*ABS(64-[.A77]))/64" office:value-type="float" office:value="1" calcext:value-type="float">
            <text:p>1</text:p>
          </table:table-cell>
          <table:table-cell table:formula="of:=SIN([.A77]*[.$C$7]+[.$C$8])*[.$C$9]*[.B77]+[.$C$10]" office:value-type="float" office:value="0.831026581142254" calcext:value-type="float">
            <text:p>0.831026581142254</text:p>
          </table:table-cell>
          <table:table-cell table:formula="of:=[.C77]+([.$C$5]*[.E76])-[.F76]" office:value-type="float" office:value="-0.0459043514818447" calcext:value-type="float">
            <text:p>-0.0459043514818447</text:p>
          </table:table-cell>
          <table:table-cell table:formula="of:=[.D77]" office:value-type="float" office:value="-0.0459043514818447" calcext:value-type="float">
            <text:p>-0.0459043514818447</text:p>
          </table:table-cell>
          <table:table-cell table:formula="of:=[.E76]" office:value-type="float" office:value="-31.6272063596184" calcext:value-type="float">
            <text:p>-31.6272063596184</text:p>
          </table:table-cell>
          <table:table-cell/>
          <table:table-cell table:formula="of:=0.5*[.$C$5]*[.D77]-[.F77]" office:value-type="float" office:value="31.5890382860326" calcext:value-type="float">
            <text:p>31.5890382860326</text:p>
          </table:table-cell>
          <table:table-cell table:formula="of:=0.5*[.D77]*[.$C$6]" office:value-type="float" office:value="-0.0255030908658661" calcext:value-type="float">
            <text:p>-0.0255030908658661</text:p>
          </table:table-cell>
          <table:table-cell table:formula="of:=SQRT([.H77]*[.H77]+[.I77]*[.I77])" office:value-type="float" office:value="31.5890485808623" calcext:value-type="float">
            <text:p>31.589048580862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64-[.$C$11]*ABS(64-[.A78]))/64" office:value-type="float" office:value="1" calcext:value-type="float">
            <text:p>1</text:p>
          </table:table-cell>
          <table:table-cell table:formula="of:=SIN([.A78]*[.$C$7]+[.$C$8])*[.$C$9]*[.B78]+[.$C$10]" office:value-type="float" office:value="0.999999682419528" calcext:value-type="float">
            <text:p>0.999999682419528</text:p>
          </table:table-cell>
          <table:table-cell table:formula="of:=[.C78]+([.$C$5]*[.E77])-[.F77]" office:value-type="float" office:value="32.5508698948662" calcext:value-type="float">
            <text:p>32.5508698948662</text:p>
          </table:table-cell>
          <table:table-cell table:formula="of:=[.D78]" office:value-type="float" office:value="32.5508698948662" calcext:value-type="float">
            <text:p>32.5508698948662</text:p>
          </table:table-cell>
          <table:table-cell table:formula="of:=[.E77]" office:value-type="float" office:value="-0.0459043514818447" calcext:value-type="float">
            <text:p>-0.0459043514818447</text:p>
          </table:table-cell>
          <table:table-cell/>
          <table:table-cell table:formula="of:=0.5*[.$C$5]*[.D78]-[.F78]" office:value-type="float" office:value="27.1109637047894" calcext:value-type="float">
            <text:p>27.1109637047894</text:p>
          </table:table-cell>
          <table:table-cell table:formula="of:=0.5*[.D78]*[.$C$6]" office:value-type="float" office:value="18.0842941005295" calcext:value-type="float">
            <text:p>18.0842941005295</text:p>
          </table:table-cell>
          <table:table-cell table:formula="of:=SQRT([.H78]*[.H78]+[.I78]*[.I78])" office:value-type="float" office:value="32.5890479473834" calcext:value-type="float">
            <text:p>32.589047947383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(64-[.$C$11]*ABS(64-[.A79]))/64" office:value-type="float" office:value="1" calcext:value-type="float">
            <text:p>1</text:p>
          </table:table-cell>
          <table:table-cell table:formula="of:=SIN([.A79]*[.$C$7]+[.$C$8])*[.$C$9]*[.B79]+[.$C$10]" office:value-type="float" office:value="0.831912126510643" calcext:value-type="float">
            <text:p>0.831912126510643</text:p>
          </table:table-cell>
          <table:table-cell table:formula="of:=[.C79]+([.$C$5]*[.E78])-[.F78]" office:value-type="float" office:value="55.0079351846076" calcext:value-type="float">
            <text:p>55.0079351846076</text:p>
          </table:table-cell>
          <table:table-cell table:formula="of:=[.D79]" office:value-type="float" office:value="55.0079351846076" calcext:value-type="float">
            <text:p>55.0079351846076</text:p>
          </table:table-cell>
          <table:table-cell table:formula="of:=[.E78]" office:value-type="float" office:value="32.5508698948662" calcext:value-type="float">
            <text:p>32.5508698948662</text:p>
          </table:table-cell>
          <table:table-cell/>
          <table:table-cell table:formula="of:=0.5*[.$C$5]*[.D79]-[.F79]" office:value-type="float" office:value="13.1865569537203" calcext:value-type="float">
            <text:p>13.1865569537203</text:p>
          </table:table-cell>
          <table:table-cell table:formula="of:=0.5*[.D79]*[.$C$6]" office:value-type="float" office:value="30.560770908866" calcext:value-type="float">
            <text:p>30.560770908866</text:p>
          </table:table-cell>
          <table:table-cell table:formula="of:=SQRT([.H79]*[.H79]+[.I79]*[.I79])" office:value-type="float" office:value="33.2843206756259" calcext:value-type="float">
            <text:p>33.284320675625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(64-[.$C$11]*ABS(64-[.A80]))/64" office:value-type="float" office:value="1" calcext:value-type="float">
            <text:p>1</text:p>
          </table:table-cell>
          <table:table-cell table:formula="of:=SIN([.A80]*[.$C$7]+[.$C$8])*[.$C$9]*[.B80]+[.$C$10]" office:value-type="float" office:value="0.383419633467814" calcext:value-type="float">
            <text:p>0.383419633467814</text:p>
          </table:table-cell>
          <table:table-cell table:formula="of:=[.C80]+([.$C$5]*[.E79])-[.F79]" office:value-type="float" office:value="59.3074034357746" calcext:value-type="float">
            <text:p>59.3074034357746</text:p>
          </table:table-cell>
          <table:table-cell table:formula="of:=[.D80]" office:value-type="float" office:value="59.3074034357746" calcext:value-type="float">
            <text:p>59.3074034357746</text:p>
          </table:table-cell>
          <table:table-cell table:formula="of:=[.E79]" office:value-type="float" office:value="55.0079351846076" calcext:value-type="float">
            <text:p>55.0079351846076</text:p>
          </table:table-cell>
          <table:table-cell/>
          <table:table-cell table:formula="of:=0.5*[.$C$5]*[.D80]-[.F80]" office:value-type="float" office:value="-5.69563111211481" calcext:value-type="float">
            <text:p>-5.69563111211481</text:p>
          </table:table-cell>
          <table:table-cell table:formula="of:=0.5*[.D80]*[.$C$6]" office:value-type="float" office:value="32.9494274511066" calcext:value-type="float">
            <text:p>32.9494274511066</text:p>
          </table:table-cell>
          <table:table-cell table:formula="of:=SQRT([.H80]*[.H80]+[.I80]*[.I80])" office:value-type="float" office:value="33.4380768454321" calcext:value-type="float">
            <text:p>33.438076845432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(64-[.$C$11]*ABS(64-[.A81]))/64" office:value-type="float" office:value="1" calcext:value-type="float">
            <text:p>1</text:p>
          </table:table-cell>
          <table:table-cell table:formula="of:=SIN([.A81]*[.$C$7]+[.$C$8])*[.$C$9]*[.B81]+[.$C$10]" office:value-type="float" office:value="-0.194308574252493" calcext:value-type="float">
            <text:p>-0.194308574252493</text:p>
          </table:table-cell>
          <table:table-cell table:formula="of:=[.C81]+([.$C$5]*[.E80])-[.F80]" office:value-type="float" office:value="43.4223643861255" calcext:value-type="float">
            <text:p>43.4223643861255</text:p>
          </table:table-cell>
          <table:table-cell table:formula="of:=[.D81]" office:value-type="float" office:value="43.4223643861255" calcext:value-type="float">
            <text:p>43.4223643861255</text:p>
          </table:table-cell>
          <table:table-cell table:formula="of:=[.E80]" office:value-type="float" office:value="59.3074034357746" calcext:value-type="float">
            <text:p>59.3074034357746</text:p>
          </table:table-cell>
          <table:table-cell/>
          <table:table-cell table:formula="of:=0.5*[.$C$5]*[.D81]-[.F81]" office:value-type="float" office:value="-23.2030267119812" calcext:value-type="float">
            <text:p>-23.2030267119812</text:p>
          </table:table-cell>
          <table:table-cell table:formula="of:=0.5*[.D81]*[.$C$6]" office:value-type="float" office:value="24.1241727374819" calcext:value-type="float">
            <text:p>24.1241727374819</text:p>
          </table:table-cell>
          <table:table-cell table:formula="of:=SQRT([.H81]*[.H81]+[.I81]*[.I81])" office:value-type="float" office:value="33.4717217792091" calcext:value-type="float">
            <text:p>33.471721779209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(64-[.$C$11]*ABS(64-[.A82]))/64" office:value-type="float" office:value="1" calcext:value-type="float">
            <text:p>1</text:p>
          </table:table-cell>
          <table:table-cell table:formula="of:=SIN([.A82]*[.$C$7]+[.$C$8])*[.$C$9]*[.B82]+[.$C$10]" office:value-type="float" office:value="-0.706542985438797" calcext:value-type="float">
            <text:p>-0.706542985438797</text:p>
          </table:table-cell>
          <table:table-cell table:formula="of:=[.C82]+([.$C$5]*[.E81])-[.F81]" office:value-type="float" office:value="12.1948070263734" calcext:value-type="float">
            <text:p>12.1948070263734</text:p>
          </table:table-cell>
          <table:table-cell table:formula="of:=[.D82]" office:value-type="float" office:value="12.1948070263734" calcext:value-type="float">
            <text:p>12.1948070263734</text:p>
          </table:table-cell>
          <table:table-cell table:formula="of:=[.E81]" office:value-type="float" office:value="43.4223643861255" calcext:value-type="float">
            <text:p>43.4223643861255</text:p>
          </table:table-cell>
          <table:table-cell/>
          <table:table-cell table:formula="of:=0.5*[.$C$5]*[.D82]-[.F82]" office:value-type="float" office:value="-33.2827528477259" calcext:value-type="float">
            <text:p>-33.2827528477259</text:p>
          </table:table-cell>
          <table:table-cell table:formula="of:=0.5*[.D82]*[.$C$6]" office:value-type="float" office:value="6.77507167938768" calcext:value-type="float">
            <text:p>6.77507167938768</text:p>
          </table:table-cell>
          <table:table-cell table:formula="of:=SQRT([.H82]*[.H82]+[.I82]*[.I82])" office:value-type="float" office:value="33.9653239846708" calcext:value-type="float">
            <text:p>33.965323984670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(64-[.$C$11]*ABS(64-[.A83]))/64" office:value-type="float" office:value="1" calcext:value-type="float">
            <text:p>1</text:p>
          </table:table-cell>
          <table:table-cell table:formula="of:=SIN([.A83]*[.$C$7]+[.$C$8])*[.$C$9]*[.B83]+[.$C$10]" office:value-type="float" office:value="-0.9806294779917" calcext:value-type="float">
            <text:p>-0.9806294779917</text:p>
          </table:table-cell>
          <table:table-cell table:formula="of:=[.C83]+([.$C$5]*[.E82])-[.F82]" office:value-type="float" office:value="-24.1237707873181" calcext:value-type="float">
            <text:p>-24.1237707873181</text:p>
          </table:table-cell>
          <table:table-cell table:formula="of:=[.D83]" office:value-type="float" office:value="-24.1237707873181" calcext:value-type="float">
            <text:p>-24.1237707873181</text:p>
          </table:table-cell>
          <table:table-cell table:formula="of:=[.E82]" office:value-type="float" office:value="12.1948070263734" calcext:value-type="float">
            <text:p>12.1948070263734</text:p>
          </table:table-cell>
          <table:table-cell/>
          <table:table-cell table:formula="of:=0.5*[.$C$5]*[.D83]-[.F83]" office:value-type="float" office:value="-32.2529895048492" calcext:value-type="float">
            <text:p>-32.2529895048492</text:p>
          </table:table-cell>
          <table:table-cell table:formula="of:=0.5*[.D83]*[.$C$6]" office:value-type="float" office:value="-13.4024487560754" calcext:value-type="float">
            <text:p>-13.4024487560754</text:p>
          </table:table-cell>
          <table:table-cell table:formula="of:=SQRT([.H83]*[.H83]+[.I83]*[.I83])" office:value-type="float" office:value="34.926794365632" calcext:value-type="float">
            <text:p>34.92679436563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64-[.$C$11]*ABS(64-[.A84]))/64" office:value-type="float" office:value="1" calcext:value-type="float">
            <text:p>1</text:p>
          </table:table-cell>
          <table:table-cell table:formula="of:=SIN([.A84]*[.$C$7]+[.$C$8])*[.$C$9]*[.B84]+[.$C$10]" office:value-type="float" office:value="-0.924184249266186" calcext:value-type="float">
            <text:p>-0.924184249266186</text:p>
          </table:table-cell>
          <table:table-cell table:formula="of:=[.C84]+([.$C$5]*[.E83])-[.F83]" office:value-type="float" office:value="-53.2353562325912" calcext:value-type="float">
            <text:p>-53.2353562325912</text:p>
          </table:table-cell>
          <table:table-cell table:formula="of:=[.D84]" office:value-type="float" office:value="-53.2353562325912" calcext:value-type="float">
            <text:p>-53.2353562325912</text:p>
          </table:table-cell>
          <table:table-cell table:formula="of:=[.E83]" office:value-type="float" office:value="-24.1237707873181" calcext:value-type="float">
            <text:p>-24.1237707873181</text:p>
          </table:table-cell>
          <table:table-cell/>
          <table:table-cell table:formula="of:=0.5*[.$C$5]*[.D84]-[.F84]" office:value-type="float" office:value="-20.1398105173644" calcext:value-type="float">
            <text:p>-20.1398105173644</text:p>
          </table:table-cell>
          <table:table-cell table:formula="of:=0.5*[.D84]*[.$C$6]" office:value-type="float" office:value="-29.5759788222579" calcext:value-type="float">
            <text:p>-29.5759788222579</text:p>
          </table:table-cell>
          <table:table-cell table:formula="of:=SQRT([.H84]*[.H84]+[.I84]*[.I84])" office:value-type="float" office:value="35.7819855649458" calcext:value-type="float">
            <text:p>35.781985564945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(64-[.$C$11]*ABS(64-[.A85]))/64" office:value-type="float" office:value="1" calcext:value-type="float">
            <text:p>1</text:p>
          </table:table-cell>
          <table:table-cell table:formula="of:=SIN([.A85]*[.$C$7]+[.$C$8])*[.$C$9]*[.B85]+[.$C$10]" office:value-type="float" office:value="-0.556232771193613" calcext:value-type="float">
            <text:p>-0.556232771193613</text:p>
          </table:table-cell>
          <table:table-cell table:formula="of:=[.C85]+([.$C$5]*[.E84])-[.F84]" office:value-type="float" office:value="-64.9596245932405" calcext:value-type="float">
            <text:p>-64.9596245932405</text:p>
          </table:table-cell>
          <table:table-cell table:formula="of:=[.D85]" office:value-type="float" office:value="-64.9596245932405" calcext:value-type="float">
            <text:p>-64.9596245932405</text:p>
          </table:table-cell>
          <table:table-cell table:formula="of:=[.E84]" office:value-type="float" office:value="-53.2353562325912" calcext:value-type="float">
            <text:p>-53.2353562325912</text:p>
          </table:table-cell>
          <table:table-cell/>
          <table:table-cell table:formula="of:=0.5*[.$C$5]*[.D85]-[.F85]" office:value-type="float" office:value="-0.776598005901093" calcext:value-type="float">
            <text:p>-0.776598005901093</text:p>
          </table:table-cell>
          <table:table-cell table:formula="of:=0.5*[.D85]*[.$C$6]" office:value-type="float" office:value="-36.0896332294157" calcext:value-type="float">
            <text:p>-36.0896332294157</text:p>
          </table:table-cell>
          <table:table-cell table:formula="of:=SQRT([.H85]*[.H85]+[.I85]*[.I85])" office:value-type="float" office:value="36.0979879092522" calcext:value-type="float">
            <text:p>36.097987909252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(64-[.$C$11]*ABS(64-[.A86]))/64" office:value-type="float" office:value="1" calcext:value-type="float">
            <text:p>1</text:p>
          </table:table-cell>
          <table:table-cell table:formula="of:=SIN([.A86]*[.$C$7]+[.$C$8])*[.$C$9]*[.B86]+[.$C$10]" office:value-type="float" office:value="-0.000797050172707245" calcext:value-type="float">
            <text:p>-0.000797050172707245</text:p>
          </table:table-cell>
          <table:table-cell table:formula="of:=[.C86]+([.$C$5]*[.E85])-[.F85]" office:value-type="float" office:value="-54.7893492945661" calcext:value-type="float">
            <text:p>-54.7893492945661</text:p>
          </table:table-cell>
          <table:table-cell table:formula="of:=[.D86]" office:value-type="float" office:value="-54.7893492945661" calcext:value-type="float">
            <text:p>-54.7893492945661</text:p>
          </table:table-cell>
          <table:table-cell table:formula="of:=[.E85]" office:value-type="float" office:value="-64.9596245932405" calcext:value-type="float">
            <text:p>-64.9596245932405</text:p>
          </table:table-cell>
          <table:table-cell/>
          <table:table-cell table:formula="of:=0.5*[.$C$5]*[.D86]-[.F86]" office:value-type="float" office:value="19.4039452711219" calcext:value-type="float">
            <text:p>19.4039452711219</text:p>
          </table:table-cell>
          <table:table-cell table:formula="of:=0.5*[.D86]*[.$C$6]" office:value-type="float" office:value="-30.4393310968271" calcext:value-type="float">
            <text:p>-30.4393310968271</text:p>
          </table:table-cell>
          <table:table-cell table:formula="of:=SQRT([.H86]*[.H86]+[.I86]*[.I86])" office:value-type="float" office:value="36.0980050654736" calcext:value-type="float">
            <text:p>36.098005065473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(64-[.$C$11]*ABS(64-[.A87]))/64" office:value-type="float" office:value="1" calcext:value-type="float">
            <text:p>1</text:p>
          </table:table-cell>
          <table:table-cell table:formula="of:=SIN([.A87]*[.$C$7]+[.$C$8])*[.$C$9]*[.B87]+[.$C$10]" office:value-type="float" office:value="0.55490732518854" calcext:value-type="float">
            <text:p>0.55490732518854</text:p>
          </table:table-cell>
          <table:table-cell table:formula="of:=[.C87]+([.$C$5]*[.E86])-[.F86]" office:value-type="float" office:value="-25.5968267258082" calcext:value-type="float">
            <text:p>-25.5968267258082</text:p>
          </table:table-cell>
          <table:table-cell table:formula="of:=[.D87]" office:value-type="float" office:value="-25.5968267258082" calcext:value-type="float">
            <text:p>-25.5968267258082</text:p>
          </table:table-cell>
          <table:table-cell table:formula="of:=[.E86]" office:value-type="float" office:value="-54.7893492945661" calcext:value-type="float">
            <text:p>-54.7893492945661</text:p>
          </table:table-cell>
          <table:table-cell/>
          <table:table-cell table:formula="of:=0.5*[.$C$5]*[.D87]-[.F87]" office:value-type="float" office:value="33.5063655577907" calcext:value-type="float">
            <text:p>33.5063655577907</text:p>
          </table:table-cell>
          <table:table-cell table:formula="of:=0.5*[.D87]*[.$C$6]" office:value-type="float" office:value="-14.2208347747664" calcext:value-type="float">
            <text:p>-14.2208347747664</text:p>
          </table:table-cell>
          <table:table-cell table:formula="of:=SQRT([.H87]*[.H87]+[.I87]*[.I87])" office:value-type="float" office:value="36.3992949737149" calcext:value-type="float">
            <text:p>36.399294973714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(64-[.$C$11]*ABS(64-[.A88]))/64" office:value-type="float" office:value="1" calcext:value-type="float">
            <text:p>1</text:p>
          </table:table-cell>
          <table:table-cell table:formula="of:=SIN([.A88]*[.$C$7]+[.$C$8])*[.$C$9]*[.B88]+[.$C$10]" office:value-type="float" office:value="0.923574213444872" calcext:value-type="float">
            <text:p>0.923574213444872</text:p>
          </table:table-cell>
          <table:table-cell table:formula="of:=[.C88]+([.$C$5]*[.E87])-[.F87]" office:value-type="float" office:value="13.1469560344602" calcext:value-type="float">
            <text:p>13.1469560344602</text:p>
          </table:table-cell>
          <table:table-cell table:formula="of:=[.D88]" office:value-type="float" office:value="13.1469560344602" calcext:value-type="float">
            <text:p>13.1469560344602</text:p>
          </table:table-cell>
          <table:table-cell table:formula="of:=[.E87]" office:value-type="float" office:value="-25.5968267258082" calcext:value-type="float">
            <text:p>-25.5968267258082</text:p>
          </table:table-cell>
          <table:table-cell/>
          <table:table-cell table:formula="of:=0.5*[.$C$5]*[.D88]-[.F88]" office:value-type="float" office:value="36.5281212361313" calcext:value-type="float">
            <text:p>36.5281212361313</text:p>
          </table:table-cell>
          <table:table-cell table:formula="of:=0.5*[.D88]*[.$C$6]" office:value-type="float" office:value="7.30405731772494" calcext:value-type="float">
            <text:p>7.30405731772494</text:p>
          </table:table-cell>
          <table:table-cell table:formula="of:=SQRT([.H88]*[.H88]+[.I88]*[.I88])" office:value-type="float" office:value="37.2512133271135" calcext:value-type="float">
            <text:p>37.251213327113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(64-[.$C$11]*ABS(64-[.A89]))/64" office:value-type="float" office:value="1" calcext:value-type="float">
            <text:p>1</text:p>
          </table:table-cell>
          <table:table-cell table:formula="of:=SIN([.A89]*[.$C$7]+[.$C$8])*[.$C$9]*[.B89]+[.$C$10]" office:value-type="float" office:value="0.980940471494284" calcext:value-type="float">
            <text:p>0.980940471494284</text:p>
          </table:table-cell>
          <table:table-cell table:formula="of:=[.C89]+([.$C$5]*[.E88])-[.F88]" office:value-type="float" office:value="48.4403562179486" calcext:value-type="float">
            <text:p>48.4403562179486</text:p>
          </table:table-cell>
          <table:table-cell table:formula="of:=[.D89]" office:value-type="float" office:value="48.4403562179486" calcext:value-type="float">
            <text:p>48.4403562179486</text:p>
          </table:table-cell>
          <table:table-cell table:formula="of:=[.E88]" office:value-type="float" office:value="13.1469560344602" calcext:value-type="float">
            <text:p>13.1469560344602</text:p>
          </table:table-cell>
          <table:table-cell/>
          <table:table-cell table:formula="of:=0.5*[.$C$5]*[.D89]-[.F89]" office:value-type="float" office:value="27.129728440289" calcext:value-type="float">
            <text:p>27.129728440289</text:p>
          </table:table-cell>
          <table:table-cell table:formula="of:=0.5*[.D89]*[.$C$6]" office:value-type="float" office:value="26.9120195868546" calcext:value-type="float">
            <text:p>26.9120195868546</text:p>
          </table:table-cell>
          <table:table-cell table:formula="of:=SQRT([.H89]*[.H89]+[.I89]*[.I89])" office:value-type="float" office:value="38.2135965787973" calcext:value-type="float">
            <text:p>38.213596578797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(64-[.$C$11]*ABS(64-[.A90]))/64" office:value-type="float" office:value="1" calcext:value-type="float">
            <text:p>1</text:p>
          </table:table-cell>
          <table:table-cell table:formula="of:=SIN([.A90]*[.$C$7]+[.$C$8])*[.$C$9]*[.B90]+[.$C$10]" office:value-type="float" office:value="0.707670184557627" calcext:value-type="float">
            <text:p>0.707670184557627</text:p>
          </table:table-cell>
          <table:table-cell table:formula="of:=[.C90]+([.$C$5]*[.E89])-[.F89]" office:value-type="float" office:value="68.1140830995958" calcext:value-type="float">
            <text:p>68.1140830995958</text:p>
          </table:table-cell>
          <table:table-cell table:formula="of:=[.D90]" office:value-type="float" office:value="68.1140830995958" calcext:value-type="float">
            <text:p>68.1140830995958</text:p>
          </table:table-cell>
          <table:table-cell table:formula="of:=[.E89]" office:value-type="float" office:value="48.4403562179486" calcext:value-type="float">
            <text:p>48.4403562179486</text:p>
          </table:table-cell>
          <table:table-cell/>
          <table:table-cell table:formula="of:=0.5*[.$C$5]*[.D90]-[.F90]" office:value-type="float" office:value="8.19443442945694" calcext:value-type="float">
            <text:p>8.19443442945694</text:p>
          </table:table-cell>
          <table:table-cell table:formula="of:=0.5*[.D90]*[.$C$6]" office:value-type="float" office:value="37.8421564504877" calcext:value-type="float">
            <text:p>37.8421564504877</text:p>
          </table:table-cell>
          <table:table-cell table:formula="of:=SQRT([.H90]*[.H90]+[.I90]*[.I90])" office:value-type="float" office:value="38.7192143572395" calcext:value-type="float">
            <text:p>38.719214357239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(64-[.$C$11]*ABS(64-[.A91]))/64" office:value-type="float" office:value="1" calcext:value-type="float">
            <text:p>1</text:p>
          </table:table-cell>
          <table:table-cell table:formula="of:=SIN([.A91]*[.$C$7]+[.$C$8])*[.$C$9]*[.B91]+[.$C$10]" office:value-type="float" office:value="0.195872044391136" calcext:value-type="float">
            <text:p>0.195872044391136</text:p>
          </table:table-cell>
          <table:table-cell table:formula="of:=[.C91]+([.$C$5]*[.E90])-[.F90]" office:value-type="float" office:value="65.0250971212536" calcext:value-type="float">
            <text:p>65.0250971212536</text:p>
          </table:table-cell>
          <table:table-cell table:formula="of:=[.D91]" office:value-type="float" office:value="65.0250971212536" calcext:value-type="float">
            <text:p>65.0250971212536</text:p>
          </table:table-cell>
          <table:table-cell table:formula="of:=[.E90]" office:value-type="float" office:value="68.1140830995958" calcext:value-type="float">
            <text:p>68.1140830995958</text:p>
          </table:table-cell>
          <table:table-cell/>
          <table:table-cell table:formula="of:=0.5*[.$C$5]*[.D91]-[.F91]" office:value-type="float" office:value="-14.0476904432545" calcext:value-type="float">
            <text:p>-14.0476904432545</text:p>
          </table:table-cell>
          <table:table-cell table:formula="of:=0.5*[.D91]*[.$C$6]" office:value-type="float" office:value="36.1260078165134" calcext:value-type="float">
            <text:p>36.1260078165134</text:p>
          </table:table-cell>
          <table:table-cell table:formula="of:=SQRT([.H91]*[.H91]+[.I91]*[.I91])" office:value-type="float" office:value="38.7611409474526" calcext:value-type="float">
            <text:p>38.761140947452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(64-[.$C$11]*ABS(64-[.A92]))/64" office:value-type="float" office:value="1" calcext:value-type="float">
            <text:p>1</text:p>
          </table:table-cell>
          <table:table-cell table:formula="of:=SIN([.A92]*[.$C$7]+[.$C$8])*[.$C$9]*[.B92]+[.$C$10]" office:value-type="float" office:value="-0.381946876749138" calcext:value-type="float">
            <text:p>-0.381946876749138</text:p>
          </table:table-cell>
          <table:table-cell table:formula="of:=[.C92]+([.$C$5]*[.E91])-[.F91]" office:value-type="float" office:value="39.6367553363377" calcext:value-type="float">
            <text:p>39.6367553363377</text:p>
          </table:table-cell>
          <table:table-cell table:formula="of:=[.D92]" office:value-type="float" office:value="39.6367553363377" calcext:value-type="float">
            <text:p>39.6367553363377</text:p>
          </table:table-cell>
          <table:table-cell table:formula="of:=[.E91]" office:value-type="float" office:value="65.0250971212536" calcext:value-type="float">
            <text:p>65.0250971212536</text:p>
          </table:table-cell>
          <table:table-cell/>
          <table:table-cell table:formula="of:=0.5*[.$C$5]*[.D92]-[.F92]" office:value-type="float" office:value="-32.0683393075491" calcext:value-type="float">
            <text:p>-32.0683393075491</text:p>
          </table:table-cell>
          <table:table-cell table:formula="of:=0.5*[.D92]*[.$C$6]" office:value-type="float" office:value="22.0210010671978" calcext:value-type="float">
            <text:p>22.0210010671978</text:p>
          </table:table-cell>
          <table:table-cell table:formula="of:=SQRT([.H92]*[.H92]+[.I92]*[.I92])" office:value-type="float" office:value="38.9011937341983" calcext:value-type="float">
            <text:p>38.901193734198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(64-[.$C$11]*ABS(64-[.A93]))/64" office:value-type="float" office:value="1" calcext:value-type="float">
            <text:p>1</text:p>
          </table:table-cell>
          <table:table-cell table:formula="of:=SIN([.A93]*[.$C$7]+[.$C$8])*[.$C$9]*[.B93]+[.$C$10]" office:value-type="float" office:value="-0.831026491717057" calcext:value-type="float">
            <text:p>-0.831026491717057</text:p>
          </table:table-cell>
          <table:table-cell table:formula="of:=[.C93]+([.$C$5]*[.E92])-[.F92]" office:value-type="float" office:value="0.0573920144382782" calcext:value-type="float">
            <text:p>0.0573920144382782</text:p>
          </table:table-cell>
          <table:table-cell table:formula="of:=[.D93]" office:value-type="float" office:value="0.0573920144382782" calcext:value-type="float">
            <text:p>0.0573920144382782</text:p>
          </table:table-cell>
          <table:table-cell table:formula="of:=[.E92]" office:value-type="float" office:value="39.6367553363377" calcext:value-type="float">
            <text:p>39.6367553363377</text:p>
          </table:table-cell>
          <table:table-cell/>
          <table:table-cell table:formula="of:=0.5*[.$C$5]*[.D93]-[.F93]" office:value-type="float" office:value="-39.5890356200231" calcext:value-type="float">
            <text:p>-39.5890356200231</text:p>
          </table:table-cell>
          <table:table-cell table:formula="of:=0.5*[.D93]*[.$C$6]" office:value-type="float" office:value="0.0318852943554468" calcext:value-type="float">
            <text:p>0.0318852943554468</text:p>
          </table:table-cell>
          <table:table-cell table:formula="of:=SQRT([.H93]*[.H93]+[.I93]*[.I93])" office:value-type="float" office:value="39.5890484603438" calcext:value-type="float">
            <text:p>39.589048460343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64-[.$C$11]*ABS(64-[.A94]))/64" office:value-type="float" office:value="1" calcext:value-type="float">
            <text:p>1</text:p>
          </table:table-cell>
          <table:table-cell table:formula="of:=SIN([.A94]*[.$C$7]+[.$C$8])*[.$C$9]*[.B94]+[.$C$10]" office:value-type="float" office:value="-0.999999682291387" calcext:value-type="float">
            <text:p>-0.999999682291387</text:p>
          </table:table-cell>
          <table:table-cell table:formula="of:=[.C94]+([.$C$5]*[.E93])-[.F93]" office:value-type="float" office:value="-40.5413155859998" calcext:value-type="float">
            <text:p>-40.5413155859998</text:p>
          </table:table-cell>
          <table:table-cell table:formula="of:=[.D94]" office:value-type="float" office:value="-40.5413155859998" calcext:value-type="float">
            <text:p>-40.5413155859998</text:p>
          </table:table-cell>
          <table:table-cell table:formula="of:=[.E93]" office:value-type="float" office:value="0.0573920144382782" calcext:value-type="float">
            <text:p>0.0573920144382782</text:p>
          </table:table-cell>
          <table:table-cell/>
          <table:table-cell table:formula="of:=0.5*[.$C$5]*[.D94]-[.F94]" office:value-type="float" office:value="-33.7662641932832" calcext:value-type="float">
            <text:p>-33.7662641932832</text:p>
          </table:table-cell>
          <table:table-cell table:formula="of:=0.5*[.D94]*[.$C$6]" office:value-type="float" office:value="-22.5235478083255" calcext:value-type="float">
            <text:p>-22.5235478083255</text:p>
          </table:table-cell>
          <table:table-cell table:formula="of:=SQRT([.H94]*[.H94]+[.I94]*[.I94])" office:value-type="float" office:value="40.5890478262859" calcext:value-type="float">
            <text:p>40.589047826285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(64-[.$C$11]*ABS(64-[.A95]))/64" office:value-type="float" office:value="1" calcext:value-type="float">
            <text:p>1</text:p>
          </table:table-cell>
          <table:table-cell table:formula="of:=SIN([.A95]*[.$C$7]+[.$C$8])*[.$C$9]*[.B95]+[.$C$10]" office:value-type="float" office:value="-0.831912215722749" calcext:value-type="float">
            <text:p>-0.831912215722749</text:p>
          </table:table-cell>
          <table:table-cell table:formula="of:=[.C95]+([.$C$5]*[.E94])-[.F94]" office:value-type="float" office:value="-68.3070485878509" calcext:value-type="float">
            <text:p>-68.3070485878509</text:p>
          </table:table-cell>
          <table:table-cell table:formula="of:=[.D95]" office:value-type="float" office:value="-68.3070485878509" calcext:value-type="float">
            <text:p>-68.3070485878509</text:p>
          </table:table-cell>
          <table:table-cell table:formula="of:=[.E94]" office:value-type="float" office:value="-40.5413155859998" calcext:value-type="float">
            <text:p>-40.5413155859998</text:p>
          </table:table-cell>
          <table:table-cell/>
          <table:table-cell table:formula="of:=0.5*[.$C$5]*[.D95]-[.F95]" office:value-type="float" office:value="-16.2539200021902" calcext:value-type="float">
            <text:p>-16.2539200021902</text:p>
          </table:table-cell>
          <table:table-cell table:formula="of:=0.5*[.D95]*[.$C$6]" office:value-type="float" office:value="-37.9493623301502" calcext:value-type="float">
            <text:p>-37.9493623301502</text:p>
          </table:table-cell>
          <table:table-cell table:formula="of:=SQRT([.H95]*[.H95]+[.I95]*[.I95])" office:value-type="float" office:value="41.2837015867354" calcext:value-type="float">
            <text:p>41.283701586735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(64-[.$C$11]*ABS(64-[.A96]))/64" office:value-type="float" office:value="1" calcext:value-type="float">
            <text:p>1</text:p>
          </table:table-cell>
          <table:table-cell table:formula="of:=SIN([.A96]*[.$C$7]+[.$C$8])*[.$C$9]*[.B96]+[.$C$10]" office:value-type="float" office:value="-0.383419781950266" calcext:value-type="float">
            <text:p>-0.383419781950266</text:p>
          </table:table-cell>
          <table:table-cell table:formula="of:=[.C96]+([.$C$5]*[.E95])-[.F95]" office:value-type="float" office:value="-73.4325753723304" calcext:value-type="float">
            <text:p>-73.4325753723304</text:p>
          </table:table-cell>
          <table:table-cell table:formula="of:=[.D96]" office:value-type="float" office:value="-73.4325753723304" calcext:value-type="float">
            <text:p>-73.4325753723304</text:p>
          </table:table-cell>
          <table:table-cell table:formula="of:=[.E95]" office:value-type="float" office:value="-68.3070485878509" calcext:value-type="float">
            <text:p>-68.3070485878509</text:p>
          </table:table-cell>
          <table:table-cell/>
          <table:table-cell table:formula="of:=0.5*[.$C$5]*[.D96]-[.F96]" office:value-type="float" office:value="7.2500932027106" calcext:value-type="float">
            <text:p>7.2500932027106</text:p>
          </table:table-cell>
          <table:table-cell table:formula="of:=0.5*[.D96]*[.$C$6]" office:value-type="float" office:value="-40.7969523973296" calcext:value-type="float">
            <text:p>-40.7969523973296</text:p>
          </table:table-cell>
          <table:table-cell table:formula="of:=SQRT([.H96]*[.H96]+[.I96]*[.I96])" office:value-type="float" office:value="41.4361578377866" calcext:value-type="float">
            <text:p>41.436157837786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(64-[.$C$11]*ABS(64-[.A97]))/64" office:value-type="float" office:value="1" calcext:value-type="float">
            <text:p>1</text:p>
          </table:table-cell>
          <table:table-cell table:formula="of:=SIN([.A97]*[.$C$7]+[.$C$8])*[.$C$9]*[.B97]+[.$C$10]" office:value-type="float" office:value="0.194308416547303" calcext:value-type="float">
            <text:p>0.194308416547303</text:p>
          </table:table-cell>
          <table:table-cell table:formula="of:=[.C97]+([.$C$5]*[.E96])-[.F96]" office:value-type="float" office:value="-53.6125537658824" calcext:value-type="float">
            <text:p>-53.6125537658824</text:p>
          </table:table-cell>
          <table:table-cell table:formula="of:=[.D97]" office:value-type="float" office:value="-53.6125537658824" calcext:value-type="float">
            <text:p>-53.6125537658824</text:p>
          </table:table-cell>
          <table:table-cell table:formula="of:=[.E96]" office:value-type="float" office:value="-73.4325753723304" calcext:value-type="float">
            <text:p>-73.4325753723304</text:p>
          </table:table-cell>
          <table:table-cell/>
          <table:table-cell table:formula="of:=0.5*[.$C$5]*[.D97]-[.F97]" office:value-type="float" office:value="28.8553657787752" calcext:value-type="float">
            <text:p>28.8553657787752</text:p>
          </table:table-cell>
          <table:table-cell table:formula="of:=0.5*[.D97]*[.$C$6]" office:value-type="float" office:value="-29.7855385405716" calcext:value-type="float">
            <text:p>-29.7855385405716</text:p>
          </table:table-cell>
          <table:table-cell table:formula="of:=SQRT([.H97]*[.H97]+[.I97]*[.I97])" office:value-type="float" office:value="41.4705972995179" calcext:value-type="float">
            <text:p>41.470597299517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(64-[.$C$11]*ABS(64-[.A98]))/64" office:value-type="float" office:value="1" calcext:value-type="float">
            <text:p>1</text:p>
          </table:table-cell>
          <table:table-cell table:formula="of:=SIN([.A98]*[.$C$7]+[.$C$8])*[.$C$9]*[.B98]+[.$C$10]" office:value-type="float" office:value="0.706542871667102" calcext:value-type="float">
            <text:p>0.706542871667102</text:p>
          </table:table-cell>
          <table:table-cell table:formula="of:=[.C98]+([.$C$5]*[.E97])-[.F97]" office:value-type="float" office:value="-15.015300943113" calcext:value-type="float">
            <text:p>-15.015300943113</text:p>
          </table:table-cell>
          <table:table-cell table:formula="of:=[.D98]" office:value-type="float" office:value="-15.015300943113" calcext:value-type="float">
            <text:p>-15.015300943113</text:p>
          </table:table-cell>
          <table:table-cell table:formula="of:=[.E97]" office:value-type="float" office:value="-53.6125537658824" calcext:value-type="float">
            <text:p>-53.6125537658824</text:p>
          </table:table-cell>
          <table:table-cell/>
          <table:table-cell table:formula="of:=0.5*[.$C$5]*[.D98]-[.F98]" office:value-type="float" office:value="41.1277872282845" calcext:value-type="float">
            <text:p>41.1277872282845</text:p>
          </table:table-cell>
          <table:table-cell table:formula="of:=0.5*[.D98]*[.$C$6]" office:value-type="float" office:value="-8.34205411837674" calcext:value-type="float">
            <text:p>-8.34205411837674</text:p>
          </table:table-cell>
          <table:table-cell table:formula="of:=SQRT([.H98]*[.H98]+[.I98]*[.I98])" office:value-type="float" office:value="41.9652802827405" calcext:value-type="float">
            <text:p>41.965280282740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(64-[.$C$11]*ABS(64-[.A99]))/64" office:value-type="float" office:value="1" calcext:value-type="float">
            <text:p>1</text:p>
          </table:table-cell>
          <table:table-cell table:formula="of:=SIN([.A99]*[.$C$7]+[.$C$8])*[.$C$9]*[.B99]+[.$C$10]" office:value-type="float" office:value="0.980629446501474" calcext:value-type="float">
            <text:p>0.980629446501474</text:p>
          </table:table-cell>
          <table:table-cell table:formula="of:=[.C99]+([.$C$5]*[.E98])-[.F98]" office:value-type="float" office:value="29.6236501371881" calcext:value-type="float">
            <text:p>29.6236501371881</text:p>
          </table:table-cell>
          <table:table-cell table:formula="of:=[.D99]" office:value-type="float" office:value="29.6236501371881" calcext:value-type="float">
            <text:p>29.6236501371881</text:p>
          </table:table-cell>
          <table:table-cell table:formula="of:=[.E98]" office:value-type="float" office:value="-15.015300943113" calcext:value-type="float">
            <text:p>-15.015300943113</text:p>
          </table:table-cell>
          <table:table-cell/>
          <table:table-cell table:formula="of:=0.5*[.$C$5]*[.D99]-[.F99]" office:value-type="float" office:value="39.6464660030386" calcext:value-type="float">
            <text:p>39.6464660030386</text:p>
          </table:table-cell>
          <table:table-cell table:formula="of:=0.5*[.D99]*[.$C$6]" office:value-type="float" office:value="16.4580179621127" calcext:value-type="float">
            <text:p>16.4580179621127</text:p>
          </table:table-cell>
          <table:table-cell table:formula="of:=SQRT([.H99]*[.H99]+[.I99]*[.I99])" office:value-type="float" office:value="42.9267821036159" calcext:value-type="float">
            <text:p>42.926782103615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(64-[.$C$11]*ABS(64-[.A100]))/64" office:value-type="float" office:value="1" calcext:value-type="float">
            <text:p>1</text:p>
          </table:table-cell>
          <table:table-cell table:formula="of:=SIN([.A100]*[.$C$7]+[.$C$8])*[.$C$9]*[.B100]+[.$C$10]" office:value-type="float" office:value="0.924184310671548" calcext:value-type="float">
            <text:p>0.924184310671548</text:p>
          </table:table-cell>
          <table:table-cell table:formula="of:=[.C100]+([.$C$5]*[.E99])-[.F99]" office:value-type="float" office:value="65.2018153736358" calcext:value-type="float">
            <text:p>65.2018153736358</text:p>
          </table:table-cell>
          <table:table-cell table:formula="of:=[.D100]" office:value-type="float" office:value="65.2018153736358" calcext:value-type="float">
            <text:p>65.2018153736358</text:p>
          </table:table-cell>
          <table:table-cell table:formula="of:=[.E99]" office:value-type="float" office:value="29.6236501371881" calcext:value-type="float">
            <text:p>29.6236501371881</text:p>
          </table:table-cell>
          <table:table-cell/>
          <table:table-cell table:formula="of:=0.5*[.$C$5]*[.D100]-[.F100]" office:value-type="float" office:value="24.5896783769347" calcext:value-type="float">
            <text:p>24.5896783769347</text:p>
          </table:table-cell>
          <table:table-cell table:formula="of:=0.5*[.D100]*[.$C$6]" office:value-type="float" office:value="36.2241872156917" calcext:value-type="float">
            <text:p>36.2241872156917</text:p>
          </table:table-cell>
          <table:table-cell table:formula="of:=SQRT([.H100]*[.H100]+[.I100]*[.I100])" office:value-type="float" office:value="43.7817772836893" calcext:value-type="float">
            <text:p>43.781777283689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(64-[.$C$11]*ABS(64-[.A101]))/64" office:value-type="float" office:value="1" calcext:value-type="float">
            <text:p>1</text:p>
          </table:table-cell>
          <table:table-cell table:formula="of:=SIN([.A101]*[.$C$7]+[.$C$8])*[.$C$9]*[.B101]+[.$C$10]" office:value-type="float" office:value="0.556232904797225" calcext:value-type="float">
            <text:p>0.556232904797225</text:p>
          </table:table-cell>
          <table:table-cell table:formula="of:=[.C101]+([.$C$5]*[.E100])-[.F100]" office:value-type="float" office:value="79.3592397958548" calcext:value-type="float">
            <text:p>79.3592397958548</text:p>
          </table:table-cell>
          <table:table-cell table:formula="of:=[.D101]" office:value-type="float" office:value="79.3592397958548" calcext:value-type="float">
            <text:p>79.3592397958548</text:p>
          </table:table-cell>
          <table:table-cell table:formula="of:=[.E100]" office:value-type="float" office:value="65.2018153736358" calcext:value-type="float">
            <text:p>65.2018153736358</text:p>
          </table:table-cell>
          <table:table-cell/>
          <table:table-cell table:formula="of:=0.5*[.$C$5]*[.D101]-[.F101]" office:value-type="float" office:value="0.782981415064739" calcext:value-type="float">
            <text:p>0.782981415064739</text:p>
          </table:table-cell>
          <table:table-cell table:formula="of:=0.5*[.D101]*[.$C$6]" office:value-type="float" office:value="44.0896306826206" calcext:value-type="float">
            <text:p>44.0896306826206</text:p>
          </table:table-cell>
          <table:table-cell table:formula="of:=SQRT([.H101]*[.H101]+[.I101]*[.I101])" office:value-type="float" office:value="44.0965825617611" calcext:value-type="float">
            <text:p>44.096582561761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(64-[.$C$11]*ABS(64-[.A102]))/64" office:value-type="float" office:value="1" calcext:value-type="float">
            <text:p>1</text:p>
          </table:table-cell>
          <table:table-cell table:formula="of:=SIN([.A102]*[.$C$7]+[.$C$8])*[.$C$9]*[.B102]+[.$C$10]" office:value-type="float" office:value="0.000797210942034789" calcext:value-type="float">
            <text:p>0.000797210942034789</text:p>
          </table:table-cell>
          <table:table-cell table:formula="of:=[.C102]+([.$C$5]*[.E101])-[.F101]" office:value-type="float" office:value="66.7685754147073" calcext:value-type="float">
            <text:p>66.7685754147073</text:p>
          </table:table-cell>
          <table:table-cell table:formula="of:=[.D102]" office:value-type="float" office:value="66.7685754147073" calcext:value-type="float">
            <text:p>66.7685754147073</text:p>
          </table:table-cell>
          <table:table-cell table:formula="of:=[.E101]" office:value-type="float" office:value="79.3592397958548" calcext:value-type="float">
            <text:p>79.3592397958548</text:p>
          </table:table-cell>
          <table:table-cell/>
          <table:table-cell table:formula="of:=0.5*[.$C$5]*[.D102]-[.F102]" office:value-type="float" office:value="-23.8431979090648" calcext:value-type="float">
            <text:p>-23.8431979090648</text:p>
          </table:table-cell>
          <table:table-cell table:formula="of:=0.5*[.D102]*[.$C$6]" office:value-type="float" office:value="37.0946324437058" calcext:value-type="float">
            <text:p>37.0946324437058</text:p>
          </table:table-cell>
          <table:table-cell table:formula="of:=SQRT([.H102]*[.H102]+[.I102]*[.I102])" office:value-type="float" office:value="44.0965967242878" calcext:value-type="float">
            <text:p>44.096596724287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(64-[.$C$11]*ABS(64-[.A103]))/64" office:value-type="float" office:value="1" calcext:value-type="float">
            <text:p>1</text:p>
          </table:table-cell>
          <table:table-cell table:formula="of:=SIN([.A103]*[.$C$7]+[.$C$8])*[.$C$9]*[.B103]+[.$C$10]" office:value-type="float" office:value="-0.554907191442531" calcext:value-type="float">
            <text:p>-0.554907191442531</text:p>
          </table:table-cell>
          <table:table-cell table:formula="of:=[.C103]+([.$C$5]*[.E102])-[.F102]" office:value-type="float" office:value="31.1179367862827" calcext:value-type="float">
            <text:p>31.1179367862827</text:p>
          </table:table-cell>
          <table:table-cell table:formula="of:=[.D103]" office:value-type="float" office:value="31.1179367862827" calcext:value-type="float">
            <text:p>31.1179367862827</text:p>
          </table:table-cell>
          <table:table-cell table:formula="of:=[.E102]" office:value-type="float" office:value="66.7685754147073" calcext:value-type="float">
            <text:p>66.7685754147073</text:p>
          </table:table-cell>
          <table:table-cell/>
          <table:table-cell table:formula="of:=0.5*[.$C$5]*[.D103]-[.F103]" office:value-type="float" office:value="-40.8949564056484" calcext:value-type="float">
            <text:p>-40.8949564056484</text:p>
          </table:table-cell>
          <table:table-cell table:formula="of:=0.5*[.D103]*[.$C$6]" office:value-type="float" office:value="17.288199131464" calcext:value-type="float">
            <text:p>17.288199131464</text:p>
          </table:table-cell>
          <table:table-cell table:formula="of:=SQRT([.H103]*[.H103]+[.I103]*[.I103])" office:value-type="float" office:value="44.3990910788615" calcext:value-type="float">
            <text:p>44.399091078861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(64-[.$C$11]*ABS(64-[.A104]))/64" office:value-type="float" office:value="1" calcext:value-type="float">
            <text:p>1</text:p>
          </table:table-cell>
          <table:table-cell table:formula="of:=SIN([.A104]*[.$C$7]+[.$C$8])*[.$C$9]*[.B104]+[.$C$10]" office:value-type="float" office:value="-0.923574151802712" calcext:value-type="float">
            <text:p>-0.923574151802712</text:p>
          </table:table-cell>
          <table:table-cell table:formula="of:=[.C104]+([.$C$5]*[.E103])-[.F103]" office:value-type="float" office:value="-15.9449115483922" calcext:value-type="float">
            <text:p>-15.9449115483922</text:p>
          </table:table-cell>
          <table:table-cell table:formula="of:=[.D104]" office:value-type="float" office:value="-15.9449115483922" calcext:value-type="float">
            <text:p>-15.9449115483922</text:p>
          </table:table-cell>
          <table:table-cell table:formula="of:=[.E103]" office:value-type="float" office:value="31.1179367862827" calcext:value-type="float">
            <text:p>31.1179367862827</text:p>
          </table:table-cell>
          <table:table-cell/>
          <table:table-cell table:formula="of:=0.5*[.$C$5]*[.D104]-[.F104]" office:value-type="float" office:value="-44.3756462986339" calcext:value-type="float">
            <text:p>-44.3756462986339</text:p>
          </table:table-cell>
          <table:table-cell table:formula="of:=0.5*[.D104]*[.$C$6]" office:value-type="float" office:value="-8.85851809120262" calcext:value-type="float">
            <text:p>-8.85851809120262</text:p>
          </table:table-cell>
          <table:table-cell table:formula="of:=SQRT([.H104]*[.H104]+[.I104]*[.I104])" office:value-type="float" office:value="45.251202494449" calcext:value-type="float">
            <text:p>45.25120249444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(64-[.$C$11]*ABS(64-[.A105]))/64" office:value-type="float" office:value="1" calcext:value-type="float">
            <text:p>1</text:p>
          </table:table-cell>
          <table:table-cell table:formula="of:=SIN([.A105]*[.$C$7]+[.$C$8])*[.$C$9]*[.B105]+[.$C$10]" office:value-type="float" office:value="-0.980940502733127" calcext:value-type="float">
            <text:p>-0.980940502733127</text:p>
          </table:table-cell>
          <table:table-cell table:formula="of:=[.C105]+([.$C$5]*[.E104])-[.F104]" office:value-type="float" office:value="-58.6142963137183" calcext:value-type="float">
            <text:p>-58.6142963137183</text:p>
          </table:table-cell>
          <table:table-cell table:formula="of:=[.D105]" office:value-type="float" office:value="-58.6142963137183" calcext:value-type="float">
            <text:p>-58.6142963137183</text:p>
          </table:table-cell>
          <table:table-cell table:formula="of:=[.E104]" office:value-type="float" office:value="-15.9449115483922" calcext:value-type="float">
            <text:p>-15.9449115483922</text:p>
          </table:table-cell>
          <table:table-cell/>
          <table:table-cell table:formula="of:=0.5*[.$C$5]*[.D105]-[.F105]" office:value-type="float" office:value="-32.7910950101711" calcext:value-type="float">
            <text:p>-32.7910950101711</text:p>
          </table:table-cell>
          <table:table-cell table:formula="of:=0.5*[.D105]*[.$C$6]" office:value-type="float" office:value="-32.5643577715889" calcext:value-type="float">
            <text:p>-32.5643577715889</text:p>
          </table:table-cell>
          <table:table-cell table:formula="of:=SQRT([.H105]*[.H105]+[.I105]*[.I105])" office:value-type="float" office:value="46.2135619601228" calcext:value-type="float">
            <text:p>46.213561960122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(64-[.$C$11]*ABS(64-[.A106]))/64" office:value-type="float" office:value="1" calcext:value-type="float">
            <text:p>1</text:p>
          </table:table-cell>
          <table:table-cell table:formula="of:=SIN([.A106]*[.$C$7]+[.$C$8])*[.$C$9]*[.B106]+[.$C$10]" office:value-type="float" office:value="-0.707670298148085" calcext:value-type="float">
            <text:p>-0.707670298148085</text:p>
          </table:table-cell>
          <table:table-cell table:formula="of:=[.C106]+([.$C$5]*[.E105])-[.F105]" office:value-type="float" office:value="-82.2347718668824" calcext:value-type="float">
            <text:p>-82.2347718668824</text:p>
          </table:table-cell>
          <table:table-cell table:formula="of:=[.D106]" office:value-type="float" office:value="-82.2347718668824" calcext:value-type="float">
            <text:p>-82.2347718668824</text:p>
          </table:table-cell>
          <table:table-cell table:formula="of:=[.E105]" office:value-type="float" office:value="-58.6142963137183" calcext:value-type="float">
            <text:p>-58.6142963137183</text:p>
          </table:table-cell>
          <table:table-cell/>
          <table:table-cell table:formula="of:=0.5*[.$C$5]*[.D106]-[.F106]" office:value-type="float" office:value="-9.76141802729558" calcext:value-type="float">
            <text:p>-9.76141802729558</text:p>
          </table:table-cell>
          <table:table-cell table:formula="of:=0.5*[.D106]*[.$C$6]" office:value-type="float" office:value="-45.6871906813526" calcext:value-type="float">
            <text:p>-45.6871906813526</text:p>
          </table:table-cell>
          <table:table-cell table:formula="of:=SQRT([.H106]*[.H106]+[.I106]*[.I106])" office:value-type="float" office:value="46.7183547897171" calcext:value-type="float">
            <text:p>46.718354789717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(64-[.$C$11]*ABS(64-[.A107]))/64" office:value-type="float" office:value="1" calcext:value-type="float">
            <text:p>1</text:p>
          </table:table-cell>
          <table:table-cell table:formula="of:=SIN([.A107]*[.$C$7]+[.$C$8])*[.$C$9]*[.B107]+[.$C$10]" office:value-type="float" office:value="-0.195872202046323" calcext:value-type="float">
            <text:p>-0.195872202046323</text:p>
          </table:table-cell>
          <table:table-cell table:formula="of:=[.C107]+([.$C$5]*[.E106])-[.F106]" office:value-type="float" office:value="-78.3330045703557" calcext:value-type="float">
            <text:p>-78.3330045703557</text:p>
          </table:table-cell>
          <table:table-cell table:formula="of:=[.D107]" office:value-type="float" office:value="-78.3330045703557" calcext:value-type="float">
            <text:p>-78.3330045703557</text:p>
          </table:table-cell>
          <table:table-cell table:formula="of:=[.E106]" office:value-type="float" office:value="-82.2347718668824" calcext:value-type="float">
            <text:p>-82.2347718668824</text:p>
          </table:table-cell>
          <table:table-cell/>
          <table:table-cell table:formula="of:=0.5*[.$C$5]*[.D107]-[.F107]" office:value-type="float" office:value="17.1032584889877" calcext:value-type="float">
            <text:p>17.1032584889877</text:p>
          </table:table-cell>
          <table:table-cell table:formula="of:=0.5*[.D107]*[.$C$6]" office:value-type="float" office:value="-43.519484947831" calcext:value-type="float">
            <text:p>-43.519484947831</text:p>
          </table:table-cell>
          <table:table-cell table:formula="of:=SQRT([.H107]*[.H107]+[.I107]*[.I107])" office:value-type="float" office:value="46.759673021372" calcext:value-type="float">
            <text:p>46.75967302137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(64-[.$C$11]*ABS(64-[.A108]))/64" office:value-type="float" office:value="1" calcext:value-type="float">
            <text:p>1</text:p>
          </table:table-cell>
          <table:table-cell table:formula="of:=SIN([.A108]*[.$C$7]+[.$C$8])*[.$C$9]*[.B108]+[.$C$10]" office:value-type="float" office:value="0.3819467281686" calcext:value-type="float">
            <text:p>0.3819467281686</text:p>
          </table:table-cell>
          <table:table-cell table:formula="of:=[.C108]+([.$C$5]*[.E107])-[.F107]" office:value-type="float" office:value="-47.6463081607384" calcext:value-type="float">
            <text:p>-47.6463081607384</text:p>
          </table:table-cell>
          <table:table-cell table:formula="of:=[.D108]" office:value-type="float" office:value="-47.6463081607384" calcext:value-type="float">
            <text:p>-47.6463081607384</text:p>
          </table:table-cell>
          <table:table-cell table:formula="of:=[.E107]" office:value-type="float" office:value="-78.3330045703557" calcext:value-type="float">
            <text:p>-78.3330045703557</text:p>
          </table:table-cell>
          <table:table-cell/>
          <table:table-cell table:formula="of:=0.5*[.$C$5]*[.D108]-[.F108]" office:value-type="float" office:value="38.7165469303174" calcext:value-type="float">
            <text:p>38.7165469303174</text:p>
          </table:table-cell>
          <table:table-cell table:formula="of:=0.5*[.D108]*[.$C$6]" office:value-type="float" office:value="-26.4708701293156" calcext:value-type="float">
            <text:p>-26.4708701293156</text:p>
          </table:table-cell>
          <table:table-cell table:formula="of:=SQRT([.H108]*[.H108]+[.I108]*[.I108])" office:value-type="float" office:value="46.9007246384378" calcext:value-type="float">
            <text:p>46.900724638437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(64-[.$C$11]*ABS(64-[.A109]))/64" office:value-type="float" office:value="1" calcext:value-type="float">
            <text:p>1</text:p>
          </table:table-cell>
          <table:table-cell table:formula="of:=SIN([.A109]*[.$C$7]+[.$C$8])*[.$C$9]*[.B109]+[.$C$10]" office:value-type="float" office:value="0.831026402291839" calcext:value-type="float">
            <text:p>0.831026402291839</text:p>
          </table:table-cell>
          <table:table-cell table:formula="of:=[.C109]+([.$C$5]*[.E108])-[.F108]" office:value-type="float" office:value="-0.0688843074291441" calcext:value-type="float">
            <text:p>-0.0688843074291441</text:p>
          </table:table-cell>
          <table:table-cell table:formula="of:=[.D109]" office:value-type="float" office:value="-0.0688843074291441" calcext:value-type="float">
            <text:p>-0.0688843074291441</text:p>
          </table:table-cell>
          <table:table-cell table:formula="of:=[.E108]" office:value-type="float" office:value="-47.6463081607384" calcext:value-type="float">
            <text:p>-47.6463081607384</text:p>
          </table:table-cell>
          <table:table-cell/>
          <table:table-cell table:formula="of:=0.5*[.$C$5]*[.D109]-[.F109]" office:value-type="float" office:value="47.589032951962" calcext:value-type="float">
            <text:p>47.589032951962</text:p>
          </table:table-cell>
          <table:table-cell table:formula="of:=0.5*[.D109]*[.$C$6]" office:value-type="float" office:value="-0.0382700701542973" calcext:value-type="float">
            <text:p>-0.0382700701542973</text:p>
          </table:table-cell>
          <table:table-cell table:formula="of:=SQRT([.H109]*[.H109]+[.I109]*[.I109])" office:value-type="float" office:value="47.5890483399406" calcext:value-type="float">
            <text:p>47.589048339940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(64-[.$C$11]*ABS(64-[.A110]))/64" office:value-type="float" office:value="1" calcext:value-type="float">
            <text:p>1</text:p>
          </table:table-cell>
          <table:table-cell table:formula="of:=SIN([.A110]*[.$C$7]+[.$C$8])*[.$C$9]*[.B110]+[.$C$10]" office:value-type="float" office:value="0.99999968216322" calcext:value-type="float">
            <text:p>0.99999968216322</text:p>
          </table:table-cell>
          <table:table-cell table:formula="of:=[.C110]+([.$C$5]*[.E109])-[.F109]" office:value-type="float" office:value="48.5317574253489" calcext:value-type="float">
            <text:p>48.5317574253489</text:p>
          </table:table-cell>
          <table:table-cell table:formula="of:=[.D110]" office:value-type="float" office:value="48.5317574253489" calcext:value-type="float">
            <text:p>48.5317574253489</text:p>
          </table:table-cell>
          <table:table-cell table:formula="of:=[.E109]" office:value-type="float" office:value="-0.0688843074291441" calcext:value-type="float">
            <text:p>-0.0688843074291441</text:p>
          </table:table-cell>
          <table:table-cell/>
          <table:table-cell table:formula="of:=0.5*[.$C$5]*[.D110]-[.F110]" office:value-type="float" office:value="40.4215661091697" calcext:value-type="float">
            <text:p>40.4215661091697</text:p>
          </table:table-cell>
          <table:table-cell table:formula="of:=0.5*[.D110]*[.$C$6]" office:value-type="float" office:value="26.9627993761847" calcext:value-type="float">
            <text:p>26.9627993761847</text:p>
          </table:table-cell>
          <table:table-cell table:formula="of:=SQRT([.H110]*[.H110]+[.I110]*[.I110])" office:value-type="float" office:value="48.5890477054074" calcext:value-type="float">
            <text:p>48.589047705407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(64-[.$C$11]*ABS(64-[.A111]))/64" office:value-type="float" office:value="1" calcext:value-type="float">
            <text:p>1</text:p>
          </table:table-cell>
          <table:table-cell table:formula="of:=SIN([.A111]*[.$C$7]+[.$C$8])*[.$C$9]*[.B111]+[.$C$10]" office:value-type="float" office:value="0.831912304934833" calcext:value-type="float">
            <text:p>0.831912304934833</text:p>
          </table:table-cell>
          <table:table-cell table:formula="of:=[.C111]+([.$C$5]*[.E110])-[.F110]" office:value-type="float" office:value="81.6061602158451" calcext:value-type="float">
            <text:p>81.6061602158451</text:p>
          </table:table-cell>
          <table:table-cell table:formula="of:=[.D111]" office:value-type="float" office:value="81.6061602158451" calcext:value-type="float">
            <text:p>81.6061602158451</text:p>
          </table:table-cell>
          <table:table-cell table:formula="of:=[.E110]" office:value-type="float" office:value="48.5317574253489" calcext:value-type="float">
            <text:p>48.5317574253489</text:p>
          </table:table-cell>
          <table:table-cell/>
          <table:table-cell table:formula="of:=0.5*[.$C$5]*[.D111]-[.F111]" office:value-type="float" office:value="19.3212854263789" calcext:value-type="float">
            <text:p>19.3212854263789</text:p>
          </table:table-cell>
          <table:table-cell table:formula="of:=0.5*[.D111]*[.$C$6]" office:value-type="float" office:value="45.3379527651588" calcext:value-type="float">
            <text:p>45.3379527651588</text:p>
          </table:table-cell>
          <table:table-cell table:formula="of:=SQRT([.H111]*[.H111]+[.I111]*[.I111])" office:value-type="float" office:value="49.2832834890632" calcext:value-type="float">
            <text:p>49.283283489063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(64-[.$C$11]*ABS(64-[.A112]))/64" office:value-type="float" office:value="1" calcext:value-type="float">
            <text:p>1</text:p>
          </table:table-cell>
          <table:table-cell table:formula="of:=SIN([.A112]*[.$C$7]+[.$C$8])*[.$C$9]*[.B112]+[.$C$10]" office:value-type="float" office:value="0.383419930432708" calcext:value-type="float">
            <text:p>0.383419930432708</text:p>
          </table:table-cell>
          <table:table-cell table:formula="of:=[.C112]+([.$C$5]*[.E111])-[.F111]" office:value-type="float" office:value="87.5577482085393" calcext:value-type="float">
            <text:p>87.5577482085393</text:p>
          </table:table-cell>
          <table:table-cell table:formula="of:=[.D112]" office:value-type="float" office:value="87.5577482085393" calcext:value-type="float">
            <text:p>87.5577482085393</text:p>
          </table:table-cell>
          <table:table-cell table:formula="of:=[.E111]" office:value-type="float" office:value="81.6061602158451" calcext:value-type="float">
            <text:p>81.6061602158451</text:p>
          </table:table-cell>
          <table:table-cell/>
          <table:table-cell table:formula="of:=0.5*[.$C$5]*[.D112]-[.F112]" office:value-type="float" office:value="-8.80455277002311" calcext:value-type="float">
            <text:p>-8.80455277002311</text:p>
          </table:table-cell>
          <table:table-cell table:formula="of:=0.5*[.D112]*[.$C$6]" office:value-type="float" office:value="48.644477843373" calcext:value-type="float">
            <text:p>48.644477843373</text:p>
          </table:table-cell>
          <table:table-cell table:formula="of:=SQRT([.H112]*[.H112]+[.I112]*[.I112])" office:value-type="float" office:value="49.4348599081107" calcext:value-type="float">
            <text:p>49.434859908110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(64-[.$C$11]*ABS(64-[.A113]))/64" office:value-type="float" office:value="1" calcext:value-type="float">
            <text:p>1</text:p>
          </table:table-cell>
          <table:table-cell table:formula="of:=SIN([.A113]*[.$C$7]+[.$C$8])*[.$C$9]*[.B113]+[.$C$10]" office:value-type="float" office:value="-0.194308258842108" calcext:value-type="float">
            <text:p>-0.194308258842108</text:p>
          </table:table-cell>
          <table:table-cell table:formula="of:=[.C113]+([.$C$5]*[.E112])-[.F112]" office:value-type="float" office:value="63.8027464169567" calcext:value-type="float">
            <text:p>63.8027464169567</text:p>
          </table:table-cell>
          <table:table-cell table:formula="of:=[.D113]" office:value-type="float" office:value="63.8027464169567" calcext:value-type="float">
            <text:p>63.8027464169567</text:p>
          </table:table-cell>
          <table:table-cell table:formula="of:=[.E112]" office:value-type="float" office:value="87.5577482085393" calcext:value-type="float">
            <text:p>87.5577482085393</text:p>
          </table:table-cell>
          <table:table-cell/>
          <table:table-cell table:formula="of:=0.5*[.$C$5]*[.D113]-[.F113]" office:value-type="float" office:value="-34.5077030252211" calcext:value-type="float">
            <text:p>-34.5077030252211</text:p>
          </table:table-cell>
          <table:table-cell table:formula="of:=0.5*[.D113]*[.$C$6]" office:value-type="float" office:value="35.4469061611078" calcext:value-type="float">
            <text:p>35.4469061611078</text:p>
          </table:table-cell>
          <table:table-cell table:formula="of:=SQRT([.H113]*[.H113]+[.I113]*[.I113])" office:value-type="float" office:value="49.4698365114666" calcext:value-type="float">
            <text:p>49.469836511466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(64-[.$C$11]*ABS(64-[.A114]))/64" office:value-type="float" office:value="1" calcext:value-type="float">
            <text:p>1</text:p>
          </table:table-cell>
          <table:table-cell table:formula="of:=SIN([.A114]*[.$C$7]+[.$C$8])*[.$C$9]*[.B114]+[.$C$10]" office:value-type="float" office:value="-0.706542757895387" calcext:value-type="float">
            <text:p>-0.706542757895387</text:p>
          </table:table-cell>
          <table:table-cell table:formula="of:=[.C114]+([.$C$5]*[.E113])-[.F113]" office:value-type="float" office:value="17.8357994002017" calcext:value-type="float">
            <text:p>17.8357994002017</text:p>
          </table:table-cell>
          <table:table-cell table:formula="of:=[.D114]" office:value-type="float" office:value="17.8357994002017" calcext:value-type="float">
            <text:p>17.8357994002017</text:p>
          </table:table-cell>
          <table:table-cell table:formula="of:=[.E113]" office:value-type="float" office:value="63.8027464169567" calcext:value-type="float">
            <text:p>63.8027464169567</text:p>
          </table:table-cell>
          <table:table-cell/>
          <table:table-cell table:formula="of:=0.5*[.$C$5]*[.D114]-[.F114]" office:value-type="float" office:value="-48.9728211049982" calcext:value-type="float">
            <text:p>-48.9728211049982</text:p>
          </table:table-cell>
          <table:table-cell table:formula="of:=0.5*[.D114]*[.$C$6]" office:value-type="float" office:value="9.90903907984857" calcext:value-type="float">
            <text:p>9.90903907984857</text:p>
          </table:table-cell>
          <table:table-cell table:formula="of:=SQRT([.H114]*[.H114]+[.I114]*[.I114])" office:value-type="float" office:value="49.9652505494381" calcext:value-type="float">
            <text:p>49.965250549438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(64-[.$C$11]*ABS(64-[.A115]))/64" office:value-type="float" office:value="1" calcext:value-type="float">
            <text:p>1</text:p>
          </table:table-cell>
          <table:table-cell table:formula="of:=SIN([.A115]*[.$C$7]+[.$C$8])*[.$C$9]*[.B115]+[.$C$10]" office:value-type="float" office:value="-0.980629415011221" calcext:value-type="float">
            <text:p>-0.980629415011221</text:p>
          </table:table-cell>
          <table:table-cell table:formula="of:=[.C115]+([.$C$5]*[.E114])-[.F114]" office:value-type="float" office:value="-35.1235252080509" calcext:value-type="float">
            <text:p>-35.1235252080509</text:p>
          </table:table-cell>
          <table:table-cell table:formula="of:=[.D115]" office:value-type="float" office:value="-35.1235252080509" calcext:value-type="float">
            <text:p>-35.1235252080509</text:p>
          </table:table-cell>
          <table:table-cell table:formula="of:=[.E114]" office:value-type="float" office:value="17.8357994002017" calcext:value-type="float">
            <text:p>17.8357994002017</text:p>
          </table:table-cell>
          <table:table-cell/>
          <table:table-cell table:formula="of:=0.5*[.$C$5]*[.D115]-[.F115]" office:value-type="float" office:value="-47.0399434837126" calcext:value-type="float">
            <text:p>-47.0399434837126</text:p>
          </table:table-cell>
          <table:table-cell table:formula="of:=0.5*[.D115]*[.$C$6]" office:value-type="float" office:value="-19.5135847908609" calcext:value-type="float">
            <text:p>-19.5135847908609</text:p>
          </table:table-cell>
          <table:table-cell table:formula="of:=SQRT([.H115]*[.H115]+[.I115]*[.I115])" office:value-type="float" office:value="50.926773649437" calcext:value-type="float">
            <text:p>50.92677364943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(64-[.$C$11]*ABS(64-[.A116]))/64" office:value-type="float" office:value="1" calcext:value-type="float">
            <text:p>1</text:p>
          </table:table-cell>
          <table:table-cell table:formula="of:=SIN([.A116]*[.$C$7]+[.$C$8])*[.$C$9]*[.B116]+[.$C$10]" office:value-type="float" office:value="-0.924184372076886" calcext:value-type="float">
            <text:p>-0.924184372076886</text:p>
          </table:table-cell>
          <table:table-cell table:formula="of:=[.C116]+([.$C$5]*[.E115])-[.F115]" office:value-type="float" office:value="-77.1682719393004" calcext:value-type="float">
            <text:p>-77.1682719393004</text:p>
          </table:table-cell>
          <table:table-cell table:formula="of:=[.D116]" office:value-type="float" office:value="-77.1682719393004" calcext:value-type="float">
            <text:p>-77.1682719393004</text:p>
          </table:table-cell>
          <table:table-cell table:formula="of:=[.E115]" office:value-type="float" office:value="-35.1235252080509" calcext:value-type="float">
            <text:p>-35.1235252080509</text:p>
          </table:table-cell>
          <table:table-cell/>
          <table:table-cell table:formula="of:=0.5*[.$C$5]*[.D116]-[.F116]" office:value-type="float" office:value="-29.0395483741621" calcext:value-type="float">
            <text:p>-29.0395483741621</text:p>
          </table:table-cell>
          <table:table-cell table:formula="of:=0.5*[.D116]*[.$C$6]" office:value-type="float" office:value="-42.8723941783211" calcext:value-type="float">
            <text:p>-42.8723941783211</text:p>
          </table:table-cell>
          <table:table-cell table:formula="of:=SQRT([.H116]*[.H116]+[.I116]*[.I116])" office:value-type="float" office:value="51.7816333496409" calcext:value-type="float">
            <text:p>51.781633349640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(64-[.$C$11]*ABS(64-[.A117]))/64" office:value-type="float" office:value="1" calcext:value-type="float">
            <text:p>1</text:p>
          </table:table-cell>
          <table:table-cell table:formula="of:=SIN([.A117]*[.$C$7]+[.$C$8])*[.$C$9]*[.B117]+[.$C$10]" office:value-type="float" office:value="-0.556233038400824" calcext:value-type="float">
            <text:p>-0.556233038400824</text:p>
          </table:table-cell>
          <table:table-cell table:formula="of:=[.C117]+([.$C$5]*[.E116])-[.F116]" office:value-type="float" office:value="-93.7588549947759" calcext:value-type="float">
            <text:p>-93.7588549947759</text:p>
          </table:table-cell>
          <table:table-cell table:formula="of:=[.D117]" office:value-type="float" office:value="-93.7588549947759" calcext:value-type="float">
            <text:p>-93.7588549947759</text:p>
          </table:table-cell>
          <table:table-cell table:formula="of:=[.E116]" office:value-type="float" office:value="-77.1682719393004" calcext:value-type="float">
            <text:p>-77.1682719393004</text:p>
          </table:table-cell>
          <table:table-cell/>
          <table:table-cell table:formula="of:=0.5*[.$C$5]*[.D117]-[.F117]" office:value-type="float" office:value="-0.7893673965376" calcext:value-type="float">
            <text:p>-0.7893673965376</text:p>
          </table:table-cell>
          <table:table-cell table:formula="of:=0.5*[.D117]*[.$C$6]" office:value-type="float" office:value="-52.0896281337737" calcext:value-type="float">
            <text:p>-52.0896281337737</text:p>
          </table:table-cell>
          <table:table-cell table:formula="of:=SQRT([.H117]*[.H117]+[.I117]*[.I117])" office:value-type="float" office:value="52.095608836077" calcext:value-type="float">
            <text:p>52.09560883607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(64-[.$C$11]*ABS(64-[.A118]))/64" office:value-type="float" office:value="1" calcext:value-type="float">
            <text:p>1</text:p>
          </table:table-cell>
          <table:table-cell table:formula="of:=SIN([.A118]*[.$C$7]+[.$C$8])*[.$C$9]*[.B118]+[.$C$10]" office:value-type="float" office:value="-0.000797371711362313" calcext:value-type="float">
            <text:p>-0.000797371711362313</text:p>
          </table:table-cell>
          <table:table-cell table:formula="of:=[.C118]+([.$C$5]*[.E117])-[.F117]" office:value-type="float" office:value="-78.747804104087" calcext:value-type="float">
            <text:p>-78.747804104087</text:p>
          </table:table-cell>
          <table:table-cell table:formula="of:=[.D118]" office:value-type="float" office:value="-78.747804104087" calcext:value-type="float">
            <text:p>-78.747804104087</text:p>
          </table:table-cell>
          <table:table-cell table:formula="of:=[.E117]" office:value-type="float" office:value="-93.7588549947759" calcext:value-type="float">
            <text:p>-93.7588549947759</text:p>
          </table:table-cell>
          <table:table-cell/>
          <table:table-cell table:formula="of:=0.5*[.$C$5]*[.D118]-[.F118]" office:value-type="float" office:value="28.2824484070708" calcext:value-type="float">
            <text:p>28.2824484070708</text:p>
          </table:table-cell>
          <table:table-cell table:formula="of:=0.5*[.D118]*[.$C$6]" office:value-type="float" office:value="-43.749935217977" calcext:value-type="float">
            <text:p>-43.749935217977</text:p>
          </table:table-cell>
          <table:table-cell table:formula="of:=SQRT([.H118]*[.H118]+[.I118]*[.I118])" office:value-type="float" office:value="52.0956209241795" calcext:value-type="float">
            <text:p>52.095620924179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(64-[.$C$11]*ABS(64-[.A119]))/64" office:value-type="float" office:value="1" calcext:value-type="float">
            <text:p>1</text:p>
          </table:table-cell>
          <table:table-cell table:formula="of:=SIN([.A119]*[.$C$7]+[.$C$8])*[.$C$9]*[.B119]+[.$C$10]" office:value-type="float" office:value="0.554907057696506" calcext:value-type="float">
            <text:p>0.554907057696506</text:p>
          </table:table-cell>
          <table:table-cell table:formula="of:=[.C119]+([.$C$5]*[.E118])-[.F118]" office:value-type="float" office:value="-36.6390511229377" calcext:value-type="float">
            <text:p>-36.6390511229377</text:p>
          </table:table-cell>
          <table:table-cell table:formula="of:=[.D119]" office:value-type="float" office:value="-36.6390511229377" calcext:value-type="float">
            <text:p>-36.6390511229377</text:p>
          </table:table-cell>
          <table:table-cell table:formula="of:=[.E118]" office:value-type="float" office:value="-78.747804104087" calcext:value-type="float">
            <text:p>-78.747804104087</text:p>
          </table:table-cell>
          <table:table-cell/>
          <table:table-cell table:formula="of:=0.5*[.$C$5]*[.D119]-[.F119]" office:value-type="float" office:value="48.2835462672303" calcext:value-type="float">
            <text:p>48.2835462672303</text:p>
          </table:table-cell>
          <table:table-cell table:formula="of:=0.5*[.D119]*[.$C$6]" office:value-type="float" office:value="-20.3555658638801" calcext:value-type="float">
            <text:p>-20.3555658638801</text:p>
          </table:table-cell>
          <table:table-cell table:formula="of:=SQRT([.H119]*[.H119]+[.I119]*[.I119])" office:value-type="float" office:value="52.3989494339203" calcext:value-type="float">
            <text:p>52.398949433920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(64-[.$C$11]*ABS(64-[.A120]))/64" office:value-type="float" office:value="1" calcext:value-type="float">
            <text:p>1</text:p>
          </table:table-cell>
          <table:table-cell table:formula="of:=SIN([.A120]*[.$C$7]+[.$C$8])*[.$C$9]*[.B120]+[.$C$10]" office:value-type="float" office:value="0.923574090160528" calcext:value-type="float">
            <text:p>0.923574090160528</text:p>
          </table:table-cell>
          <table:table-cell table:formula="of:=[.C120]+([.$C$5]*[.E119])-[.F119]" office:value-type="float" office:value="18.7428625205342" calcext:value-type="float">
            <text:p>18.7428625205342</text:p>
          </table:table-cell>
          <table:table-cell table:formula="of:=[.D120]" office:value-type="float" office:value="18.7428625205342" calcext:value-type="float">
            <text:p>18.7428625205342</text:p>
          </table:table-cell>
          <table:table-cell table:formula="of:=[.E119]" office:value-type="float" office:value="-36.6390511229377" calcext:value-type="float">
            <text:p>-36.6390511229377</text:p>
          </table:table-cell>
          <table:table-cell/>
          <table:table-cell table:formula="of:=0.5*[.$C$5]*[.D120]-[.F120]" office:value-type="float" office:value="52.2231718609567" calcext:value-type="float">
            <text:p>52.2231718609567</text:p>
          </table:table-cell>
          <table:table-cell table:formula="of:=0.5*[.D120]*[.$C$6]" office:value-type="float" office:value="10.412976341397" calcext:value-type="float">
            <text:p>10.412976341397</text:p>
          </table:table-cell>
          <table:table-cell table:formula="of:=SQRT([.H120]*[.H120]+[.I120]*[.I120])" office:value-type="float" office:value="53.2511948739698" calcext:value-type="float">
            <text:p>53.251194873969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(64-[.$C$11]*ABS(64-[.A121]))/64" office:value-type="float" office:value="1" calcext:value-type="float">
            <text:p>1</text:p>
          </table:table-cell>
          <table:table-cell table:formula="of:=SIN([.A121]*[.$C$7]+[.$C$8])*[.$C$9]*[.B121]+[.$C$10]" office:value-type="float" office:value="0.980940533971947" calcext:value-type="float">
            <text:p>0.980940533971947</text:p>
          </table:table-cell>
          <table:table-cell table:formula="of:=[.C121]+([.$C$5]*[.E120])-[.F120]" office:value-type="float" office:value="68.7882331329476" calcext:value-type="float">
            <text:p>68.7882331329476</text:p>
          </table:table-cell>
          <table:table-cell table:formula="of:=[.D121]" office:value-type="float" office:value="68.7882331329476" calcext:value-type="float">
            <text:p>68.7882331329476</text:p>
          </table:table-cell>
          <table:table-cell table:formula="of:=[.E120]" office:value-type="float" office:value="18.7428625205342" calcext:value-type="float">
            <text:p>18.7428625205342</text:p>
          </table:table-cell>
          <table:table-cell/>
          <table:table-cell table:formula="of:=0.5*[.$C$5]*[.D121]-[.F121]" office:value-type="float" office:value="38.4524633974995" calcext:value-type="float">
            <text:p>38.4524633974995</text:p>
          </table:table-cell>
          <table:table-cell table:formula="of:=0.5*[.D121]*[.$C$6]" office:value-type="float" office:value="38.2166941359748" calcext:value-type="float">
            <text:p>38.2166941359748</text:p>
          </table:table-cell>
          <table:table-cell table:formula="of:=SQRT([.H121]*[.H121]+[.I121]*[.I121])" office:value-type="float" office:value="54.2135375346296" calcext:value-type="float">
            <text:p>54.213537534629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(64-[.$C$11]*ABS(64-[.A122]))/64" office:value-type="float" office:value="1" calcext:value-type="float">
            <text:p>1</text:p>
          </table:table-cell>
          <table:table-cell table:formula="of:=SIN([.A122]*[.$C$7]+[.$C$8])*[.$C$9]*[.B122]+[.$C$10]" office:value-type="float" office:value="0.70767041173853" calcext:value-type="float">
            <text:p>0.70767041173853</text:p>
          </table:table-cell>
          <table:table-cell table:formula="of:=[.C122]+([.$C$5]*[.E121])-[.F121]" office:value-type="float" office:value="96.3554597272716" calcext:value-type="float">
            <text:p>96.3554597272716</text:p>
          </table:table-cell>
          <table:table-cell table:formula="of:=[.D122]" office:value-type="float" office:value="96.3554597272716" calcext:value-type="float">
            <text:p>96.3554597272716</text:p>
          </table:table-cell>
          <table:table-cell table:formula="of:=[.E121]" office:value-type="float" office:value="68.7882331329476" calcext:value-type="float">
            <text:p>68.7882331329476</text:p>
          </table:table-cell>
          <table:table-cell/>
          <table:table-cell table:formula="of:=0.5*[.$C$5]*[.D122]-[.F122]" office:value-type="float" office:value="11.3284041476169" calcext:value-type="float">
            <text:p>11.3284041476169</text:p>
          </table:table-cell>
          <table:table-cell table:formula="of:=0.5*[.D122]*[.$C$6]" office:value-type="float" office:value="53.5322244083723" calcext:value-type="float">
            <text:p>53.5322244083723</text:p>
          </table:table-cell>
          <table:table-cell table:formula="of:=SQRT([.H122]*[.H122]+[.I122]*[.I122])" office:value-type="float" office:value="54.7177465786017" calcext:value-type="float">
            <text:p>54.717746578601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(64-[.$C$11]*ABS(64-[.A123]))/64" office:value-type="float" office:value="1" calcext:value-type="float">
            <text:p>1</text:p>
          </table:table-cell>
          <table:table-cell table:formula="of:=SIN([.A123]*[.$C$7]+[.$C$8])*[.$C$9]*[.B123]+[.$C$10]" office:value-type="float" office:value="0.195872359701505" calcext:value-type="float">
            <text:p>0.195872359701505</text:p>
          </table:table-cell>
          <table:table-cell table:formula="of:=[.C123]+([.$C$5]*[.E122])-[.F122]" office:value-type="float" office:value="91.6409137878829" calcext:value-type="float">
            <text:p>91.6409137878829</text:p>
          </table:table-cell>
          <table:table-cell table:formula="of:=[.D123]" office:value-type="float" office:value="91.6409137878829" calcext:value-type="float">
            <text:p>91.6409137878829</text:p>
          </table:table-cell>
          <table:table-cell table:formula="of:=[.E122]" office:value-type="float" office:value="96.3554597272716" calcext:value-type="float">
            <text:p>96.3554597272716</text:p>
          </table:table-cell>
          <table:table-cell/>
          <table:table-cell table:formula="of:=0.5*[.$C$5]*[.D123]-[.F123]" office:value-type="float" office:value="-20.1588241574319" calcext:value-type="float">
            <text:p>-20.1588241574319</text:p>
          </table:table-cell>
          <table:table-cell table:formula="of:=0.5*[.D123]*[.$C$6]" office:value-type="float" office:value="50.912963061633" calcext:value-type="float">
            <text:p>50.912963061633</text:p>
          </table:table-cell>
          <table:table-cell table:formula="of:=SQRT([.H123]*[.H123]+[.I123]*[.I123])" office:value-type="float" office:value="54.7586340144225" calcext:value-type="float">
            <text:p>54.758634014422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(64-[.$C$11]*ABS(64-[.A124]))/64" office:value-type="float" office:value="1" calcext:value-type="float">
            <text:p>1</text:p>
          </table:table-cell>
          <table:table-cell table:formula="of:=SIN([.A124]*[.$C$7]+[.$C$8])*[.$C$9]*[.B124]+[.$C$10]" office:value-type="float" office:value="-0.381946579588047" calcext:value-type="float">
            <text:p>-0.381946579588047</text:p>
          </table:table-cell>
          <table:table-cell table:formula="of:=[.C124]+([.$C$5]*[.E123])-[.F123]" office:value-type="float" office:value="55.6558648328199" calcext:value-type="float">
            <text:p>55.6558648328199</text:p>
          </table:table-cell>
          <table:table-cell table:formula="of:=[.D124]" office:value-type="float" office:value="55.6558648328199" calcext:value-type="float">
            <text:p>55.6558648328199</text:p>
          </table:table-cell>
          <table:table-cell table:formula="of:=[.E123]" office:value-type="float" office:value="91.6409137878829" calcext:value-type="float">
            <text:p>91.6409137878829</text:p>
          </table:table-cell>
          <table:table-cell/>
          <table:table-cell table:formula="of:=0.5*[.$C$5]*[.D124]-[.F124]" office:value-type="float" office:value="-45.364753122281" calcext:value-type="float">
            <text:p>-45.364753122281</text:p>
          </table:table-cell>
          <table:table-cell table:formula="of:=0.5*[.D124]*[.$C$6]" office:value-type="float" office:value="30.9207413290904" calcext:value-type="float">
            <text:p>30.9207413290904</text:p>
          </table:table-cell>
          <table:table-cell table:formula="of:=SQRT([.H124]*[.H124]+[.I124]*[.I124])" office:value-type="float" office:value="54.9003922589449" calcext:value-type="float">
            <text:p>54.900392258944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(64-[.$C$11]*ABS(64-[.A125]))/64" office:value-type="float" office:value="1" calcext:value-type="float">
            <text:p>1</text:p>
          </table:table-cell>
          <table:table-cell table:formula="of:=SIN([.A125]*[.$C$7]+[.$C$8])*[.$C$9]*[.B125]+[.$C$10]" office:value-type="float" office:value="-0.831026312866599" calcext:value-type="float">
            <text:p>-0.831026312866599</text:p>
          </table:table-cell>
          <table:table-cell table:formula="of:=[.C125]+([.$C$5]*[.E124])-[.F124]" office:value-type="float" office:value="0.0803812304542504" calcext:value-type="float">
            <text:p>0.0803812304542504</text:p>
          </table:table-cell>
          <table:table-cell table:formula="of:=[.D125]" office:value-type="float" office:value="0.0803812304542504" calcext:value-type="float">
            <text:p>0.0803812304542504</text:p>
          </table:table-cell>
          <table:table-cell table:formula="of:=[.E124]" office:value-type="float" office:value="55.6558648328199" calcext:value-type="float">
            <text:p>55.6558648328199</text:p>
          </table:table-cell>
          <table:table-cell/>
          <table:table-cell table:formula="of:=0.5*[.$C$5]*[.D125]-[.F125]" office:value-type="float" office:value="-55.5890302818489" calcext:value-type="float">
            <text:p>-55.5890302818489</text:p>
          </table:table-cell>
          <table:table-cell table:formula="of:=0.5*[.D125]*[.$C$6]" office:value-type="float" office:value="0.0446574182623109" calcext:value-type="float">
            <text:p>0.0446574182623109</text:p>
          </table:table-cell>
          <table:table-cell table:formula="of:=SQRT([.H125]*[.H125]+[.I125]*[.I125])" office:value-type="float" office:value="55.5890482196028" calcext:value-type="float">
            <text:p>55.589048219602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(64-[.$C$11]*ABS(64-[.A126]))/64" office:value-type="float" office:value="1" calcext:value-type="float">
            <text:p>1</text:p>
          </table:table-cell>
          <table:table-cell table:formula="of:=SIN([.A126]*[.$C$7]+[.$C$8])*[.$C$9]*[.B126]+[.$C$10]" office:value-type="float" office:value="-0.999999682035027" calcext:value-type="float">
            <text:p>-0.999999682035027</text:p>
          </table:table-cell>
          <table:table-cell table:formula="of:=[.C126]+([.$C$5]*[.E125])-[.F125]" office:value-type="float" office:value="-56.522195412913" calcext:value-type="float">
            <text:p>-56.522195412913</text:p>
          </table:table-cell>
          <table:table-cell table:formula="of:=[.D126]" office:value-type="float" office:value="-56.522195412913" calcext:value-type="float">
            <text:p>-56.522195412913</text:p>
          </table:table-cell>
          <table:table-cell table:formula="of:=[.E125]" office:value-type="float" office:value="0.0803812304542504" calcext:value-type="float">
            <text:p>0.0803812304542504</text:p>
          </table:table-cell>
          <table:table-cell/>
          <table:table-cell table:formula="of:=0.5*[.$C$5]*[.D126]-[.F126]" office:value-type="float" office:value="-47.0768694524483" calcext:value-type="float">
            <text:p>-47.0768694524483</text:p>
          </table:table-cell>
          <table:table-cell table:formula="of:=0.5*[.D126]*[.$C$6]" office:value-type="float" office:value="-31.4020488041068" calcext:value-type="float">
            <text:p>-31.4020488041068</text:p>
          </table:table-cell>
          <table:table-cell table:formula="of:=SQRT([.H126]*[.H126]+[.I126]*[.I126])" office:value-type="float" office:value="56.5890475846551" calcext:value-type="float">
            <text:p>56.589047584655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(64-[.$C$11]*ABS(64-[.A127]))/64" office:value-type="float" office:value="1" calcext:value-type="float">
            <text:p>1</text:p>
          </table:table-cell>
          <table:table-cell table:formula="of:=SIN([.A127]*[.$C$7]+[.$C$8])*[.$C$9]*[.B127]+[.$C$10]" office:value-type="float" office:value="-0.831912394146904" calcext:value-type="float">
            <text:p>-0.831912394146904</text:p>
          </table:table-cell>
          <table:table-cell table:formula="of:=[.C127]+([.$C$5]*[.E126])-[.F126]" office:value-type="float" office:value="-94.9052700685892" calcext:value-type="float">
            <text:p>-94.9052700685892</text:p>
          </table:table-cell>
          <table:table-cell table:formula="of:=[.D127]" office:value-type="float" office:value="-94.9052700685892" calcext:value-type="float">
            <text:p>-94.9052700685892</text:p>
          </table:table-cell>
          <table:table-cell table:formula="of:=[.E126]" office:value-type="float" office:value="-56.522195412913" calcext:value-type="float">
            <text:p>-56.522195412913</text:p>
          </table:table-cell>
          <table:table-cell/>
          <table:table-cell table:formula="of:=0.5*[.$C$5]*[.D127]-[.F127]" office:value-type="float" office:value="-22.388653226286" calcext:value-type="float">
            <text:p>-22.388653226286</text:p>
          </table:table-cell>
          <table:table-cell table:formula="of:=0.5*[.D127]*[.$C$6]" office:value-type="float" office:value="-52.7265422138914" calcext:value-type="float">
            <text:p>-52.7265422138914</text:p>
          </table:table-cell>
          <table:table-cell table:formula="of:=SQRT([.H127]*[.H127]+[.I127]*[.I127])" office:value-type="float" office:value="57.2829821772588" calcext:value-type="float">
            <text:p>57.282982177258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(64-[.$C$11]*ABS(64-[.A128]))/64" office:value-type="float" office:value="1" calcext:value-type="float">
            <text:p>1</text:p>
          </table:table-cell>
          <table:table-cell table:formula="of:=SIN([.A128]*[.$C$7]+[.$C$8])*[.$C$9]*[.B128]+[.$C$10]" office:value-type="float" office:value="-0.383420078915148" calcext:value-type="float">
            <text:p>-0.383420078915148</text:p>
          </table:table-cell>
          <table:table-cell table:formula="of:=[.C128]+([.$C$5]*[.E127])-[.F127]" office:value-type="float" office:value="-101.6829219444" calcext:value-type="float">
            <text:p>-101.6829219444</text:p>
          </table:table-cell>
          <table:table-cell table:formula="of:=[.D128]" office:value-type="float" office:value="-101.6829219444" calcext:value-type="float">
            <text:p>-101.6829219444</text:p>
          </table:table-cell>
          <table:table-cell table:formula="of:=[.E127]" office:value-type="float" office:value="-94.9052700685892" calcext:value-type="float">
            <text:p>-94.9052700685892</text:p>
          </table:table-cell>
          <table:table-cell/>
          <table:table-cell table:formula="of:=0.5*[.$C$5]*[.D128]-[.F128]" office:value-type="float" office:value="10.3590098140523" calcext:value-type="float">
            <text:p>10.3590098140523</text:p>
          </table:table-cell>
          <table:table-cell table:formula="of:=0.5*[.D128]*[.$C$6]" office:value-type="float" office:value="-56.4920037892363" calcext:value-type="float">
            <text:p>-56.4920037892363</text:p>
          </table:table-cell>
          <table:table-cell table:formula="of:=SQRT([.H128]*[.H128]+[.I128]*[.I128])" office:value-type="float" office:value="57.4339235683121" calcext:value-type="float">
            <text:p>57.433923568312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(64-[.$C$11]*ABS(64-[.A129]))/64" office:value-type="float" office:value="1" calcext:value-type="float">
            <text:p>1</text:p>
          </table:table-cell>
          <table:table-cell table:formula="of:=SIN([.A129]*[.$C$7]+[.$C$8])*[.$C$9]*[.B129]+[.$C$10]" office:value-type="float" office:value="0.194308101136893" calcext:value-type="float">
            <text:p>0.194308101136893</text:p>
          </table:table-cell>
          <table:table-cell table:formula="of:=[.C129]+([.$C$5]*[.E128])-[.F128]" office:value-type="float" office:value="-73.9929423393477" calcext:value-type="float">
            <text:p>-73.9929423393477</text:p>
          </table:table-cell>
          <table:table-cell table:formula="of:=[.D129]" office:value-type="float" office:value="-73.9929423393477" calcext:value-type="float">
            <text:p>-73.9929423393477</text:p>
          </table:table-cell>
          <table:table-cell table:formula="of:=[.E128]" office:value-type="float" office:value="-101.6829219444" calcext:value-type="float">
            <text:p>-101.6829219444</text:p>
          </table:table-cell>
          <table:table-cell/>
          <table:table-cell table:formula="of:=0.5*[.$C$5]*[.D129]-[.F129]" office:value-type="float" office:value="40.1600384513186" calcext:value-type="float">
            <text:p>40.1600384513186</text:p>
          </table:table-cell>
          <table:table-cell table:formula="of:=0.5*[.D129]*[.$C$6]" office:value-type="float" office:value="-41.1082755990902" calcext:value-type="float">
            <text:p>-41.1082755990902</text:p>
          </table:table-cell>
          <table:table-cell table:formula="of:=SQRT([.H129]*[.H129]+[.I129]*[.I129])" office:value-type="float" office:value="57.4692875468466" calcext:value-type="float">
            <text:p>57.469287546846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(64-[.$C$11]*ABS(64-[.A130]))/64" office:value-type="float" office:value="1" calcext:value-type="float">
            <text:p>1</text:p>
          </table:table-cell>
          <table:table-cell table:formula="of:=SIN([.A130]*[.$C$7]+[.$C$8])*[.$C$9]*[.B130]+[.$C$10]" office:value-type="float" office:value="0.70654264412365" calcext:value-type="float">
            <text:p>0.70654264412365</text:p>
          </table:table-cell>
          <table:table-cell table:formula="of:=[.C130]+([.$C$5]*[.E129])-[.F129]" office:value-type="float" office:value="-20.6563023976393" calcext:value-type="float">
            <text:p>-20.6563023976393</text:p>
          </table:table-cell>
          <table:table-cell table:formula="of:=[.D130]" office:value-type="float" office:value="-20.6563023976393" calcext:value-type="float">
            <text:p>-20.6563023976393</text:p>
          </table:table-cell>
          <table:table-cell table:formula="of:=[.E129]" office:value-type="float" office:value="-73.9929423393477" calcext:value-type="float">
            <text:p>-73.9929423393477</text:p>
          </table:table-cell>
          <table:table-cell/>
          <table:table-cell table:formula="of:=0.5*[.$C$5]*[.D130]-[.F130]" office:value-type="float" office:value="56.8178544778664" calcext:value-type="float">
            <text:p>56.8178544778664</text:p>
          </table:table-cell>
          <table:table-cell table:formula="of:=0.5*[.D130]*[.$C$6]" office:value-type="float" office:value="-11.4760265638031" calcext:value-type="float">
            <text:p>-11.4760265638031</text:p>
          </table:table-cell>
          <table:table-cell table:formula="of:=SQRT([.H130]*[.H130]+[.I130]*[.I130])" office:value-type="float" office:value="57.9652290011961" calcext:value-type="float">
            <text:p>57.965229001196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(64-[.$C$11]*ABS(64-[.A131]))/64" office:value-type="float" office:value="1" calcext:value-type="float">
            <text:p>1</text:p>
          </table:table-cell>
          <table:table-cell table:formula="of:=SIN([.A131]*[.$C$7]+[.$C$8])*[.$C$9]*[.B131]+[.$C$10]" office:value-type="float" office:value="0.980629383520942" calcext:value-type="float">
            <text:p>0.980629383520942</text:p>
          </table:table-cell>
          <table:table-cell table:formula="of:=[.C131]+([.$C$5]*[.E130])-[.F130]" office:value-type="float" office:value="40.6233959999059" calcext:value-type="float">
            <text:p>40.6233959999059</text:p>
          </table:table-cell>
          <table:table-cell table:formula="of:=[.D131]" office:value-type="float" office:value="40.6233959999059" calcext:value-type="float">
            <text:p>40.6233959999059</text:p>
          </table:table-cell>
          <table:table-cell table:formula="of:=[.E130]" office:value-type="float" office:value="-20.6563023976393" calcext:value-type="float">
            <text:p>-20.6563023976393</text:p>
          </table:table-cell>
          <table:table-cell/>
          <table:table-cell table:formula="of:=0.5*[.$C$5]*[.D131]-[.F131]" office:value-type="float" office:value="54.4334219468706" calcext:value-type="float">
            <text:p>54.4334219468706</text:p>
          </table:table-cell>
          <table:table-cell table:formula="of:=0.5*[.D131]*[.$C$6]" office:value-type="float" office:value="22.5691492423199" calcext:value-type="float">
            <text:p>22.5691492423199</text:p>
          </table:table-cell>
          <table:table-cell table:formula="of:=SQRT([.H131]*[.H131]+[.I131]*[.I131])" office:value-type="float" office:value="58.9267674522213" calcext:value-type="float">
            <text:p>58.926767452221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(64-[.$C$11]*ABS(64-[.A132]))/64" office:value-type="float" office:value="1" calcext:value-type="float">
            <text:p>1</text:p>
          </table:table-cell>
          <table:table-cell table:formula="of:=SIN([.A132]*[.$C$7]+[.$C$8])*[.$C$9]*[.B132]+[.$C$10]" office:value-type="float" office:value="0.924184433482201" calcext:value-type="float">
            <text:p>0.924184433482201</text:p>
          </table:table-cell>
          <table:table-cell table:formula="of:=[.C132]+([.$C$5]*[.E131])-[.F131]" office:value-type="float" office:value="89.1347259295841" calcext:value-type="float">
            <text:p>89.1347259295841</text:p>
          </table:table-cell>
          <table:table-cell table:formula="of:=[.D132]" office:value-type="float" office:value="89.1347259295841" calcext:value-type="float">
            <text:p>89.1347259295841</text:p>
          </table:table-cell>
          <table:table-cell table:formula="of:=[.E131]" office:value-type="float" office:value="40.6233959999059" calcext:value-type="float">
            <text:p>40.6233959999059</text:p>
          </table:table-cell>
          <table:table-cell/>
          <table:table-cell table:formula="of:=0.5*[.$C$5]*[.D132]-[.F132]" office:value-type="float" office:value="33.4894205090462" calcext:value-type="float">
            <text:p>33.4894205090462</text:p>
          </table:table-cell>
          <table:table-cell table:formula="of:=0.5*[.D132]*[.$C$6]" office:value-type="float" office:value="49.5205997101454" calcext:value-type="float">
            <text:p>49.5205997101454</text:p>
          </table:table-cell>
          <table:table-cell table:formula="of:=SQRT([.H132]*[.H132]+[.I132]*[.I132])" office:value-type="float" office:value="59.7815279303246" calcext:value-type="float">
            <text:p>59.781527930324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(64-[.$C$11]*ABS(64-[.A133]))/64" office:value-type="float" office:value="1" calcext:value-type="float">
            <text:p>1</text:p>
          </table:table-cell>
          <table:table-cell table:formula="of:=SIN([.A133]*[.$C$7]+[.$C$8])*[.$C$9]*[.B133]+[.$C$10]" office:value-type="float" office:value="0.556233172004413" calcext:value-type="float">
            <text:p>0.556233172004413</text:p>
          </table:table-cell>
          <table:table-cell table:formula="of:=[.C133]+([.$C$5]*[.E132])-[.F132]" office:value-type="float" office:value="108.158470190003" calcext:value-type="float">
            <text:p>108.158470190003</text:p>
          </table:table-cell>
          <table:table-cell table:formula="of:=[.D133]" office:value-type="float" office:value="108.158470190003" calcext:value-type="float">
            <text:p>108.158470190003</text:p>
          </table:table-cell>
          <table:table-cell table:formula="of:=[.E132]" office:value-type="float" office:value="89.1347259295841" calcext:value-type="float">
            <text:p>89.1347259295841</text:p>
          </table:table-cell>
          <table:table-cell/>
          <table:table-cell table:formula="of:=0.5*[.$C$5]*[.D133]-[.F133]" office:value-type="float" office:value="0.795755950319702" calcext:value-type="float">
            <text:p>0.795755950319702</text:p>
          </table:table-cell>
          <table:table-cell table:formula="of:=0.5*[.D133]*[.$C$6]" office:value-type="float" office:value="60.0896255828743" calcext:value-type="float">
            <text:p>60.0896255828743</text:p>
          </table:table-cell>
          <table:table-cell table:formula="of:=SQRT([.H133]*[.H133]+[.I133]*[.I133])" office:value-type="float" office:value="60.0948943773304" calcext:value-type="float">
            <text:p>60.094894377330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(64-[.$C$11]*ABS(64-[.A134]))/64" office:value-type="float" office:value="1" calcext:value-type="float">
            <text:p>1</text:p>
          </table:table-cell>
          <table:table-cell table:formula="of:=SIN([.A134]*[.$C$7]+[.$C$8])*[.$C$9]*[.B134]+[.$C$10]" office:value-type="float" office:value="0.000797532480704026" calcext:value-type="float">
            <text:p>0.000797532480704026</text:p>
          </table:table-cell>
          <table:table-cell table:formula="of:=[.C134]+([.$C$5]*[.E133])-[.F133]" office:value-type="float" office:value="90.7270353627042" calcext:value-type="float">
            <text:p>90.7270353627042</text:p>
          </table:table-cell>
          <table:table-cell table:formula="of:=[.D134]" office:value-type="float" office:value="90.7270353627042" calcext:value-type="float">
            <text:p>90.7270353627042</text:p>
          </table:table-cell>
          <table:table-cell table:formula="of:=[.E133]" office:value-type="float" office:value="108.158470190003" calcext:value-type="float">
            <text:p>108.158470190003</text:p>
          </table:table-cell>
          <table:table-cell/>
          <table:table-cell table:formula="of:=0.5*[.$C$5]*[.D134]-[.F134]" office:value-type="float" office:value="-32.7216967651397" calcext:value-type="float">
            <text:p>-32.7216967651397</text:p>
          </table:table-cell>
          <table:table-cell table:formula="of:=0.5*[.D134]*[.$C$6]" office:value-type="float" office:value="50.4052394196401" calcext:value-type="float">
            <text:p>50.4052394196401</text:p>
          </table:table-cell>
          <table:table-cell table:formula="of:=SQRT([.H134]*[.H134]+[.I134]*[.I134])" office:value-type="float" office:value="60.0949049432728" calcext:value-type="float">
            <text:p>60.094904943272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(64-[.$C$11]*ABS(64-[.A135]))/64" office:value-type="float" office:value="1" calcext:value-type="float">
            <text:p>1</text:p>
          </table:table-cell>
          <table:table-cell table:formula="of:=SIN([.A135]*[.$C$7]+[.$C$8])*[.$C$9]*[.B135]+[.$C$10]" office:value-type="float" office:value="-0.554906923950462" calcext:value-type="float">
            <text:p>-0.554906923950462</text:p>
          </table:table-cell>
          <table:table-cell table:formula="of:=[.C135]+([.$C$5]*[.E134])-[.F134]" office:value-type="float" office:value="42.160169735773" calcext:value-type="float">
            <text:p>42.160169735773</text:p>
          </table:table-cell>
          <table:table-cell table:formula="of:=[.D135]" office:value-type="float" office:value="42.160169735773" calcext:value-type="float">
            <text:p>42.160169735773</text:p>
          </table:table-cell>
          <table:table-cell table:formula="of:=[.E134]" office:value-type="float" office:value="90.7270353627042" calcext:value-type="float">
            <text:p>90.7270353627042</text:p>
          </table:table-cell>
          <table:table-cell/>
          <table:table-cell table:formula="of:=0.5*[.$C$5]*[.D135]-[.F135]" office:value-type="float" office:value="-55.6721351425358" calcext:value-type="float">
            <text:p>-55.6721351425358</text:p>
          </table:table-cell>
          <table:table-cell table:formula="of:=0.5*[.D135]*[.$C$6]" office:value-type="float" office:value="23.4229349720147" calcext:value-type="float">
            <text:p>23.4229349720147</text:p>
          </table:table-cell>
          <table:table-cell table:formula="of:=SQRT([.H135]*[.H135]+[.I135]*[.I135])" office:value-type="float" office:value="60.398845303797" calcext:value-type="float">
            <text:p>60.39884530379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(64-[.$C$11]*ABS(64-[.A136]))/64" office:value-type="float" office:value="1" calcext:value-type="float">
            <text:p>1</text:p>
          </table:table-cell>
          <table:table-cell table:formula="of:=SIN([.A136]*[.$C$7]+[.$C$8])*[.$C$9]*[.B136]+[.$C$10]" office:value-type="float" office:value="-0.923574028518314" calcext:value-type="float">
            <text:p>-0.923574028518314</text:p>
          </table:table-cell>
          <table:table-cell table:formula="of:=[.C136]+([.$C$5]*[.E135])-[.F135]" office:value-type="float" office:value="-21.5408089508858" calcext:value-type="float">
            <text:p>-21.5408089508858</text:p>
          </table:table-cell>
          <table:table-cell table:formula="of:=[.D136]" office:value-type="float" office:value="-21.5408089508858" calcext:value-type="float">
            <text:p>-21.5408089508858</text:p>
          </table:table-cell>
          <table:table-cell table:formula="of:=[.E135]" office:value-type="float" office:value="42.160169735773" calcext:value-type="float">
            <text:p>42.160169735773</text:p>
          </table:table-cell>
          <table:table-cell/>
          <table:table-cell table:formula="of:=0.5*[.$C$5]*[.D136]-[.F136]" office:value-type="float" office:value="-60.070697923099" calcext:value-type="float">
            <text:p>-60.070697923099</text:p>
          </table:table-cell>
          <table:table-cell table:formula="of:=0.5*[.D136]*[.$C$6]" office:value-type="float" office:value="-11.9674320683078" calcext:value-type="float">
            <text:p>-11.9674320683078</text:p>
          </table:table-cell>
          <table:table-cell table:formula="of:=SQRT([.H136]*[.H136]+[.I136]*[.I136])" office:value-type="float" office:value="61.2511892070495" calcext:value-type="float">
            <text:p>61.251189207049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(64-[.$C$11]*ABS(64-[.A137]))/64" office:value-type="float" office:value="1" calcext:value-type="float">
            <text:p>1</text:p>
          </table:table-cell>
          <table:table-cell table:formula="of:=SIN([.A137]*[.$C$7]+[.$C$8])*[.$C$9]*[.B137]+[.$C$10]" office:value-type="float" office:value="-0.980940565210739" calcext:value-type="float">
            <text:p>-0.980940565210739</text:p>
          </table:table-cell>
          <table:table-cell table:formula="of:=[.C137]+([.$C$5]*[.E136])-[.F136]" office:value-type="float" office:value="-78.9621666756357" calcext:value-type="float">
            <text:p>-78.9621666756357</text:p>
          </table:table-cell>
          <table:table-cell table:formula="of:=[.D137]" office:value-type="float" office:value="-78.9621666756357" calcext:value-type="float">
            <text:p>-78.9621666756357</text:p>
          </table:table-cell>
          <table:table-cell table:formula="of:=[.E136]" office:value-type="float" office:value="-21.5408089508858" calcext:value-type="float">
            <text:p>-21.5408089508858</text:p>
          </table:table-cell>
          <table:table-cell/>
          <table:table-cell table:formula="of:=0.5*[.$C$5]*[.D137]-[.F137]" office:value-type="float" office:value="-44.1138336022738" calcext:value-type="float">
            <text:p>-44.1138336022738</text:p>
          </table:table-cell>
          <table:table-cell table:formula="of:=0.5*[.D137]*[.$C$6]" office:value-type="float" office:value="-43.8690286800121" calcext:value-type="float">
            <text:p>-43.8690286800121</text:p>
          </table:table-cell>
          <table:table-cell table:formula="of:=SQRT([.H137]*[.H137]+[.I137]*[.I137])" office:value-type="float" office:value="62.2135193701242" calcext:value-type="float">
            <text:p>62.213519370124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64-[.$C$11]*ABS(64-[.A138]))/64" office:value-type="float" office:value="1" calcext:value-type="float">
            <text:p>1</text:p>
          </table:table-cell>
          <table:table-cell table:formula="of:=SIN([.A138]*[.$C$7]+[.$C$8])*[.$C$9]*[.B138]+[.$C$10]" office:value-type="float" office:value="-0.707670525328952" calcext:value-type="float">
            <text:p>-0.707670525328952</text:p>
          </table:table-cell>
          <table:table-cell table:formula="of:=[.C138]+([.$C$5]*[.E137])-[.F137]" office:value-type="float" office:value="-110.476146680762" calcext:value-type="float">
            <text:p>-110.476146680762</text:p>
          </table:table-cell>
          <table:table-cell table:formula="of:=[.D138]" office:value-type="float" office:value="-110.476146680762" calcext:value-type="float">
            <text:p>-110.476146680762</text:p>
          </table:table-cell>
          <table:table-cell table:formula="of:=[.E137]" office:value-type="float" office:value="-78.9621666756357" calcext:value-type="float">
            <text:p>-78.9621666756357</text:p>
          </table:table-cell>
          <table:table-cell/>
          <table:table-cell table:formula="of:=0.5*[.$C$5]*[.D138]-[.F138]" office:value-type="float" office:value="-12.8953927904208" calcext:value-type="float">
            <text:p>-12.8953927904208</text:p>
          </table:table-cell>
          <table:table-cell table:formula="of:=0.5*[.D138]*[.$C$6]" office:value-type="float" office:value="-61.3772576315462" calcext:value-type="float">
            <text:p>-61.3772576315462</text:p>
          </table:table-cell>
          <table:table-cell table:formula="of:=SQRT([.H138]*[.H138]+[.I138]*[.I138])" office:value-type="float" office:value="62.7172935448305" calcext:value-type="float">
            <text:p>62.717293544830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(64-[.$C$11]*ABS(64-[.A139]))/64" office:value-type="float" office:value="1" calcext:value-type="float">
            <text:p>1</text:p>
          </table:table-cell>
          <table:table-cell table:formula="of:=SIN([.A139]*[.$C$7]+[.$C$8])*[.$C$9]*[.B139]+[.$C$10]" office:value-type="float" office:value="-0.195872517356682" calcext:value-type="float">
            <text:p>-0.195872517356682</text:p>
          </table:table-cell>
          <table:table-cell table:formula="of:=[.C139]+([.$C$5]*[.E138])-[.F138]" office:value-type="float" office:value="-104.948824773834" calcext:value-type="float">
            <text:p>-104.948824773834</text:p>
          </table:table-cell>
          <table:table-cell table:formula="of:=[.D139]" office:value-type="float" office:value="-104.948824773834" calcext:value-type="float">
            <text:p>-104.948824773834</text:p>
          </table:table-cell>
          <table:table-cell table:formula="of:=[.E138]" office:value-type="float" office:value="-110.476146680762" calcext:value-type="float">
            <text:p>-110.476146680762</text:p>
          </table:table-cell>
          <table:table-cell/>
          <table:table-cell table:formula="of:=0.5*[.$C$5]*[.D139]-[.F139]" office:value-type="float" office:value="23.2143874485866" calcext:value-type="float">
            <text:p>23.2143874485866</text:p>
          </table:table-cell>
          <table:table-cell table:formula="of:=0.5*[.D139]*[.$C$6]" office:value-type="float" office:value="-58.3064421579187" calcext:value-type="float">
            <text:p>-58.3064421579187</text:p>
          </table:table-cell>
          <table:table-cell table:formula="of:=SQRT([.H139]*[.H139]+[.I139]*[.I139])" office:value-type="float" office:value="62.7578599199161" calcext:value-type="float">
            <text:p>62.757859919916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(64-[.$C$11]*ABS(64-[.A140]))/64" office:value-type="float" office:value="1" calcext:value-type="float">
            <text:p>1</text:p>
          </table:table-cell>
          <table:table-cell table:formula="of:=SIN([.A140]*[.$C$7]+[.$C$8])*[.$C$9]*[.B140]+[.$C$10]" office:value-type="float" office:value="0.381946431007489" calcext:value-type="float">
            <text:p>0.381946431007489</text:p>
          </table:table-cell>
          <table:table-cell table:formula="of:=[.C140]+([.$C$5]*[.E139])-[.F139]" office:value-type="float" office:value="-63.6654253525817" calcext:value-type="float">
            <text:p>-63.6654253525817</text:p>
          </table:table-cell>
          <table:table-cell table:formula="of:=[.D140]" office:value-type="float" office:value="-63.6654253525817" calcext:value-type="float">
            <text:p>-63.6654253525817</text:p>
          </table:table-cell>
          <table:table-cell table:formula="of:=[.E139]" office:value-type="float" office:value="-104.948824773834" calcext:value-type="float">
            <text:p>-104.948824773834</text:p>
          </table:table-cell>
          <table:table-cell/>
          <table:table-cell table:formula="of:=0.5*[.$C$5]*[.D140]-[.F140]" office:value-type="float" office:value="52.0129578834394" calcext:value-type="float">
            <text:p>52.0129578834394</text:p>
          </table:table-cell>
          <table:table-cell table:formula="of:=0.5*[.D140]*[.$C$6]" office:value-type="float" office:value="-35.3706146665217" calcext:value-type="float">
            <text:p>-35.3706146665217</text:p>
          </table:table-cell>
          <table:table-cell table:formula="of:=SQRT([.H140]*[.H140]+[.I140]*[.I140])" office:value-type="float" office:value="62.900144432839" calcext:value-type="float">
            <text:p>62.90014443283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(64-[.$C$11]*ABS(64-[.A141]))/64" office:value-type="float" office:value="1" calcext:value-type="float">
            <text:p>1</text:p>
          </table:table-cell>
          <table:table-cell table:formula="of:=SIN([.A141]*[.$C$7]+[.$C$8])*[.$C$9]*[.B141]+[.$C$10]" office:value-type="float" office:value="0.831026223441337" calcext:value-type="float">
            <text:p>0.831026223441337</text:p>
          </table:table-cell>
          <table:table-cell table:formula="of:=[.C141]+([.$C$5]*[.E140])-[.F140]" office:value-type="float" office:value="-0.0918827835139808" calcext:value-type="float">
            <text:p>-0.0918827835139808</text:p>
          </table:table-cell>
          <table:table-cell table:formula="of:=[.D141]" office:value-type="float" office:value="-0.0918827835139808" calcext:value-type="float">
            <text:p>-0.0918827835139808</text:p>
          </table:table-cell>
          <table:table-cell table:formula="of:=[.E140]" office:value-type="float" office:value="-63.6654253525817" calcext:value-type="float">
            <text:p>-63.6654253525817</text:p>
          </table:table-cell>
          <table:table-cell/>
          <table:table-cell table:formula="of:=0.5*[.$C$5]*[.D141]-[.F141]" office:value-type="float" office:value="63.5890276096831" calcext:value-type="float">
            <text:p>63.5890276096831</text:p>
          </table:table-cell>
          <table:table-cell table:formula="of:=0.5*[.D141]*[.$C$6]" office:value-type="float" office:value="-0.0510473386797009" calcext:value-type="float">
            <text:p>-0.0510473386797009</text:p>
          </table:table-cell>
          <table:table-cell table:formula="of:=SQRT([.H141]*[.H141]+[.I141]*[.I141])" office:value-type="float" office:value="63.5890480993058" calcext:value-type="float">
            <text:p>63.589048099305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64-[.$C$11]*ABS(64-[.A142]))/64" office:value-type="float" office:value="1" calcext:value-type="float">
            <text:p>1</text:p>
          </table:table-cell>
          <table:table-cell table:formula="of:=SIN([.A142]*[.$C$7]+[.$C$8])*[.$C$9]*[.B142]+[.$C$10]" office:value-type="float" office:value="0.999999681906808" calcext:value-type="float">
            <text:p>0.999999681906808</text:p>
          </table:table-cell>
          <table:table-cell table:formula="of:=[.C142]+([.$C$5]*[.E141])-[.F141]" office:value-type="float" office:value="64.5126295486913" calcext:value-type="float">
            <text:p>64.5126295486913</text:p>
          </table:table-cell>
          <table:table-cell table:formula="of:=[.D142]" office:value-type="float" office:value="64.5126295486913" calcext:value-type="float">
            <text:p>64.5126295486913</text:p>
          </table:table-cell>
          <table:table-cell table:formula="of:=[.E141]" office:value-type="float" office:value="-0.0918827835139808" calcext:value-type="float">
            <text:p>-0.0918827835139808</text:p>
          </table:table-cell>
          <table:table-cell/>
          <table:table-cell table:formula="of:=0.5*[.$C$5]*[.D142]-[.F142]" office:value-type="float" office:value="53.7321742231185" calcext:value-type="float">
            <text:p>53.7321742231185</text:p>
          </table:table-cell>
          <table:table-cell table:formula="of:=0.5*[.D142]*[.$C$6]" office:value-type="float" office:value="35.8412960920914" calcext:value-type="float">
            <text:p>35.8412960920914</text:p>
          </table:table-cell>
          <table:table-cell table:formula="of:=SQRT([.H142]*[.H142]+[.I142]*[.I142])" office:value-type="float" office:value="64.5890474639821" calcext:value-type="float">
            <text:p>64.5890474639821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[.C143]+([.$C$5]*[.E142])*[.$B$147]-[.F142]" office:value-type="float" office:value="107.372465662723" calcext:value-type="float">
            <text:p>107.372465662723</text:p>
          </table:table-cell>
          <table:table-cell table:formula="of:=[.D143]" office:value-type="float" office:value="107.372465662723" calcext:value-type="float">
            <text:p>107.372465662723</text:p>
          </table:table-cell>
          <table:table-cell table:formula="of:=[.E142]" office:value-type="float" office:value="64.5126295486913" calcext:value-type="float">
            <text:p>64.5126295486913</text:p>
          </table:table-cell>
          <table:table-cell/>
          <table:table-cell table:formula="of:=0.5*[.$C$5]*[.D143]-[.F143]" office:value-type="float" office:value="24.7643134472593" calcext:value-type="float">
            <text:p>24.7643134472593</text:p>
          </table:table-cell>
          <table:table-cell table:formula="of:=0.5*[.D143]*[.$C$6]" office:value-type="float" office:value="59.6529448710659" calcext:value-type="float">
            <text:p>59.6529448710659</text:p>
          </table:table-cell>
          <table:table-cell table:formula="of:=SQRT([.H143]*[.H143]+[.I143]*[.I143])" office:value-type="float" office:value="64.5890474639821" calcext:value-type="float">
            <text:p>64.5890474639821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[.C144]+([.$C$5]*[.E143])*[.$B$147]-[.F143]" office:value-type="float" office:value="114.04125644321" calcext:value-type="float">
            <text:p>114.04125644321</text:p>
          </table:table-cell>
          <table:table-cell table:formula="of:=[.D144]" office:value-type="float" office:value="114.04125644321" calcext:value-type="float">
            <text:p>114.04125644321</text:p>
          </table:table-cell>
          <table:table-cell table:formula="of:=[.E143]" office:value-type="float" office:value="107.372465662723" calcext:value-type="float">
            <text:p>107.372465662723</text:p>
          </table:table-cell>
          <table:table-cell/>
          <table:table-cell table:formula="of:=0.5*[.$C$5]*[.D144]-[.F144]" office:value-type="float" office:value="-12.5506257447663" calcext:value-type="float">
            <text:p>-12.5506257447663</text:p>
          </table:table-cell>
          <table:table-cell table:formula="of:=0.5*[.D144]*[.$C$6]" office:value-type="float" office:value="63.3579264632243" calcext:value-type="float">
            <text:p>63.3579264632243</text:p>
          </table:table-cell>
          <table:table-cell table:formula="of:=SQRT([.H144]*[.H144]+[.I144]*[.I144])" office:value-type="float" office:value="64.5890474639821" calcext:value-type="float">
            <text:p>64.5890474639821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[.C145]+([.$C$5]*[.E144])*[.$B$147]-[.F144]" office:value-type="float" office:value="82.2712141731905" calcext:value-type="float">
            <text:p>82.2712141731905</text:p>
          </table:table-cell>
          <table:table-cell table:formula="of:=[.D145]" office:value-type="float" office:value="82.2712141731905" calcext:value-type="float">
            <text:p>82.2712141731905</text:p>
          </table:table-cell>
          <table:table-cell table:formula="of:=[.E144]" office:value-type="float" office:value="114.04125644321" calcext:value-type="float">
            <text:p>114.04125644321</text:p>
          </table:table-cell>
          <table:table-cell/>
          <table:table-cell table:formula="of:=0.5*[.$C$5]*[.D145]-[.F145]" office:value-type="float" office:value="-45.6352414316953" calcext:value-type="float">
            <text:p>-45.6352414316953</text:p>
          </table:table-cell>
          <table:table-cell table:formula="of:=0.5*[.D145]*[.$C$6]" office:value-type="float" office:value="45.7074369416555" calcext:value-type="float">
            <text:p>45.7074369416555</text:p>
          </table:table-cell>
          <table:table-cell table:formula="of:=SQRT([.H145]*[.H145]+[.I145]*[.I145])" office:value-type="float" office:value="64.5890474639821" calcext:value-type="float">
            <text:p>64.5890474639821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[.C146]+([.$C$5]*[.E145])*[.$B$147]-[.F145]" office:value-type="float" office:value="22.7707735798194" calcext:value-type="float">
            <text:p>22.7707735798194</text:p>
          </table:table-cell>
          <table:table-cell table:formula="of:=[.D146]" office:value-type="float" office:value="22.7707735798194" calcext:value-type="float">
            <text:p>22.7707735798194</text:p>
          </table:table-cell>
          <table:table-cell table:formula="of:=[.E145]" office:value-type="float" office:value="82.2712141731905" calcext:value-type="float">
            <text:p>82.2712141731905</text:p>
          </table:table-cell>
          <table:table-cell/>
          <table:table-cell table:formula="of:=0.5*[.$C$5]*[.D146]-[.F146]" office:value-type="float" office:value="-63.3380077658331" calcext:value-type="float">
            <text:p>-63.3380077658331</text:p>
          </table:table-cell>
          <table:table-cell table:formula="of:=0.5*[.D146]*[.$C$6]" office:value-type="float" office:value="12.6507637935344" calcext:value-type="float">
            <text:p>12.6507637935344</text:p>
          </table:table-cell>
          <table:table-cell table:formula="of:=SQRT([.H146]*[.H146]+[.I146]*[.I146])" office:value-type="float" office:value="64.5890474639821" calcext:value-type="float">
            <text:p>64.589047463982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47]+([.$C$5]*[.E146])*[.$B$147]-[.F146]" office:value-type="float" office:value="-44.4048013584756" calcext:value-type="float">
            <text:p>-44.4048013584756</text:p>
          </table:table-cell>
          <table:table-cell table:formula="of:=[.D147]" office:value-type="float" office:value="-44.4048013584756" calcext:value-type="float">
            <text:p>-44.4048013584756</text:p>
          </table:table-cell>
          <table:table-cell table:formula="of:=[.E146]" office:value-type="float" office:value="22.7707735798194" calcext:value-type="float">
            <text:p>22.7707735798194</text:p>
          </table:table-cell>
          <table:table-cell/>
          <table:table-cell table:formula="of:=0.5*[.$C$5]*[.D147]-[.F147]" office:value-type="float" office:value="-59.6920167976088" calcext:value-type="float">
            <text:p>-59.6920167976088</text:p>
          </table:table-cell>
          <table:table-cell table:formula="of:=0.5*[.D147]*[.$C$6]" office:value-type="float" office:value="-24.6699854669296" calcext:value-type="float">
            <text:p>-24.6699854669296</text:p>
          </table:table-cell>
          <table:table-cell table:formula="of:=SQRT([.H147]*[.H147]+[.I147]*[.I147])" office:value-type="float" office:value="64.5890474639821" calcext:value-type="float">
            <text:p>64.5890474639821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[.C148]+([.$C$5]*[.E147])*[.$B$147]-[.F147]" office:value-type="float" office:value="-96.6132600153982" calcext:value-type="float">
            <text:p>-96.6132600153982</text:p>
          </table:table-cell>
          <table:table-cell table:formula="of:=[.D148]" office:value-type="float" office:value="-96.6132600153982" calcext:value-type="float">
            <text:p>-96.6132600153982</text:p>
          </table:table-cell>
          <table:table-cell table:formula="of:=[.E147]" office:value-type="float" office:value="-44.4048013584756" calcext:value-type="float">
            <text:p>-44.4048013584756</text:p>
          </table:table-cell>
          <table:table-cell/>
          <table:table-cell table:formula="of:=0.5*[.$C$5]*[.D148]-[.F148]" office:value-type="float" office:value="-35.9261890291481" calcext:value-type="float">
            <text:p>-35.9261890291481</text:p>
          </table:table-cell>
          <table:table-cell table:formula="of:=0.5*[.D148]*[.$C$6]" office:value-type="float" office:value="-53.6754505723655" calcext:value-type="float">
            <text:p>-53.6754505723655</text:p>
          </table:table-cell>
          <table:table-cell table:formula="of:=SQRT([.H148]*[.H148]+[.I148]*[.I148])" office:value-type="float" office:value="64.5890474639821" calcext:value-type="float">
            <text:p>64.5890474639821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[.C149]+([.$C$5]*[.E148])*[.$B$147]-[.F148]" office:value-type="float" office:value="-116.257179416772" calcext:value-type="float">
            <text:p>-116.257179416772</text:p>
          </table:table-cell>
          <table:table-cell table:formula="of:=[.D149]" office:value-type="float" office:value="-116.257179416772" calcext:value-type="float">
            <text:p>-116.257179416772</text:p>
          </table:table-cell>
          <table:table-cell table:formula="of:=[.E148]" office:value-type="float" office:value="-96.6132600153982" calcext:value-type="float">
            <text:p>-96.6132600153982</text:p>
          </table:table-cell>
          <table:table-cell/>
          <table:table-cell table:formula="of:=0.5*[.$C$5]*[.D149]-[.F149]" office:value-type="float" office:value="-0.0510525306485903" calcext:value-type="float">
            <text:p>-0.0510525306485903</text:p>
          </table:table-cell>
          <table:table-cell table:formula="of:=0.5*[.D149]*[.$C$6]" office:value-type="float" office:value="-64.5890272874863" calcext:value-type="float">
            <text:p>-64.5890272874863</text:p>
          </table:table-cell>
          <table:table-cell table:formula="of:=SQRT([.H149]*[.H149]+[.I149]*[.I149])" office:value-type="float" office:value="64.5890474639821" calcext:value-type="float">
            <text:p>64.5890474639821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[.C150]+([.$C$5]*[.E149])*[.$B$147]-[.F149]" office:value-type="float" office:value="-96.7153650766954" calcext:value-type="float">
            <text:p>-96.7153650766954</text:p>
          </table:table-cell>
          <table:table-cell table:formula="of:=[.D150]" office:value-type="float" office:value="-96.7153650766954" calcext:value-type="float">
            <text:p>-96.7153650766954</text:p>
          </table:table-cell>
          <table:table-cell table:formula="of:=[.E149]" office:value-type="float" office:value="-116.257179416772" calcext:value-type="float">
            <text:p>-116.257179416772</text:p>
          </table:table-cell>
          <table:table-cell/>
          <table:table-cell table:formula="of:=0.5*[.$C$5]*[.D150]-[.F150]" office:value-type="float" office:value="35.8412917728472" calcext:value-type="float">
            <text:p>35.8412917728472</text:p>
          </table:table-cell>
          <table:table-cell table:formula="of:=0.5*[.D150]*[.$C$6]" office:value-type="float" office:value="-53.7321771042098" calcext:value-type="float">
            <text:p>-53.7321771042098</text:p>
          </table:table-cell>
          <table:table-cell table:formula="of:=SQRT([.H150]*[.H150]+[.I150]*[.I150])" office:value-type="float" office:value="64.5890474639821" calcext:value-type="float">
            <text:p>64.5890474639821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[.C151]+([.$C$5]*[.E150])*[.$B$147]-[.F150]" office:value-type="float" office:value="-44.5745958710774" calcext:value-type="float">
            <text:p>-44.5745958710774</text:p>
          </table:table-cell>
          <table:table-cell table:formula="of:=[.D151]" office:value-type="float" office:value="-44.5745958710774" calcext:value-type="float">
            <text:p>-44.5745958710774</text:p>
          </table:table-cell>
          <table:table-cell table:formula="of:=[.E150]" office:value-type="float" office:value="-96.7153650766954" calcext:value-type="float">
            <text:p>-96.7153650766954</text:p>
          </table:table-cell>
          <table:table-cell/>
          <table:table-cell table:formula="of:=0.5*[.$C$5]*[.D151]-[.F151]" office:value-type="float" office:value="59.652942880394" calcext:value-type="float">
            <text:p>59.652942880394</text:p>
          </table:table-cell>
          <table:table-cell table:formula="of:=0.5*[.D151]*[.$C$6]" office:value-type="float" office:value="-24.7643182424427" calcext:value-type="float">
            <text:p>-24.7643182424427</text:p>
          </table:table-cell>
          <table:table-cell table:formula="of:=SQRT([.H151]*[.H151]+[.I151]*[.I151])" office:value-type="float" office:value="64.5890474639821" calcext:value-type="float">
            <text:p>64.5890474639821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[.C152]+([.$C$5]*[.E151])*[.$B$147]-[.F151]" office:value-type="float" office:value="22.5905206840927" calcext:value-type="float">
            <text:p>22.5905206840927</text:p>
          </table:table-cell>
          <table:table-cell table:formula="of:=[.D152]" office:value-type="float" office:value="22.5905206840927" calcext:value-type="float">
            <text:p>22.5905206840927</text:p>
          </table:table-cell>
          <table:table-cell table:formula="of:=[.E151]" office:value-type="float" office:value="-44.5745958710774" calcext:value-type="float">
            <text:p>-44.5745958710774</text:p>
          </table:table-cell>
          <table:table-cell/>
          <table:table-cell table:formula="of:=0.5*[.$C$5]*[.D152]-[.F152]" office:value-type="float" office:value="63.3579274721023" calcext:value-type="float">
            <text:p>63.3579274721023</text:p>
          </table:table-cell>
          <table:table-cell table:formula="of:=0.5*[.D152]*[.$C$6]" office:value-type="float" office:value="12.550620651759" calcext:value-type="float">
            <text:p>12.550620651759</text:p>
          </table:table-cell>
          <table:table-cell table:formula="of:=SQRT([.H152]*[.H152]+[.I152]*[.I152])" office:value-type="float" office:value="64.5890474639821" calcext:value-type="float">
            <text:p>64.5890474639821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[.C153]+([.$C$5]*[.E152])*[.$B$147]-[.F152]" office:value-type="float" office:value="82.1412590731272" calcext:value-type="float">
            <text:p>82.1412590731272</text:p>
          </table:table-cell>
          <table:table-cell table:formula="of:=[.D153]" office:value-type="float" office:value="82.1412590731272" calcext:value-type="float">
            <text:p>82.1412590731272</text:p>
          </table:table-cell>
          <table:table-cell table:formula="of:=[.E152]" office:value-type="float" office:value="22.5905206840927" calcext:value-type="float">
            <text:p>22.5905206840927</text:p>
          </table:table-cell>
          <table:table-cell/>
          <table:table-cell table:formula="of:=0.5*[.$C$5]*[.D153]-[.F153]" office:value-type="float" office:value="45.7074406100301" calcext:value-type="float">
            <text:p>45.7074406100301</text:p>
          </table:table-cell>
          <table:table-cell table:formula="of:=0.5*[.D153]*[.$C$6]" office:value-type="float" office:value="45.635237757517" calcext:value-type="float">
            <text:p>45.635237757517</text:p>
          </table:table-cell>
          <table:table-cell table:formula="of:=SQRT([.H153]*[.H153]+[.I153]*[.I153])" office:value-type="float" office:value="64.5890474639821" calcext:value-type="float">
            <text:p>64.5890474639821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[.C154]+([.$C$5]*[.E153])*[.$B$147]-[.F153]" office:value-type="float" office:value="114.005401904153" calcext:value-type="float">
            <text:p>114.005401904153</text:p>
          </table:table-cell>
          <table:table-cell table:formula="of:=[.D154]" office:value-type="float" office:value="114.005401904153" calcext:value-type="float">
            <text:p>114.005401904153</text:p>
          </table:table-cell>
          <table:table-cell table:formula="of:=[.E153]" office:value-type="float" office:value="82.1412590731272" calcext:value-type="float">
            <text:p>82.1412590731272</text:p>
          </table:table-cell>
          <table:table-cell/>
          <table:table-cell table:formula="of:=0.5*[.$C$5]*[.D154]-[.F154]" office:value-type="float" office:value="12.6507688849404" calcext:value-type="float">
            <text:p>12.6507688849404</text:p>
          </table:table-cell>
          <table:table-cell table:formula="of:=0.5*[.D154]*[.$C$6]" office:value-type="float" office:value="63.3380067489052" calcext:value-type="float">
            <text:p>63.3380067489052</text:p>
          </table:table-cell>
          <table:table-cell table:formula="of:=SQRT([.H154]*[.H154]+[.I154]*[.I154])" office:value-type="float" office:value="64.5890474639821" calcext:value-type="float">
            <text:p>64.5890474639821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[.C155]+([.$C$5]*[.E154])*[.$B$147]-[.F154]" office:value-type="float" office:value="107.442796843008" calcext:value-type="float">
            <text:p>107.442796843008</text:p>
          </table:table-cell>
          <table:table-cell table:formula="of:=[.D155]" office:value-type="float" office:value="107.442796843008" calcext:value-type="float">
            <text:p>107.442796843008</text:p>
          </table:table-cell>
          <table:table-cell table:formula="of:=[.E154]" office:value-type="float" office:value="114.005401904153" calcext:value-type="float">
            <text:p>114.005401904153</text:p>
          </table:table-cell>
          <table:table-cell/>
          <table:table-cell table:formula="of:=0.5*[.$C$5]*[.D155]-[.F155]" office:value-type="float" office:value="-24.6699806686053" calcext:value-type="float">
            <text:p>-24.6699806686053</text:p>
          </table:table-cell>
          <table:table-cell table:formula="of:=0.5*[.D155]*[.$C$6]" office:value-type="float" office:value="59.6920187806977" calcext:value-type="float">
            <text:p>59.6920187806977</text:p>
          </table:table-cell>
          <table:table-cell table:formula="of:=SQRT([.H155]*[.H155]+[.I155]*[.I155])" office:value-type="float" office:value="64.5890474639821" calcext:value-type="float">
            <text:p>64.5890474639821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[.C156]+([.$C$5]*[.E155])*[.$B$147]-[.F155]" office:value-type="float" office:value="64.6654405669423" calcext:value-type="float">
            <text:p>64.6654405669423</text:p>
          </table:table-cell>
          <table:table-cell table:formula="of:=[.D156]" office:value-type="float" office:value="64.6654405669423" calcext:value-type="float">
            <text:p>64.6654405669423</text:p>
          </table:table-cell>
          <table:table-cell table:formula="of:=[.E155]" office:value-type="float" office:value="107.442796843008" calcext:value-type="float">
            <text:p>107.442796843008</text:p>
          </table:table-cell>
          <table:table-cell/>
          <table:table-cell table:formula="of:=0.5*[.$C$5]*[.D156]-[.F156]" office:value-type="float" office:value="-53.6754476844498" calcext:value-type="float">
            <text:p>-53.6754476844498</text:p>
          </table:table-cell>
          <table:table-cell table:formula="of:=0.5*[.D156]*[.$C$6]" office:value-type="float" office:value="35.9261933438324" calcext:value-type="float">
            <text:p>35.9261933438324</text:p>
          </table:table-cell>
          <table:table-cell table:formula="of:=SQRT([.H156]*[.H156]+[.I156]*[.I156])" office:value-type="float" office:value="64.5890474639821" calcext:value-type="float">
            <text:p>64.5890474639821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[.C157]+([.$C$5]*[.E156])*[.$B$147]-[.F156]" office:value-type="float" office:value="0.0919014741084823" calcext:value-type="float">
            <text:p>0.0919014741084823</text:p>
          </table:table-cell>
          <table:table-cell table:formula="of:=[.D157]" office:value-type="float" office:value="0.0919014741084823" calcext:value-type="float">
            <text:p>0.0919014741084823</text:p>
          </table:table-cell>
          <table:table-cell table:formula="of:=[.E156]" office:value-type="float" office:value="64.6654405669423" calcext:value-type="float">
            <text:p>64.6654405669423</text:p>
          </table:table-cell>
          <table:table-cell/>
          <table:table-cell table:formula="of:=0.5*[.$C$5]*[.D157]-[.F157]" office:value-type="float" office:value="-64.5890272833822" calcext:value-type="float">
            <text:p>-64.5890272833822</text:p>
          </table:table-cell>
          <table:table-cell table:formula="of:=0.5*[.D157]*[.$C$6]" office:value-type="float" office:value="0.0510577226174872" calcext:value-type="float">
            <text:p>0.0510577226174872</text:p>
          </table:table-cell>
          <table:table-cell table:formula="of:=SQRT([.H157]*[.H157]+[.I157]*[.I157])" office:value-type="float" office:value="64.5890474639821" calcext:value-type="float">
            <text:p>64.5890474639821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[.C158]+([.$C$5]*[.E157])*[.$B$147]-[.F157]" office:value-type="float" office:value="-64.5126139998222" calcext:value-type="float">
            <text:p>-64.5126139998222</text:p>
          </table:table-cell>
          <table:table-cell table:formula="of:=[.D158]" office:value-type="float" office:value="-64.5126139998222" calcext:value-type="float">
            <text:p>-64.5126139998222</text:p>
          </table:table-cell>
          <table:table-cell table:formula="of:=[.E157]" office:value-type="float" office:value="0.0919014741084823" calcext:value-type="float">
            <text:p>0.0919014741084823</text:p>
          </table:table-cell>
          <table:table-cell/>
          <table:table-cell table:formula="of:=0.5*[.$C$5]*[.D158]-[.F158]" office:value-type="float" office:value="-53.7321799853007" calcext:value-type="float">
            <text:p>-53.7321799853007</text:p>
          </table:table-cell>
          <table:table-cell table:formula="of:=0.5*[.D158]*[.$C$6]" office:value-type="float" office:value="-35.8412874536027" calcext:value-type="float">
            <text:p>-35.8412874536027</text:p>
          </table:table-cell>
          <table:table-cell table:formula="of:=SQRT([.H158]*[.H158]+[.I158]*[.I158])" office:value-type="float" office:value="64.5890474639821" calcext:value-type="float">
            <text:p>64.5890474639821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[.C159]+([.$C$5]*[.E158])*[.$B$147]-[.F158]" office:value-type="float" office:value="-107.372458496493" calcext:value-type="float">
            <text:p>-107.372458496493</text:p>
          </table:table-cell>
          <table:table-cell table:formula="of:=[.D159]" office:value-type="float" office:value="-107.372458496493" calcext:value-type="float">
            <text:p>-107.372458496493</text:p>
          </table:table-cell>
          <table:table-cell table:formula="of:=[.E158]" office:value-type="float" office:value="-64.5126139998222" calcext:value-type="float">
            <text:p>-64.5126139998222</text:p>
          </table:table-cell>
          <table:table-cell/>
          <table:table-cell table:formula="of:=0.5*[.$C$5]*[.D159]-[.F159]" office:value-type="float" office:value="-24.7643230376259" calcext:value-type="float">
            <text:p>-24.7643230376259</text:p>
          </table:table-cell>
          <table:table-cell table:formula="of:=0.5*[.D159]*[.$C$6]" office:value-type="float" office:value="-59.6529408897218" calcext:value-type="float">
            <text:p>-59.6529408897218</text:p>
          </table:table-cell>
          <table:table-cell table:formula="of:=SQRT([.H159]*[.H159]+[.I159]*[.I159])" office:value-type="float" office:value="64.5890474639821" calcext:value-type="float">
            <text:p>64.5890474639821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[.C160]+([.$C$5]*[.E159])*[.$B$147]-[.F159]" office:value-type="float" office:value="-114.041260075074" calcext:value-type="float">
            <text:p>-114.041260075074</text:p>
          </table:table-cell>
          <table:table-cell table:formula="of:=[.D160]" office:value-type="float" office:value="-114.041260075074" calcext:value-type="float">
            <text:p>-114.041260075074</text:p>
          </table:table-cell>
          <table:table-cell table:formula="of:=[.E159]" office:value-type="float" office:value="-107.372458496493" calcext:value-type="float">
            <text:p>-107.372458496493</text:p>
          </table:table-cell>
          <table:table-cell/>
          <table:table-cell table:formula="of:=0.5*[.$C$5]*[.D160]-[.F160]" office:value-type="float" office:value="12.5506155587516" calcext:value-type="float">
            <text:p>12.5506155587516</text:p>
          </table:table-cell>
          <table:table-cell table:formula="of:=0.5*[.D160]*[.$C$6]" office:value-type="float" office:value="-63.3579284809798" calcext:value-type="float">
            <text:p>-63.3579284809798</text:p>
          </table:table-cell>
          <table:table-cell table:formula="of:=SQRT([.H160]*[.H160]+[.I160]*[.I160])" office:value-type="float" office:value="64.5890474639821" calcext:value-type="float">
            <text:p>64.5890474639821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[.C161]+([.$C$5]*[.E160])*[.$B$147]-[.F160]" office:value-type="float" office:value="-82.2712273789897" calcext:value-type="float">
            <text:p>-82.2712273789897</text:p>
          </table:table-cell>
          <table:table-cell table:formula="of:=[.D161]" office:value-type="float" office:value="-82.2712273789897" calcext:value-type="float">
            <text:p>-82.2712273789897</text:p>
          </table:table-cell>
          <table:table-cell table:formula="of:=[.E160]" office:value-type="float" office:value="-114.041260075074" calcext:value-type="float">
            <text:p>-114.041260075074</text:p>
          </table:table-cell>
          <table:table-cell/>
          <table:table-cell table:formula="of:=0.5*[.$C$5]*[.D161]-[.F161]" office:value-type="float" office:value="45.6352340833384" calcext:value-type="float">
            <text:p>45.6352340833384</text:p>
          </table:table-cell>
          <table:table-cell table:formula="of:=0.5*[.D161]*[.$C$6]" office:value-type="float" office:value="-45.7074442784044" calcext:value-type="float">
            <text:p>-45.7074442784044</text:p>
          </table:table-cell>
          <table:table-cell table:formula="of:=SQRT([.H161]*[.H161]+[.I161]*[.I161])" office:value-type="float" office:value="64.5890474639821" calcext:value-type="float">
            <text:p>64.5890474639821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[.C162]+([.$C$5]*[.E161])*[.$B$147]-[.F161]" office:value-type="float" office:value="-22.7707919083971" calcext:value-type="float">
            <text:p>-22.7707919083971</text:p>
          </table:table-cell>
          <table:table-cell table:formula="of:=[.D162]" office:value-type="float" office:value="-22.7707919083971" calcext:value-type="float">
            <text:p>-22.7707919083971</text:p>
          </table:table-cell>
          <table:table-cell table:formula="of:=[.E161]" office:value-type="float" office:value="-82.2712273789897" calcext:value-type="float">
            <text:p>-82.2712273789897</text:p>
          </table:table-cell>
          <table:table-cell/>
          <table:table-cell table:formula="of:=0.5*[.$C$5]*[.D162]-[.F162]" office:value-type="float" office:value="63.3380057319768" calcext:value-type="float">
            <text:p>63.3380057319768</text:p>
          </table:table-cell>
          <table:table-cell table:formula="of:=0.5*[.D162]*[.$C$6]" office:value-type="float" office:value="-12.6507739763464" calcext:value-type="float">
            <text:p>-12.6507739763464</text:p>
          </table:table-cell>
          <table:table-cell table:formula="of:=SQRT([.H162]*[.H162]+[.I162]*[.I162])" office:value-type="float" office:value="64.5890474639821" calcext:value-type="float">
            <text:p>64.5890474639821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[.C163]+([.$C$5]*[.E162])*[.$B$147]-[.F162]" office:value-type="float" office:value="44.4047840849639" calcext:value-type="float">
            <text:p>44.4047840849639</text:p>
          </table:table-cell>
          <table:table-cell table:formula="of:=[.D163]" office:value-type="float" office:value="44.4047840849639" calcext:value-type="float">
            <text:p>44.4047840849639</text:p>
          </table:table-cell>
          <table:table-cell table:formula="of:=[.E162]" office:value-type="float" office:value="-22.7707919083971" calcext:value-type="float">
            <text:p>-22.7707919083971</text:p>
          </table:table-cell>
          <table:table-cell/>
          <table:table-cell table:formula="of:=0.5*[.$C$5]*[.D163]-[.F163]" office:value-type="float" office:value="59.6920207637863" calcext:value-type="float">
            <text:p>59.6920207637863</text:p>
          </table:table-cell>
          <table:table-cell table:formula="of:=0.5*[.D163]*[.$C$6]" office:value-type="float" office:value="24.6699758702808" calcext:value-type="float">
            <text:p>24.6699758702808</text:p>
          </table:table-cell>
          <table:table-cell table:formula="of:=SQRT([.H163]*[.H163]+[.I163]*[.I163])" office:value-type="float" office:value="64.5890474639821" calcext:value-type="float">
            <text:p>64.58904746398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14T00:08:22.077540121</dc:date>
    <meta:editing-duration>PT9H45M51S</meta:editing-duration>
    <meta:editing-cycles>16</meta:editing-cycles>
    <meta:generator>LibreOffice/7.3.7.2$Linux_X86_64 LibreOffice_project/30$Build-2</meta:generator>
    <meta:document-statistic meta:table-count="1" meta:cell-count="1350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3cm" svg:height="9.005cm" xlink:href=".." xlink:type="simple" chart:class="chart:line" chart:style-name="ch1">
        <chart:legend chart:legend-position="end" svg:x="14.973cm" svg:y="4.203cm" style:legend-expansion="high" chart:style-name="ch2"/>
        <chart:plot-area chart:style-name="ch3" table:cell-range-address="table.D13:table.D142" chart:data-source-has-labels="row" svg:x="0.319cm" svg:y="0.18cm" svg:width="14.335cm" svg:height="8.645cm">
          <chart:coordinate-region svg:x="1.231cm" svg:y="0.379cm" svg:width="13.423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le.D14:table.D142" chart:label-cell-address="table.D13:table.D13" chart:class="chart:line">
            <chart:data-point chart:repeated="12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</text:p>
                <draw:g>
                  <svg:desc>table.D13:table.D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le.D14:table.D1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81146381916409">
                <text:p>1.811463819164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80672468610351">
                <text:p>2.806724686103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66163958028826">
                <text:p>2.661639580288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12876762910646">
                <text:p>0.9128767629106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.12421059777387">
                <text:p>-2.124210597773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5.36949391463159">
                <text:p>-5.369493914631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7.36116374587388">
                <text:p>-7.361163745873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6.87247050640459">
                <text:p>-6.872470506404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.51242924572549">
                <text:p>-3.512429245725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95508856083518">
                <text:p>1.955088560835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74456306948193">
                <text:p>7.744563069481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6313189614967">
                <text:p>11.63131896149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793485009116">
                <text:p>11.7934850091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59858251555549">
                <text:p>7.598582515555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14691428188891">
                <text:p>0.01146914281888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.57950971076511">
                <text:p>-8.579509710765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5.1105843233935">
                <text:p>-15.11058432339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6.9318930240362">
                <text:p>-16.93189302403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2.8518158747675">
                <text:p>-12.85181587476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.73335251825159">
                <text:p>-3.733352518251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62410706366867">
                <text:p>7.624107063668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.3359633571868">
                <text:p>17.33596335718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.7607789632497">
                <text:p>21.76077896324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.8516863495826">
                <text:p>18.85168634958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.03352220147309">
                <text:p>9.033522201473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4.75306224192551">
                <text:p>-4.753062241925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7.9185162714052">
                <text:p>-17.91851627140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5.7520113563622">
                <text:p>-25.75201135636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5.1013853845077">
                <text:p>-25.10138538450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5.6081199492267">
                <text:p>-15.60811994922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229429156721608">
                <text:p>-0.02294291567216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.5699669572483">
                <text:p>16.56996695724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.4097030523779">
                <text:p>28.40970305237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1.0570622616264">
                <text:p>31.05706226162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3.0419954405673">
                <text:p>23.04199544056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.55383281394251">
                <text:p>6.553832813942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3.1239992505579">
                <text:p>-13.12399925055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29.3024302243658">
                <text:p>-29.30243022436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36.1603941769368">
                <text:p>-36.16039417693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30.8309047620028">
                <text:p>-30.83090476200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4.554619433403">
                <text:p>-14.5546194334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55103138122662">
                <text:p>7.551031381226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.0924661967913">
                <text:p>28.09246619679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9.8727028443346">
                <text:p>39.87270284433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8.4092875283285">
                <text:p>38.40928752832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.6176612305813">
                <text:p>23.61766123058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34421318559815">
                <text:p>0.0344213185598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24.5604203519488">
                <text:p>-24.56042035194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41.7088200061163">
                <text:p>-41.70882000611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45.1822323988729">
                <text:p>-45.18223239887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33.2321782776869">
                <text:p>-33.23217827768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9.37431764998318">
                <text:p>-9.374317649983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.6238871584412">
                <text:p>18.62388715844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1.2688945161676">
                <text:p>41.26889451616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0.5600093869341">
                <text:p>50.56000938693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2.8101257436643">
                <text:p>42.81012574366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.0757209415149">
                <text:p>20.075720941514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0.3489959787383">
                <text:p>-10.34899597873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38.2664128456393">
                <text:p>-38.266412845639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53.9933934254128">
                <text:p>-53.99339342541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51.7171914405775">
                <text:p>-51.71719144057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1.6272063596184">
                <text:p>-31.62720635961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459043514818447">
                <text:p>-0.04590435148184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.5508698948662">
                <text:p>32.55086989486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5.0079351846076">
                <text:p>55.00793518460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9.3074034357746">
                <text:p>59.307403435774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3.4223643861255">
                <text:p>43.42236438612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.1948070263734">
                <text:p>12.19480702637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24.1237707873181">
                <text:p>-24.123770787318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53.2353562325912">
                <text:p>-53.23535623259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64.9596245932405">
                <text:p>-64.95962459324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54.7893492945661">
                <text:p>-54.789349294566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5.5968267258082">
                <text:p>-25.596826725808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.1469560344602">
                <text:p>13.14695603446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8.4403562179486">
                <text:p>48.440356217948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8.1140830995958">
                <text:p>68.11408309959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5.0250971212536">
                <text:p>65.02509712125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.6367553363377">
                <text:p>39.63675533633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573920144382782">
                <text:p>0.05739201443827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40.5413155859998">
                <text:p>-40.54131558599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68.3070485878509">
                <text:p>-68.30704858785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73.4325753723304">
                <text:p>-73.43257537233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53.6125537658824">
                <text:p>-53.61255376588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5.015300943113">
                <text:p>-15.0153009431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9.6236501371881">
                <text:p>29.623650137188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5.2018153736358">
                <text:p>65.201815373635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9.3592397958548">
                <text:p>79.35923979585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6.7685754147073">
                <text:p>66.76857541470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1.1179367862827">
                <text:p>31.11793678628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5.9449115483922">
                <text:p>-15.94491154839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58.6142963137183">
                <text:p>-58.614296313718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2.2347718668824">
                <text:p>-82.23477186688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8.3330045703557">
                <text:p>-78.33300457035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47.6463081607384">
                <text:p>-47.64630816073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688843074291441">
                <text:p>-0.068884307429144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.5317574253489">
                <text:p>48.53175742534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1.6061602158451">
                <text:p>81.606160215845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7.5577482085393">
                <text:p>87.55774820853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3.8027464169567">
                <text:p>63.80274641695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7.8357994002017">
                <text:p>17.835799400201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35.1235252080509">
                <text:p>-35.123525208050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77.1682719393004">
                <text:p>-77.16827193930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93.7588549947759">
                <text:p>-93.758854994775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78.747804104087">
                <text:p>-78.74780410408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36.6390511229377">
                <text:p>-36.639051122937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8.7428625205342">
                <text:p>18.742862520534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8.7882331329476">
                <text:p>68.78823313294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6.3554597272716">
                <text:p>96.35545972727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1.6409137878829">
                <text:p>91.640913787882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.6558648328199">
                <text:p>55.65586483281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803812304542504">
                <text:p>0.080381230454250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56.522195412913">
                <text:p>-56.52219541291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94.9052700685892">
                <text:p>-94.905270068589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01.6829219444">
                <text:p>-101.682921944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73.9929423393477">
                <text:p>-73.992942339347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20.6563023976393">
                <text:p>-20.656302397639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0.6233959999059">
                <text:p>40.623395999905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9.1347259295841">
                <text:p>89.134725929584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8.158470190003">
                <text:p>108.15847019000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0.7270353627042">
                <text:p>90.727035362704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2.160169735773">
                <text:p>42.16016973577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21.5408089508858">
                <text:p>-21.540808950885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78.9621666756357">
                <text:p>-78.962166675635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110.476146680762">
                <text:p>-110.4761466807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04.948824773834">
                <text:p>-104.94882477383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63.6654253525817">
                <text:p>-63.665425352581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918827835139808">
                <text:p>-0.091882783513980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4.5126295486913">
                <text:p>64.51262954869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3cm" svg:height="9.005cm" xlink:href=".." xlink:type="simple" chart:class="chart:scatter" chart:style-name="ch1">
        <chart:legend chart:legend-position="end" svg:x="3.019cm" svg:y="0.363cm" style:legend-expansion="custom" svg:width="4.355cm" svg:height="0.598cm" style:legend-expansion-aspect-ratio="7.28260869565217" chart:style-name="ch2"/>
        <chart:plot-area chart:style-name="ch3" table:cell-range-address="table.C13:table.C142" chart:data-source-has-labels="row" svg:x="0.768cm" svg:y="0.18cm" svg:width="14.788cm" svg:height="8.644cm">
          <chart:coordinate-region svg:x="1.601cm" svg:y="0.379cm" svg:width="13.675cm" svg:height="8.24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le.C14:table.C142" chart:label-cell-address="table.C13:table.C13" chart:class="chart:scatter">
            <chart:data-point chart:repeated="1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veform to take DFT of</text:p>
                <draw:g>
                  <svg:desc>table.C13:table.C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9999682931835">
                <text:p>0.999999682931835</text:p>
                <draw:g>
                  <svg:desc>table.C14:table.C1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31911769662005">
                <text:p>0.8319117696620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83419039537906">
                <text:p>0.3834190395379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1943092050732">
                <text:p>-0.19430920507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706543440525395">
                <text:p>-0.7065434405253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980629603952355">
                <text:p>-0.9806296039523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924184003644498">
                <text:p>-0.9241840036444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556232236779017">
                <text:p>-0.5562322367790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0796407095396862">
                <text:p>-0.0007964070953968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54907860172436">
                <text:p>0.5549078601724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23574460013273">
                <text:p>0.9235744600132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80940346538657">
                <text:p>0.9809403465386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07669730195608">
                <text:p>0.7076697301956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95871413770337">
                <text:p>0.1958714137703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38194747107119">
                <text:p>-0.381947471071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831026849417716">
                <text:p>-0.8310268494177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999999682803797">
                <text:p>-0.9999996828037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831911858874197">
                <text:p>-0.8319118588741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383419188020398">
                <text:p>-0.3834191880203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4309047368029">
                <text:p>0.1943090473680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06543326753773">
                <text:p>0.7065433267537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8062957246223">
                <text:p>0.980629572462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24184065049956">
                <text:p>0.9241840650499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56232370382688">
                <text:p>0.5562323703826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796567864724489">
                <text:p>0.0007965678647244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554907726426484">
                <text:p>-0.5549077264264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923574398371208">
                <text:p>-0.9235743983712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980940377777602">
                <text:p>-0.9809403777776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707669843786139">
                <text:p>-0.7076698437861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195871571425542">
                <text:p>-0.1958715714255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81947322490691">
                <text:p>0.3819473224906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31026759992584">
                <text:p>0.8310267599925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99999682675733">
                <text:p>0.9999996826757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31911948086367">
                <text:p>0.8319119480863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83419336502879">
                <text:p>0.3834193365028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194308889662854">
                <text:p>-0.1943088896628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706543212982132">
                <text:p>-0.7065432129821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980629540972079">
                <text:p>-0.9806295409720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92418412645539">
                <text:p>-0.924184126455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556232503986344">
                <text:p>-0.5562325039863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00796728634052095">
                <text:p>-0.0007967286340520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54907592680517">
                <text:p>0.5549075926805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2357433672912">
                <text:p>0.923574336729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80940409016521">
                <text:p>0.9809404090165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07669957376653">
                <text:p>0.7076699573766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95871729080744">
                <text:p>0.1958717290807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381947173910183">
                <text:p>-0.38194717391018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83102667056743">
                <text:p>-0.831026670567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999999682547644">
                <text:p>-0.9999996825476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831912037298516">
                <text:p>-0.8319120372985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383419484985351">
                <text:p>-0.3834194849853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94308731957674">
                <text:p>0.1943087319576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70654309921047">
                <text:p>0.706543099210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80629509481902">
                <text:p>0.9806295094819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241841878608">
                <text:p>0.92418418786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6232637589986">
                <text:p>0.5562326375899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79688940337968">
                <text:p>0.000796889403379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554907458934536">
                <text:p>-0.5549074589345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923574275087008">
                <text:p>-0.9235742750870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980940440255415">
                <text:p>-0.9809404402554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70767007096715">
                <text:p>-0.707670070967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195871886735945">
                <text:p>-0.1958718867359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81947025329665">
                <text:p>0.3819470253296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31026581142254">
                <text:p>0.8310265811422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99999682419528">
                <text:p>0.9999996824195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831912126510643">
                <text:p>0.8319121265106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83419633467814">
                <text:p>0.3834196334678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194308574252493">
                <text:p>-0.19430857425249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706542985438797">
                <text:p>-0.70654298543879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9806294779917">
                <text:p>-0.98062947799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924184249266186">
                <text:p>-0.9241842492661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556232771193613">
                <text:p>-0.5562327711936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000797050172707245">
                <text:p>-0.00079705017270724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5490732518854">
                <text:p>0.554907325188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23574213444872">
                <text:p>0.9235742134448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80940471494284">
                <text:p>0.9809404714942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07670184557627">
                <text:p>0.7076701845576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95872044391136">
                <text:p>0.1958720443911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381946876749138">
                <text:p>-0.3819468767491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831026491717057">
                <text:p>-0.83102649171705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999999682291387">
                <text:p>-0.99999968229138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831912215722749">
                <text:p>-0.83191221572274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383419781950266">
                <text:p>-0.38341978195026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94308416547303">
                <text:p>0.1943084165473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706542871667102">
                <text:p>0.7065428716671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80629446501474">
                <text:p>0.98062944650147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24184310671548">
                <text:p>0.9241843106715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56232904797225">
                <text:p>0.5562329047972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797210942034789">
                <text:p>0.0007972109420347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554907191442531">
                <text:p>-0.55490719144253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923574151802712">
                <text:p>-0.9235741518027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980940502733127">
                <text:p>-0.98094050273312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707670298148085">
                <text:p>-0.70767029814808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195872202046323">
                <text:p>-0.1958722020463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819467281686">
                <text:p>0.38194672816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831026402291839">
                <text:p>0.8310264022918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9999968216322">
                <text:p>0.999999682163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31912304934833">
                <text:p>0.8319123049348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83419930432708">
                <text:p>0.3834199304327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194308258842108">
                <text:p>-0.19430825884210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706542757895387">
                <text:p>-0.70654275789538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980629415011221">
                <text:p>-0.98062941501122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924184372076886">
                <text:p>-0.92418437207688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556233038400824">
                <text:p>-0.55623303840082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000797371711362313">
                <text:p>-0.00079737171136231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54907057696506">
                <text:p>0.55490705769650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923574090160528">
                <text:p>0.92357409016052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980940533971947">
                <text:p>0.98094053397194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70767041173853">
                <text:p>0.7076704117385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95872359701505">
                <text:p>0.19587235970150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381946579588047">
                <text:p>-0.38194657958804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831026312866599">
                <text:p>-0.83102631286659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999999682035027">
                <text:p>-0.99999968203502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831912394146904">
                <text:p>-0.83191239414690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383420078915148">
                <text:p>-0.38342007891514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94308101136893">
                <text:p>0.19430810113689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70654264412365">
                <text:p>0.7065426441236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980629383520942">
                <text:p>0.98062938352094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924184433482201">
                <text:p>0.92418443348220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56233172004413">
                <text:p>0.55623317200441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0797532480704026">
                <text:p>0.00079753248070402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554906923950462">
                <text:p>-0.55490692395046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923574028518314">
                <text:p>-0.92357402851831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980940565210739">
                <text:p>-0.98094056521073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707670525328952">
                <text:p>-0.70767052532895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195872517356682">
                <text:p>-0.19587251735668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381946431007489">
                <text:p>0.38194643100748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831026223441337">
                <text:p>0.83102622344133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99999681906808">
                <text:p>0.9999996819068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21cm" svg:height="9.006cm" xlink:href=".." xlink:type="simple" chart:class="chart:scatter" chart:style-name="ch1">
        <chart:legend chart:legend-position="end" svg:x="14.816cm" svg:y="4.204cm" style:legend-expansion="high" chart:style-name="ch2"/>
        <chart:plot-area chart:style-name="ch3" table:cell-range-address="table.H14:table.I142 table.I13:table.I13" chart:data-source-has-labels="row" svg:x="0.32cm" svg:y="0.18cm" svg:width="14.176cm" svg:height="8.646cm">
          <chart:coordinate-region svg:x="0.558cm" svg:y="0.379cm" svg:width="13.751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le.I14:table.I142" chart:label-cell-address="table.I13:table.I13" chart:class="chart:scatter">
            <chart:domain table:cell-range-address="table.H14:table.H142"/>
            <chart:data-point chart:repeated="12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Oq</text:p>
                <draw:g>
                  <svg:desc>table.I13:table.I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le.H14:table.H142</svg:desc>
                </draw:g>
              </table:table-cell>
              <table:table-cell office:value-type="float" office:value="0">
                <text:p>0</text:p>
                <draw:g>
                  <svg:desc>table.I14:table.I1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17128517032801">
                <text:p>0.917128517032801</text:p>
              </table:table-cell>
              <table:table-cell office:value-type="float" office:value="1.00639536098537">
                <text:p>1.006395360985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22242483098687">
                <text:p>0.522242483098687</text:p>
              </table:table-cell>
              <table:table-cell office:value-type="float" office:value="1.55933266443111">
                <text:p>1.55933266443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593652241333734">
                <text:p>-0.593652241333734</text:p>
              </table:table-cell>
              <table:table-cell office:value-type="float" office:value="1.4787276995978">
                <text:p>1.47872769959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90261028705489">
                <text:p>-1.90261028705489</text:p>
              </table:table-cell>
              <table:table-cell office:value-type="float" office:value="0.507167148261656">
                <text:p>0.5071671482616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.67909333694887">
                <text:p>-2.67909333694887</text:p>
              </table:table-cell>
              <table:table-cell office:value-type="float" office:value="-1.18014815904084">
                <text:p>-1.180148159040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.3403604556605">
                <text:p>-2.3403604556605</text:p>
              </table:table-cell>
              <table:table-cell office:value-type="float" office:value="-2.98313094048882">
                <text:p>-2.983130940488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751090092338801">
                <text:p>-0.751090092338801</text:p>
              </table:table-cell>
              <table:table-cell office:value-type="float" office:value="-4.08964339609044">
                <text:p>-4.089643396090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4691331998798">
                <text:p>1.64691331998798</text:p>
              </table:table-cell>
              <table:table-cell office:value-type="float" office:value="-3.81813998324626">
                <text:p>-3.818139983246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95199230361325">
                <text:p>3.95199230361325</text:p>
              </table:table-cell>
              <table:table-cell office:value-type="float" office:value="-1.95140110516736">
                <text:p>-1.951401105167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13802598433438">
                <text:p>5.13802598433438</text:p>
              </table:table-cell>
              <table:table-cell office:value-type="float" office:value="1.08618899098302">
                <text:p>1.086188990983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48428033523295">
                <text:p>4.48428033523295</text:p>
              </table:table-cell>
              <table:table-cell office:value-type="float" office:value="4.30264864444375">
                <text:p>4.30264864444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92652526293185">
                <text:p>1.92652526293185</text:p>
              </table:table-cell>
              <table:table-cell office:value-type="float" office:value="6.46201448858811">
                <text:p>6.462014488588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82539448743501">
                <text:p>-1.82539448743501</text:p>
              </table:table-cell>
              <table:table-cell office:value-type="float" office:value="6.55210911609697">
                <text:p>6.552109116096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5.47549450843968">
                <text:p>-5.47549450843968</text:p>
              </table:table-cell>
              <table:table-cell office:value-type="float" office:value="4.22154619530213">
                <text:p>4.221546195302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7.5890462717584">
                <text:p>-7.5890462717584</text:p>
              </table:table-cell>
              <table:table-cell office:value-type="float" office:value="0.00637191425260432">
                <text:p>0.006371914252604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7.14507080366908">
                <text:p>-7.14507080366908</text:p>
              </table:table-cell>
              <table:table-cell office:value-type="float" office:value="-4.76652013752467">
                <text:p>-4.766520137524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98448206262537">
                <text:p>-3.98448206262537</text:p>
              </table:table-cell>
              <table:table-cell office:value-type="float" office:value="-8.39499072736599">
                <text:p>-8.394990727365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3222970062899">
                <text:p>1.03222970062899</text:p>
              </table:table-cell>
              <table:table-cell office:value-type="float" office:value="-9.40685561136628">
                <text:p>-9.406855611366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24599858951544">
                <text:p>6.24599858951544</text:p>
              </table:table-cell>
              <table:table-cell office:value-type="float" office:value="-7.1400862328968">
                <text:p>-7.14008623289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.74764668298696">
                <text:p>9.74764668298696</text:p>
              </table:table-cell>
              <table:table-cell office:value-type="float" office:value="-2.07413949731839">
                <text:p>-2.074139497318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0725659051942">
                <text:p>10.0725659051942</text:p>
              </table:table-cell>
              <table:table-cell office:value-type="float" office:value="4.23572687423184">
                <text:p>4.235726874231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79021976459917">
                <text:p>6.79021976459917</text:p>
              </table:table-cell>
              <table:table-cell office:value-type="float" office:value="9.63134505713517">
                <text:p>9.631345057135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57463212265542">
                <text:p>0.757463212265542</text:p>
              </table:table-cell>
              <table:table-cell office:value-type="float" office:value="12.0896408574964">
                <text:p>12.08964085749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6.08617451767506">
                <text:p>-6.08617451767506</text:p>
              </table:table-cell>
              <table:table-cell office:value-type="float" office:value="10.4734356205503">
                <text:p>10.47343562055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1.3405870965685">
                <text:p>-11.3405870965685</text:p>
              </table:table-cell>
              <table:table-cell office:value-type="float" office:value="5.01875595898798">
                <text:p>5.018755958987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2.9855490475503">
                <text:p>-12.9855490475503</text:p>
              </table:table-cell>
              <table:table-cell office:value-type="float" office:value="-2.64065985759292">
                <text:p>-2.640659857592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0.1456396353253">
                <text:p>-10.1456396353253</text:p>
              </table:table-cell>
              <table:table-cell office:value-type="float" office:value="-9.95499411056668">
                <text:p>-9.954994110566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3.49349877083847">
                <text:p>-3.49349877083847</text:p>
              </table:table-cell>
              <table:table-cell office:value-type="float" office:value="-14.3070507348278">
                <text:p>-14.30705073482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88097204232237">
                <text:p>4.88097204232237</text:p>
              </table:table-cell>
              <table:table-cell office:value-type="float" office:value="-13.9455823174718">
                <text:p>-13.94558231747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.1237078544215">
                <text:p>12.1237078544215</text:p>
              </table:table-cell>
              <table:table-cell office:value-type="float" office:value="-8.67140670678897">
                <text:p>-8.671406706788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5890436118996">
                <text:p>15.5890436118996</text:p>
              </table:table-cell>
              <table:table-cell office:value-type="float" office:value="-0.0127464008144508">
                <text:p>-0.01274640081445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.8003670099818">
                <text:p>13.8003670099818</text:p>
              </table:table-cell>
              <table:table-cell office:value-type="float" office:value="9.20578026512878">
                <text:p>9.205780265128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.05183798393763">
                <text:p>7.05183798393763</text:p>
              </table:table-cell>
              <table:table-cell office:value-type="float" office:value="15.7835851074733">
                <text:p>15.78358510747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.58669936107387">
                <text:p>-2.58669936107387</text:p>
              </table:table-cell>
              <table:table-cell office:value-type="float" office:value="17.2543790581243">
                <text:p>17.25437905812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1.8983431173509">
                <text:p>-11.8983431173509</text:p>
              </table:table-cell>
              <table:table-cell office:value-type="float" office:value="12.8014465836441">
                <text:p>12.80144658364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7.5926825750766">
                <text:p>-17.5926825750766</text:p>
              </table:table-cell>
              <table:table-cell office:value-type="float" office:value="3.64111436885839">
                <text:p>3.641114368858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7.4660394559264">
                <text:p>-17.4660394559264</text:p>
              </table:table-cell>
              <table:table-cell office:value-type="float" office:value="-7.29130321213476">
                <text:p>-7.291303212134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1.2400812111963">
                <text:p>-11.2400812111963</text:p>
              </table:table-cell>
              <table:table-cell office:value-type="float" office:value="-16.2795577429791">
                <text:p>-16.27955774297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763838904501505">
                <text:p>-0.763838904501505</text:p>
              </table:table-cell>
              <table:table-cell office:value-type="float" office:value="-20.089638316853">
                <text:p>-20.0896383168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.5254335754266">
                <text:p>10.5254335754266</text:p>
              </table:table-cell>
              <table:table-cell office:value-type="float" office:value="-17.1287326852488">
                <text:p>-17.12873268524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.7291809032502">
                <text:p>18.7291809032502</text:p>
              </table:table-cell>
              <table:table-cell office:value-type="float" office:value="-8.08611318852819">
                <text:p>-8.086113188528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.8330726105889">
                <text:p>20.8330726105889</text:p>
              </table:table-cell>
              <table:table-cell office:value-type="float" office:value="4.19512820091996">
                <text:p>4.195128200919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.8070007528656">
                <text:p>15.8070007528656</text:p>
              </table:table-cell>
              <table:table-cell office:value-type="float" office:value="15.6073377563431">
                <text:p>15.60733775634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06047480122827">
                <text:p>5.06047480122827</text:p>
              </table:table-cell>
              <table:table-cell office:value-type="float" office:value="22.1520864772247">
                <text:p>22.15208647722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7.93654721992156">
                <text:p>-7.93654721992156</text:p>
              </table:table-cell>
              <table:table-cell office:value-type="float" office:value="21.3390565013332">
                <text:p>21.33905650133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8.7719197696007">
                <text:p>-18.7719197696007</text:p>
              </table:table-cell>
              <table:table-cell office:value-type="float" office:value="13.1212693559341">
                <text:p>13.12126935593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23.5890409499912">
                <text:p>-23.5890409499912</text:p>
              </table:table-cell>
              <table:table-cell office:value-type="float" office:value="0.0191234596855393">
                <text:p>0.019123459685539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20.4556646436888">
                <text:p>-20.4556646436888</text:p>
              </table:table-cell>
              <table:table-cell office:value-type="float" office:value="-13.6450382527972">
                <text:p>-13.64503825279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0.1191962809693">
                <text:p>-10.1191962809693</text:p>
              </table:table-cell>
              <table:table-cell office:value-type="float" office:value="-23.1721785013069">
                <text:p>-23.172178501306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14116649823586">
                <text:p>4.14116649823586</text:p>
              </table:table-cell>
              <table:table-cell office:value-type="float" office:value="-25.1019030047046">
                <text:p>-25.10190300470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.5506858248396">
                <text:p>17.5506858248396</text:p>
              </table:table-cell>
              <table:table-cell office:value-type="float" office:value="-18.4628087518393">
                <text:p>-18.46280875183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5.4377179633231">
                <text:p>25.4377179633231</text:p>
              </table:table-cell>
              <table:table-cell office:value-type="float" office:value="-5.20809176288152">
                <text:p>-5.208091762881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4.859513989145">
                <text:p>24.859513989145</text:p>
              </table:table-cell>
              <table:table-cell office:value-type="float" office:value="10.3468771727494">
                <text:p>10.34687717274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.6899447954515">
                <text:p>15.6899447954515</text:p>
              </table:table-cell>
              <table:table-cell office:value-type="float" office:value="22.9277689980203">
                <text:p>22.92776899802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770217169046681">
                <text:p>0.770217169046681</text:p>
              </table:table-cell>
              <table:table-cell office:value-type="float" office:value="28.0896357741596">
                <text:p>28.08963577415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4.9646904932424">
                <text:p>-14.9646904932424</text:p>
              </table:table-cell>
              <table:table-cell office:value-type="float" office:value="23.7840311773412">
                <text:p>23.78403117734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26.1177737236578">
                <text:p>-26.1177737236578</text:p>
              </table:table-cell>
              <table:table-cell office:value-type="float" office:value="11.1534727937877">
                <text:p>11.153472793787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28.6805966734494">
                <text:p>-28.6805966734494</text:p>
              </table:table-cell>
              <table:table-cell office:value-type="float" office:value="-5.74959402096402">
                <text:p>-5.749594020964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21.4683636878537">
                <text:p>-21.4683636878537</text:p>
              </table:table-cell>
              <table:table-cell office:value-type="float" office:value="-21.2596795817726">
                <text:p>-21.25967958177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6.62745335410112">
                <text:p>-6.62745335410112</text:p>
              </table:table-cell>
              <table:table-cell office:value-type="float" office:value="-29.9971217157782">
                <text:p>-29.99712171577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.9921200202324">
                <text:p>10.9921200202324</text:p>
              </table:table-cell>
              <table:table-cell office:value-type="float" office:value="-28.7325316676805">
                <text:p>-28.73253166768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5.4201302539767">
                <text:p>25.4201302539767</text:p>
              </table:table-cell>
              <table:table-cell office:value-type="float" office:value="-17.5711341427371">
                <text:p>-17.57113414273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.5890382860326">
                <text:p>31.5890382860326</text:p>
              </table:table-cell>
              <table:table-cell office:value-type="float" office:value="-0.0255030908658661">
                <text:p>-0.025503090865866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7.1109637047894">
                <text:p>27.1109637047894</text:p>
              </table:table-cell>
              <table:table-cell office:value-type="float" office:value="18.0842941005295">
                <text:p>18.08429410052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.1865569537203">
                <text:p>13.1865569537203</text:p>
              </table:table-cell>
              <table:table-cell office:value-type="float" office:value="30.560770908866">
                <text:p>30.5607709088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5.69563111211481">
                <text:p>-5.69563111211481</text:p>
              </table:table-cell>
              <table:table-cell office:value-type="float" office:value="32.9494274511066">
                <text:p>32.94942745110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23.2030267119812">
                <text:p>-23.2030267119812</text:p>
              </table:table-cell>
              <table:table-cell office:value-type="float" office:value="24.1241727374819">
                <text:p>24.12417273748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3.2827528477259">
                <text:p>-33.2827528477259</text:p>
              </table:table-cell>
              <table:table-cell office:value-type="float" office:value="6.77507167938768">
                <text:p>6.775071679387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2.2529895048492">
                <text:p>-32.2529895048492</text:p>
              </table:table-cell>
              <table:table-cell office:value-type="float" office:value="-13.4024487560754">
                <text:p>-13.40244875607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20.1398105173644">
                <text:p>-20.1398105173644</text:p>
              </table:table-cell>
              <table:table-cell office:value-type="float" office:value="-29.5759788222579">
                <text:p>-29.57597882225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776598005901093">
                <text:p>-0.776598005901093</text:p>
              </table:table-cell>
              <table:table-cell office:value-type="float" office:value="-36.0896332294157">
                <text:p>-36.089633229415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.4039452711219">
                <text:p>19.4039452711219</text:p>
              </table:table-cell>
              <table:table-cell office:value-type="float" office:value="-30.4393310968271">
                <text:p>-30.439331096827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3.5063655577907">
                <text:p>33.5063655577907</text:p>
              </table:table-cell>
              <table:table-cell office:value-type="float" office:value="-14.2208347747664">
                <text:p>-14.22083477476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6.5281212361313">
                <text:p>36.5281212361313</text:p>
              </table:table-cell>
              <table:table-cell office:value-type="float" office:value="7.30405731772494">
                <text:p>7.304057317724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7.129728440289">
                <text:p>27.129728440289</text:p>
              </table:table-cell>
              <table:table-cell office:value-type="float" office:value="26.9120195868546">
                <text:p>26.912019586854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.19443442945694">
                <text:p>8.19443442945694</text:p>
              </table:table-cell>
              <table:table-cell office:value-type="float" office:value="37.8421564504877">
                <text:p>37.842156450487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4.0476904432545">
                <text:p>-14.0476904432545</text:p>
              </table:table-cell>
              <table:table-cell office:value-type="float" office:value="36.1260078165134">
                <text:p>36.12600781651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32.0683393075491">
                <text:p>-32.0683393075491</text:p>
              </table:table-cell>
              <table:table-cell office:value-type="float" office:value="22.0210010671978">
                <text:p>22.02100106719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39.5890356200231">
                <text:p>-39.5890356200231</text:p>
              </table:table-cell>
              <table:table-cell office:value-type="float" office:value="0.0318852943554468">
                <text:p>0.031885294355446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33.7662641932832">
                <text:p>-33.7662641932832</text:p>
              </table:table-cell>
              <table:table-cell office:value-type="float" office:value="-22.5235478083255">
                <text:p>-22.52354780832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6.2539200021902">
                <text:p>-16.2539200021902</text:p>
              </table:table-cell>
              <table:table-cell office:value-type="float" office:value="-37.9493623301502">
                <text:p>-37.94936233015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.2500932027106">
                <text:p>7.2500932027106</text:p>
              </table:table-cell>
              <table:table-cell office:value-type="float" office:value="-40.7969523973296">
                <text:p>-40.796952397329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8.8553657787752">
                <text:p>28.8553657787752</text:p>
              </table:table-cell>
              <table:table-cell office:value-type="float" office:value="-29.7855385405716">
                <text:p>-29.78553854057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1.1277872282845">
                <text:p>41.1277872282845</text:p>
              </table:table-cell>
              <table:table-cell office:value-type="float" office:value="-8.34205411837674">
                <text:p>-8.342054118376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9.6464660030386">
                <text:p>39.6464660030386</text:p>
              </table:table-cell>
              <table:table-cell office:value-type="float" office:value="16.4580179621127">
                <text:p>16.45801796211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4.5896783769347">
                <text:p>24.5896783769347</text:p>
              </table:table-cell>
              <table:table-cell office:value-type="float" office:value="36.2241872156917">
                <text:p>36.224187215691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782981415064739">
                <text:p>0.782981415064739</text:p>
              </table:table-cell>
              <table:table-cell office:value-type="float" office:value="44.0896306826206">
                <text:p>44.08963068262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23.8431979090648">
                <text:p>-23.8431979090648</text:p>
              </table:table-cell>
              <table:table-cell office:value-type="float" office:value="37.0946324437058">
                <text:p>37.09463244370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40.8949564056484">
                <text:p>-40.8949564056484</text:p>
              </table:table-cell>
              <table:table-cell office:value-type="float" office:value="17.288199131464">
                <text:p>17.2881991314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44.3756462986339">
                <text:p>-44.3756462986339</text:p>
              </table:table-cell>
              <table:table-cell office:value-type="float" office:value="-8.85851809120262">
                <text:p>-8.8585180912026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32.7910950101711">
                <text:p>-32.7910950101711</text:p>
              </table:table-cell>
              <table:table-cell office:value-type="float" office:value="-32.5643577715889">
                <text:p>-32.56435777158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9.76141802729558">
                <text:p>-9.76141802729558</text:p>
              </table:table-cell>
              <table:table-cell office:value-type="float" office:value="-45.6871906813526">
                <text:p>-45.68719068135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7.1032584889877">
                <text:p>17.1032584889877</text:p>
              </table:table-cell>
              <table:table-cell office:value-type="float" office:value="-43.519484947831">
                <text:p>-43.51948494783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8.7165469303174">
                <text:p>38.7165469303174</text:p>
              </table:table-cell>
              <table:table-cell office:value-type="float" office:value="-26.4708701293156">
                <text:p>-26.470870129315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7.589032951962">
                <text:p>47.589032951962</text:p>
              </table:table-cell>
              <table:table-cell office:value-type="float" office:value="-0.0382700701542973">
                <text:p>-0.038270070154297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0.4215661091697">
                <text:p>40.4215661091697</text:p>
              </table:table-cell>
              <table:table-cell office:value-type="float" office:value="26.9627993761847">
                <text:p>26.96279937618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.3212854263789">
                <text:p>19.3212854263789</text:p>
              </table:table-cell>
              <table:table-cell office:value-type="float" office:value="45.3379527651588">
                <text:p>45.337952765158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8.80455277002311">
                <text:p>-8.80455277002311</text:p>
              </table:table-cell>
              <table:table-cell office:value-type="float" office:value="48.644477843373">
                <text:p>48.64447784337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34.5077030252211">
                <text:p>-34.5077030252211</text:p>
              </table:table-cell>
              <table:table-cell office:value-type="float" office:value="35.4469061611078">
                <text:p>35.446906161107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48.9728211049982">
                <text:p>-48.9728211049982</text:p>
              </table:table-cell>
              <table:table-cell office:value-type="float" office:value="9.90903907984857">
                <text:p>9.9090390798485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47.0399434837126">
                <text:p>-47.0399434837126</text:p>
              </table:table-cell>
              <table:table-cell office:value-type="float" office:value="-19.5135847908609">
                <text:p>-19.513584790860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29.0395483741621">
                <text:p>-29.0395483741621</text:p>
              </table:table-cell>
              <table:table-cell office:value-type="float" office:value="-42.8723941783211">
                <text:p>-42.872394178321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7893673965376">
                <text:p>-0.7893673965376</text:p>
              </table:table-cell>
              <table:table-cell office:value-type="float" office:value="-52.0896281337737">
                <text:p>-52.089628133773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8.2824484070708">
                <text:p>28.2824484070708</text:p>
              </table:table-cell>
              <table:table-cell office:value-type="float" office:value="-43.749935217977">
                <text:p>-43.74993521797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8.2835462672303">
                <text:p>48.2835462672303</text:p>
              </table:table-cell>
              <table:table-cell office:value-type="float" office:value="-20.3555658638801">
                <text:p>-20.355565863880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2.2231718609567">
                <text:p>52.2231718609567</text:p>
              </table:table-cell>
              <table:table-cell office:value-type="float" office:value="10.412976341397">
                <text:p>10.41297634139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8.4524633974995">
                <text:p>38.4524633974995</text:p>
              </table:table-cell>
              <table:table-cell office:value-type="float" office:value="38.2166941359748">
                <text:p>38.216694135974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.3284041476169">
                <text:p>11.3284041476169</text:p>
              </table:table-cell>
              <table:table-cell office:value-type="float" office:value="53.5322244083723">
                <text:p>53.532224408372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20.1588241574319">
                <text:p>-20.1588241574319</text:p>
              </table:table-cell>
              <table:table-cell office:value-type="float" office:value="50.912963061633">
                <text:p>50.9129630616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45.364753122281">
                <text:p>-45.364753122281</text:p>
              </table:table-cell>
              <table:table-cell office:value-type="float" office:value="30.9207413290904">
                <text:p>30.920741329090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55.5890302818489">
                <text:p>-55.5890302818489</text:p>
              </table:table-cell>
              <table:table-cell office:value-type="float" office:value="0.0446574182623109">
                <text:p>0.044657418262310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47.0768694524483">
                <text:p>-47.0768694524483</text:p>
              </table:table-cell>
              <table:table-cell office:value-type="float" office:value="-31.4020488041068">
                <text:p>-31.402048804106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22.388653226286">
                <text:p>-22.388653226286</text:p>
              </table:table-cell>
              <table:table-cell office:value-type="float" office:value="-52.7265422138914">
                <text:p>-52.726542213891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.3590098140523">
                <text:p>10.3590098140523</text:p>
              </table:table-cell>
              <table:table-cell office:value-type="float" office:value="-56.4920037892363">
                <text:p>-56.492003789236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0.1600384513186">
                <text:p>40.1600384513186</text:p>
              </table:table-cell>
              <table:table-cell office:value-type="float" office:value="-41.1082755990902">
                <text:p>-41.108275599090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6.8178544778664">
                <text:p>56.8178544778664</text:p>
              </table:table-cell>
              <table:table-cell office:value-type="float" office:value="-11.4760265638031">
                <text:p>-11.476026563803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4.4334219468706">
                <text:p>54.4334219468706</text:p>
              </table:table-cell>
              <table:table-cell office:value-type="float" office:value="22.5691492423199">
                <text:p>22.56914924231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3.4894205090462">
                <text:p>33.4894205090462</text:p>
              </table:table-cell>
              <table:table-cell office:value-type="float" office:value="49.5205997101454">
                <text:p>49.520599710145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795755950319702">
                <text:p>0.795755950319702</text:p>
              </table:table-cell>
              <table:table-cell office:value-type="float" office:value="60.0896255828743">
                <text:p>60.089625582874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32.7216967651397">
                <text:p>-32.7216967651397</text:p>
              </table:table-cell>
              <table:table-cell office:value-type="float" office:value="50.4052394196401">
                <text:p>50.405239419640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55.6721351425358">
                <text:p>-55.6721351425358</text:p>
              </table:table-cell>
              <table:table-cell office:value-type="float" office:value="23.4229349720147">
                <text:p>23.422934972014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60.070697923099">
                <text:p>-60.070697923099</text:p>
              </table:table-cell>
              <table:table-cell office:value-type="float" office:value="-11.9674320683078">
                <text:p>-11.967432068307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44.1138336022738">
                <text:p>-44.1138336022738</text:p>
              </table:table-cell>
              <table:table-cell office:value-type="float" office:value="-43.8690286800121">
                <text:p>-43.86902868001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12.8953927904208">
                <text:p>-12.8953927904208</text:p>
              </table:table-cell>
              <table:table-cell office:value-type="float" office:value="-61.3772576315462">
                <text:p>-61.37725763154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3.2143874485866">
                <text:p>23.2143874485866</text:p>
              </table:table-cell>
              <table:table-cell office:value-type="float" office:value="-58.3064421579187">
                <text:p>-58.306442157918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2.0129578834394">
                <text:p>52.0129578834394</text:p>
              </table:table-cell>
              <table:table-cell office:value-type="float" office:value="-35.3706146665217">
                <text:p>-35.370614666521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3.5890276096831">
                <text:p>63.5890276096831</text:p>
              </table:table-cell>
              <table:table-cell office:value-type="float" office:value="-0.0510473386797009">
                <text:p>-0.051047338679700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3.7321742231185">
                <text:p>53.7321742231185</text:p>
              </table:table-cell>
              <table:table-cell office:value-type="float" office:value="35.8412960920914">
                <text:p>35.84129609209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2cm" svg:height="9.006cm" xlink:href=".." xlink:type="simple" chart:class="chart:line" chart:style-name="ch1">
        <chart:legend chart:legend-position="end" svg:x="14.438cm" svg:y="4.204cm" style:legend-expansion="high" chart:style-name="ch2"/>
        <chart:plot-area chart:style-name="ch3" table:cell-range-address="table.J13:table.J142" chart:data-source-has-labels="row" svg:x="0.32cm" svg:y="0.18cm" svg:width="13.798cm" svg:height="8.646cm">
          <chart:coordinate-region svg:x="0.941cm" svg:y="0.379cm" svg:width="13.177cm" svg:height="7.52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le.J14:table.J142" chart:label-cell-address="table.J13:table.J13" chart:class="chart:line">
            <chart:data-point chart:repeated="12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</text:p>
                <draw:g>
                  <svg:desc>table.J13:table.J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le.J14:table.J1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6160065341041">
                <text:p>1.361600653410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444620912368">
                <text:p>1.64446209123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9344237209834">
                <text:p>1.593442372098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6904657656515">
                <text:p>1.969046576565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92750589843493">
                <text:p>2.927505898434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79161670933668">
                <text:p>3.791616709336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15804274076105">
                <text:p>4.158042740761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15818667392622">
                <text:p>4.158186673926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40751737841914">
                <text:p>4.407517378419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25158238437026">
                <text:p>5.251582384370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21462432352033">
                <text:p>6.214624323520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74308021896798">
                <text:p>6.743080218967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80163207649452">
                <text:p>6.801632076494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91393465336656">
                <text:p>6.913934653366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8904894675093">
                <text:p>7.589048946750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58904831811258">
                <text:p>8.589048318112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.29257588723085">
                <text:p>9.292575887230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46332027609516">
                <text:p>9.463320276095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48648142323756">
                <text:p>9.486481423237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.9658753007793">
                <text:p>9.96587530077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9269376344688">
                <text:p>10.92693763446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7843070250717">
                <text:p>11.78430702507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.1133466301093">
                <text:p>12.11334663010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1133964666153">
                <text:p>12.11339646661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4014848736243">
                <text:p>12.40148487362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.2513232754257">
                <text:p>13.25132327542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.2139337043374">
                <text:p>14.21393370433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.7273974072402">
                <text:p>14.72739740724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.7750855920131">
                <text:p>14.77508559201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.9056226442878">
                <text:p>14.90562264428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589048822954">
                <text:p>15.5890488229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.5890481915036">
                <text:p>16.58904819150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.2872779174907">
                <text:p>17.28727791749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.447194911103">
                <text:p>17.4471949111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.4770593513927">
                <text:p>17.47705935139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.9655279364262">
                <text:p>17.96552793642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.9268496271108">
                <text:p>18.92684962711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.7829074188118">
                <text:p>19.78290741881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.1041542367243">
                <text:p>20.10415423672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.1041845234625">
                <text:p>20.10418452346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.4001824453695">
                <text:p>20.40018244536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.2512591396421">
                <text:p>21.25125913964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.2137404468871">
                <text:p>22.21374044688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.7227494046893">
                <text:p>22.72274940468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.7671718520578">
                <text:p>22.76717185205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.9031151013852">
                <text:p>22.90311510138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.5890487016131">
                <text:p>23.58904870161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.5890480689139">
                <text:p>24.58904806891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.2853315159049">
                <text:p>25.28533151590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.4412026921627">
                <text:p>25.44120269216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.4735525580791">
                <text:p>25.47355255807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5.9653945664641">
                <text:p>25.96539456646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.9268138294239">
                <text:p>26.92681382942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.7823137789294">
                <text:p>27.78231377892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.1001934586302">
                <text:p>28.10019345863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.1002153124007">
                <text:p>28.10021531240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.3996137234638">
                <text:p>28.39961372346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.2512300074883">
                <text:p>29.25123000748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.2136494875014">
                <text:p>30.21364948750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.7205216295557">
                <text:p>30.720521629555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.7633723537173">
                <text:p>30.763372353717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.9019057210264">
                <text:p>30.90190572102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.5890485808623">
                <text:p>31.58904858086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.5890479473834">
                <text:p>32.589047947383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.2843206756259">
                <text:p>33.28432067562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.4380768454321">
                <text:p>33.438076845432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.4717217792091">
                <text:p>33.47172177920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3.9653239846708">
                <text:p>33.96532398467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.926794365632">
                <text:p>34.9267943656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.7819855649458">
                <text:p>35.781985564945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.0979879092522">
                <text:p>36.09798790925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.0980050654736">
                <text:p>36.09800506547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.3992949737149">
                <text:p>36.399294973714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.2512133271135">
                <text:p>37.25121332711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.2135965787973">
                <text:p>38.21359657879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.7192143572395">
                <text:p>38.71921435723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.7611409474526">
                <text:p>38.76114094745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8.9011937341983">
                <text:p>38.901193734198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.5890484603438">
                <text:p>39.58904846034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.5890478262859">
                <text:p>40.589047826285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.2837015867354">
                <text:p>41.283701586735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.4361578377866">
                <text:p>41.436157837786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1.4705972995179">
                <text:p>41.470597299517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1.9652802827405">
                <text:p>41.96528028274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2.9267821036159">
                <text:p>42.926782103615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.7817772836893">
                <text:p>43.781777283689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.0965825617611">
                <text:p>44.09658256176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.0965967242878">
                <text:p>44.09659672428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.3990910788615">
                <text:p>44.39909107886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.251202494449">
                <text:p>45.25120249444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6.2135619601228">
                <text:p>46.21356196012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.7183547897171">
                <text:p>46.71835478971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6.759673021372">
                <text:p>46.7596730213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6.9007246384378">
                <text:p>46.900724638437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7.5890483399406">
                <text:p>47.589048339940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.5890477054074">
                <text:p>48.58904770540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9.2832834890632">
                <text:p>49.283283489063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.4348599081107">
                <text:p>49.43485990811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.4698365114666">
                <text:p>49.469836511466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9.9652505494381">
                <text:p>49.965250549438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0.926773649437">
                <text:p>50.92677364943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.7816333496409">
                <text:p>51.781633349640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2.095608836077">
                <text:p>52.09560883607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.0956209241795">
                <text:p>52.095620924179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2.3989494339203">
                <text:p>52.398949433920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.2511948739698">
                <text:p>53.251194873969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4.2135375346296">
                <text:p>54.213537534629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.7177465786017">
                <text:p>54.717746578601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4.7586340144225">
                <text:p>54.75863401442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4.9003922589449">
                <text:p>54.900392258944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5.5890482196028">
                <text:p>55.58904821960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.5890475846551">
                <text:p>56.589047584655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7.2829821772588">
                <text:p>57.28298217725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.4339235683121">
                <text:p>57.433923568312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7.4692875468466">
                <text:p>57.469287546846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7.9652290011961">
                <text:p>57.965229001196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8.9267674522213">
                <text:p>58.926767452221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9.7815279303246">
                <text:p>59.781527930324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0.0948943773304">
                <text:p>60.094894377330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.0949049432728">
                <text:p>60.094904943272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0.398845303797">
                <text:p>60.39884530379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1.2511892070495">
                <text:p>61.251189207049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2.2135193701242">
                <text:p>62.213519370124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.7172935448305">
                <text:p>62.717293544830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2.7578599199161">
                <text:p>62.757859919916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2.900144432839">
                <text:p>62.90014443283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3.5890480993058">
                <text:p>63.589048099305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4.5890474639821">
                <text:p>64.589047463982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16cm" svg:height="13.59cm" xlink:href=".." xlink:type="simple" chart:class="chart:line" chart:style-name="ch1">
        <chart:legend chart:legend-position="end" svg:x="21.308cm" svg:y="5.998cm" style:legend-expansion="high" chart:style-name="ch2"/>
        <chart:plot-area chart:style-name="ch3" table:cell-range-address="table.H130:table.J163" svg:x="0.483cm" svg:y="0.271cm" svg:width="20.342cm" svg:height="13.048cm">
          <chart:coordinate-region svg:x="1.21cm" svg:y="0.47cm" svg:width="19.428cm" svg:height="12.6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le.H130:table.H163" chart:class="chart:line">
            <chart:data-point chart:repeated="34"/>
          </chart:series>
          <chart:series chart:style-name="ch7" chart:values-cell-range-address="table.I130:table.I163" chart:class="chart:line">
            <chart:data-point chart:repeated="34"/>
          </chart:series>
          <chart:series chart:style-name="ch8" chart:values-cell-range-address="table.J130:table.J163" chart:class="chart:line">
            <chart:data-point chart:repeated="3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6.8178544778664">
                <text:p>56.8178544778664</text:p>
                <draw:g>
                  <svg:desc>table.H130:table.H163</svg:desc>
                </draw:g>
              </table:table-cell>
              <table:table-cell office:value-type="float" office:value="-11.4760265638031">
                <text:p>-11.4760265638031</text:p>
                <draw:g>
                  <svg:desc>table.I130:table.I163</svg:desc>
                </draw:g>
              </table:table-cell>
              <table:table-cell office:value-type="float" office:value="57.9652290011961">
                <text:p>57.9652290011961</text:p>
                <draw:g>
                  <svg:desc>table.J130:table.J1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4.4334219468706">
                <text:p>54.4334219468706</text:p>
              </table:table-cell>
              <table:table-cell office:value-type="float" office:value="22.5691492423199">
                <text:p>22.5691492423199</text:p>
              </table:table-cell>
              <table:table-cell office:value-type="float" office:value="58.9267674522213">
                <text:p>58.92676745222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.4894205090462">
                <text:p>33.4894205090462</text:p>
              </table:table-cell>
              <table:table-cell office:value-type="float" office:value="49.5205997101454">
                <text:p>49.5205997101454</text:p>
              </table:table-cell>
              <table:table-cell office:value-type="float" office:value="59.7815279303246">
                <text:p>59.78152793032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95755950319702">
                <text:p>0.795755950319702</text:p>
              </table:table-cell>
              <table:table-cell office:value-type="float" office:value="60.0896255828743">
                <text:p>60.0896255828743</text:p>
              </table:table-cell>
              <table:table-cell office:value-type="float" office:value="60.0948943773304">
                <text:p>60.09489437733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2.7216967651397">
                <text:p>-32.7216967651397</text:p>
              </table:table-cell>
              <table:table-cell office:value-type="float" office:value="50.4052394196401">
                <text:p>50.4052394196401</text:p>
              </table:table-cell>
              <table:table-cell office:value-type="float" office:value="60.0949049432728">
                <text:p>60.09490494327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5.6721351425358">
                <text:p>-55.6721351425358</text:p>
              </table:table-cell>
              <table:table-cell office:value-type="float" office:value="23.4229349720147">
                <text:p>23.4229349720147</text:p>
              </table:table-cell>
              <table:table-cell office:value-type="float" office:value="60.398845303797">
                <text:p>60.3988453037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60.070697923099">
                <text:p>-60.070697923099</text:p>
              </table:table-cell>
              <table:table-cell office:value-type="float" office:value="-11.9674320683078">
                <text:p>-11.9674320683078</text:p>
              </table:table-cell>
              <table:table-cell office:value-type="float" office:value="61.2511892070495">
                <text:p>61.25118920704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4.1138336022738">
                <text:p>-44.1138336022738</text:p>
              </table:table-cell>
              <table:table-cell office:value-type="float" office:value="-43.8690286800121">
                <text:p>-43.8690286800121</text:p>
              </table:table-cell>
              <table:table-cell office:value-type="float" office:value="62.2135193701242">
                <text:p>62.21351937012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2.8953927904208">
                <text:p>-12.8953927904208</text:p>
              </table:table-cell>
              <table:table-cell office:value-type="float" office:value="-61.3772576315462">
                <text:p>-61.3772576315462</text:p>
              </table:table-cell>
              <table:table-cell office:value-type="float" office:value="62.7172935448305">
                <text:p>62.71729354483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.2143874485866">
                <text:p>23.2143874485866</text:p>
              </table:table-cell>
              <table:table-cell office:value-type="float" office:value="-58.3064421579187">
                <text:p>-58.3064421579187</text:p>
              </table:table-cell>
              <table:table-cell office:value-type="float" office:value="62.7578599199161">
                <text:p>62.75785991991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.0129578834394">
                <text:p>52.0129578834394</text:p>
              </table:table-cell>
              <table:table-cell office:value-type="float" office:value="-35.3706146665217">
                <text:p>-35.3706146665217</text:p>
              </table:table-cell>
              <table:table-cell office:value-type="float" office:value="62.900144432839">
                <text:p>62.9001444328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3.5890276096831">
                <text:p>63.5890276096831</text:p>
              </table:table-cell>
              <table:table-cell office:value-type="float" office:value="-0.0510473386797009">
                <text:p>-0.0510473386797009</text:p>
              </table:table-cell>
              <table:table-cell office:value-type="float" office:value="63.5890480993058">
                <text:p>63.58904809930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3.7321742231185">
                <text:p>53.7321742231185</text:p>
              </table:table-cell>
              <table:table-cell office:value-type="float" office:value="35.8412960920914">
                <text:p>35.8412960920914</text:p>
              </table:table-cell>
              <table:table-cell office:value-type="float" office:value="64.5890474639821">
                <text:p>64.58904746398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.7643134472593">
                <text:p>24.7643134472593</text:p>
              </table:table-cell>
              <table:table-cell office:value-type="float" office:value="59.6529448710659">
                <text:p>59.6529448710659</text:p>
              </table:table-cell>
              <table:table-cell office:value-type="float" office:value="64.5890474639821">
                <text:p>64.58904746398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2.5506257447663">
                <text:p>-12.5506257447663</text:p>
              </table:table-cell>
              <table:table-cell office:value-type="float" office:value="63.3579264632243">
                <text:p>63.3579264632243</text:p>
              </table:table-cell>
              <table:table-cell office:value-type="float" office:value="64.5890474639821">
                <text:p>64.58904746398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45.6352414316953">
                <text:p>-45.6352414316953</text:p>
              </table:table-cell>
              <table:table-cell office:value-type="float" office:value="45.7074369416555">
                <text:p>45.7074369416555</text:p>
              </table:table-cell>
              <table:table-cell office:value-type="float" office:value="64.5890474639821">
                <text:p>64.58904746398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3.3380077658331">
                <text:p>-63.3380077658331</text:p>
              </table:table-cell>
              <table:table-cell office:value-type="float" office:value="12.6507637935344">
                <text:p>12.6507637935344</text:p>
              </table:table-cell>
              <table:table-cell office:value-type="float" office:value="64.5890474639821">
                <text:p>64.58904746398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59.6920167976088">
                <text:p>-59.6920167976088</text:p>
              </table:table-cell>
              <table:table-cell office:value-type="float" office:value="-24.6699854669296">
                <text:p>-24.6699854669296</text:p>
              </table:table-cell>
              <table:table-cell office:value-type="float" office:value="64.5890474639821">
                <text:p>64.58904746398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5.9261890291481">
                <text:p>-35.9261890291481</text:p>
              </table:table-cell>
              <table:table-cell office:value-type="float" office:value="-53.6754505723655">
                <text:p>-53.6754505723655</text:p>
              </table:table-cell>
              <table:table-cell office:value-type="float" office:value="64.5890474639821">
                <text:p>64.58904746398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510525306485903">
                <text:p>-0.0510525306485903</text:p>
              </table:table-cell>
              <table:table-cell office:value-type="float" office:value="-64.5890272874863">
                <text:p>-64.5890272874863</text:p>
              </table:table-cell>
              <table:table-cell office:value-type="float" office:value="64.5890474639821">
                <text:p>64.58904746398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.8412917728472">
                <text:p>35.8412917728472</text:p>
              </table:table-cell>
              <table:table-cell office:value-type="float" office:value="-53.7321771042098">
                <text:p>-53.7321771042098</text:p>
              </table:table-cell>
              <table:table-cell office:value-type="float" office:value="64.5890474639821">
                <text:p>64.58904746398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9.652942880394">
                <text:p>59.652942880394</text:p>
              </table:table-cell>
              <table:table-cell office:value-type="float" office:value="-24.7643182424427">
                <text:p>-24.7643182424427</text:p>
              </table:table-cell>
              <table:table-cell office:value-type="float" office:value="64.5890474639821">
                <text:p>64.58904746398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3.3579274721023">
                <text:p>63.3579274721023</text:p>
              </table:table-cell>
              <table:table-cell office:value-type="float" office:value="12.550620651759">
                <text:p>12.550620651759</text:p>
              </table:table-cell>
              <table:table-cell office:value-type="float" office:value="64.5890474639821">
                <text:p>64.58904746398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.7074406100301">
                <text:p>45.7074406100301</text:p>
              </table:table-cell>
              <table:table-cell office:value-type="float" office:value="45.635237757517">
                <text:p>45.635237757517</text:p>
              </table:table-cell>
              <table:table-cell office:value-type="float" office:value="64.5890474639821">
                <text:p>64.58904746398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6507688849404">
                <text:p>12.6507688849404</text:p>
              </table:table-cell>
              <table:table-cell office:value-type="float" office:value="63.3380067489052">
                <text:p>63.3380067489052</text:p>
              </table:table-cell>
              <table:table-cell office:value-type="float" office:value="64.5890474639821">
                <text:p>64.58904746398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4.6699806686053">
                <text:p>-24.6699806686053</text:p>
              </table:table-cell>
              <table:table-cell office:value-type="float" office:value="59.6920187806977">
                <text:p>59.6920187806977</text:p>
              </table:table-cell>
              <table:table-cell office:value-type="float" office:value="64.5890474639821">
                <text:p>64.58904746398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53.6754476844498">
                <text:p>-53.6754476844498</text:p>
              </table:table-cell>
              <table:table-cell office:value-type="float" office:value="35.9261933438324">
                <text:p>35.9261933438324</text:p>
              </table:table-cell>
              <table:table-cell office:value-type="float" office:value="64.5890474639821">
                <text:p>64.58904746398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64.5890272833822">
                <text:p>-64.5890272833822</text:p>
              </table:table-cell>
              <table:table-cell office:value-type="float" office:value="0.0510577226174872">
                <text:p>0.0510577226174872</text:p>
              </table:table-cell>
              <table:table-cell office:value-type="float" office:value="64.5890474639821">
                <text:p>64.58904746398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53.7321799853007">
                <text:p>-53.7321799853007</text:p>
              </table:table-cell>
              <table:table-cell office:value-type="float" office:value="-35.8412874536027">
                <text:p>-35.8412874536027</text:p>
              </table:table-cell>
              <table:table-cell office:value-type="float" office:value="64.5890474639821">
                <text:p>64.58904746398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4.7643230376259">
                <text:p>-24.7643230376259</text:p>
              </table:table-cell>
              <table:table-cell office:value-type="float" office:value="-59.6529408897218">
                <text:p>-59.6529408897218</text:p>
              </table:table-cell>
              <table:table-cell office:value-type="float" office:value="64.5890474639821">
                <text:p>64.58904746398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.5506155587516">
                <text:p>12.5506155587516</text:p>
              </table:table-cell>
              <table:table-cell office:value-type="float" office:value="-63.3579284809798">
                <text:p>-63.3579284809798</text:p>
              </table:table-cell>
              <table:table-cell office:value-type="float" office:value="64.5890474639821">
                <text:p>64.58904746398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5.6352340833384">
                <text:p>45.6352340833384</text:p>
              </table:table-cell>
              <table:table-cell office:value-type="float" office:value="-45.7074442784044">
                <text:p>-45.7074442784044</text:p>
              </table:table-cell>
              <table:table-cell office:value-type="float" office:value="64.5890474639821">
                <text:p>64.58904746398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3.3380057319768">
                <text:p>63.3380057319768</text:p>
              </table:table-cell>
              <table:table-cell office:value-type="float" office:value="-12.6507739763464">
                <text:p>-12.6507739763464</text:p>
              </table:table-cell>
              <table:table-cell office:value-type="float" office:value="64.5890474639821">
                <text:p>64.58904746398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9.6920207637863">
                <text:p>59.6920207637863</text:p>
              </table:table-cell>
              <table:table-cell office:value-type="float" office:value="24.6699758702808">
                <text:p>24.6699758702808</text:p>
              </table:table-cell>
              <table:table-cell office:value-type="float" office:value="64.5890474639821">
                <text:p>64.589047463982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